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77.19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15.8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18.57mm"/>
    </style:style>
    <style:style style:name="co8" style:family="table-column">
      <style:table-column-properties fo:break-before="auto" style:column-width="6.97mm"/>
    </style:style>
    <style:style style:name="co9" style:family="table-column">
      <style:table-column-properties fo:break-before="auto" style:column-width="33.78mm"/>
    </style:style>
    <style:style style:name="co10" style:family="table-column">
      <style:table-column-properties fo:break-before="auto" style:column-width="37.09mm"/>
    </style:style>
    <style:style style:name="co11" style:family="table-column">
      <style:table-column-properties fo:break-before="auto" style:column-width="26.58mm"/>
    </style:style>
    <style:style style:name="co12" style:family="table-column">
      <style:table-column-properties fo:break-before="auto" style:column-width="29.35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89mm"/>
    </style:style>
    <style:style style:name="co15" style:family="table-column">
      <style:table-column-properties fo:break-before="auto" style:column-width="18.86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21.61mm"/>
    </style:style>
    <style:style style:name="co18" style:family="table-column">
      <style:table-column-properties fo:break-before="auto" style:column-width="8.89mm"/>
    </style:style>
    <style:style style:name="co19" style:family="table-column">
      <style:table-column-properties fo:break-before="auto" style:column-width="20.51mm"/>
    </style:style>
    <style:style style:name="co20" style:family="table-column">
      <style:table-column-properties fo:break-before="auto" style:column-width="23.55mm"/>
    </style:style>
    <style:style style:name="co21" style:family="table-column">
      <style:table-column-properties fo:break-before="auto" style:column-width="27.98mm"/>
    </style:style>
    <style:style style:name="co22" style:family="table-column">
      <style:table-column-properties fo:break-before="auto" style:column-width="26.04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42.62mm"/>
    </style:style>
    <style:style style:name="co25" style:family="table-column">
      <style:table-column-properties fo:break-before="auto" style:column-width="40.13mm"/>
    </style:style>
    <style:style style:name="co26" style:family="table-column">
      <style:table-column-properties fo:break-before="auto" style:column-width="3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1"/>
    <style:style style:name="ce4" style:family="table-cell" style:parent-style-name="Default" style:data-style-name="N107"/>
    <style:style style:name="ce5" style:family="table-cell" style:parent-style-name="Default" style:data-style-name="N2"/>
    <style:style style:name="ce6" style:family="table-cell" style:parent-style-name="Default" style:data-style-name="N108"/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ce3"/>
        <table:table-column table:style-name="co8" table:default-cell-style-name="ce3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ce4"/>
        <table:table-column table:style-name="co18" table:default-cell-style-name="ce3"/>
        <table:table-column table:style-name="co19" table:default-cell-style-name="Default"/>
        <table:table-column table:style-name="co20" table:default-cell-style-name="ce5"/>
        <table:table-column table:style-name="co13" table:number-columns-repeated="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UENTA,C,8</text:p>
          </table:table-cell>
          <table:table-cell office:value-type="string" calcext:value-type="string">
            <text:p>NIT,C,14</text:p>
          </table:table-cell>
          <table:table-cell office:value-type="string" calcext:value-type="string">
            <text:p>NOMBRE,C,35</text:p>
          </table:table-cell>
          <table:table-cell office:value-type="string" calcext:value-type="string">
            <text:p>FECHA_DESE,D</text:p>
          </table:table-cell>
          <table:table-cell office:value-type="string" calcext:value-type="string">
            <text:p>DOCUMENTO,C,13</text:p>
          </table:table-cell>
          <table:table-cell office:value-type="string" calcext:value-type="string">
            <text:p>NRO_ORDEN,C,12</text:p>
          </table:table-cell>
          <table:table-cell office:value-type="string" calcext:value-type="string">
            <text:p>VALOR_PRES,N,10,0</text:p>
          </table:table-cell>
          <table:table-cell office:value-type="string" calcext:value-type="string">
            <text:p>CUOTAS,N,3,0</text:p>
          </table:table-cell>
          <table:table-cell office:value-type="string" calcext:value-type="string">
            <text:p>CUOTAFIJA,N,10,0</text:p>
          </table:table-cell>
          <table:table-cell office:value-type="string" calcext:value-type="string">
            <text:p>S_ANTERIOR,N,10,0</text:p>
          </table:table-cell>
          <table:table-cell office:value-type="string" calcext:value-type="string">
            <text:p>VALOR,N,10,0</text:p>
          </table:table-cell>
          <table:table-cell office:value-type="string" calcext:value-type="string">
            <text:p>VR_INTE,N,10,0</text:p>
          </table:table-cell>
          <table:table-cell office:value-type="string" calcext:value-type="string">
            <text:p>RETIRO_SIS,C,10</text:p>
          </table:table-cell>
          <table:table-cell office:value-type="string" calcext:value-type="string">
            <text:p>S_SIGUIENT,N,11,0</text:p>
          </table:table-cell>
          <table:table-cell office:value-type="string" calcext:value-type="string">
            <text:p>NUMERO,N,3,0</text:p>
          </table:table-cell>
          <table:table-cell office:value-type="string" calcext:value-type="string">
            <text:p>FECHA,D</text:p>
          </table:table-cell>
          <table:table-cell office:value-type="string" calcext:value-type="string">
            <text:p>TP,C,2</text:p>
          </table:table-cell>
          <table:table-cell office:value-type="string" calcext:value-type="string">
            <text:p>COD_CTA,C,10</text:p>
          </table:table-cell>
          <table:table-cell office:value-type="string" calcext:value-type="string">
            <text:p>INTERES,N,10,7</text:p>
          </table:table-cell>
          <table:table-cell office:value-type="string" calcext:value-type="string">
            <text:p>COD_CENT,N,4,0</text:p>
          </table:table-cell>
          <table:table-cell office:value-type="string" calcext:value-type="string">
            <text:p>F_CANCELAC,C,13</text:p>
          </table:table-cell>
          <table:table-cell office:value-type="string" calcext:value-type="string">
            <text:p>V_CANCELAC,N,18,2</text:p>
          </table:table-cell>
          <table:table-cell office:value-type="string" calcext:value-type="string">
            <text:p>FECHA_CON,C,8</text:p>
          </table:table-cell>
          <table:table-cell office:value-type="string" calcext:value-type="string">
            <text:p>VR_CONSIG,C,10</text:p>
          </table:table-cell>
          <table:table-cell office:value-type="string" calcext:value-type="string">
            <text:p>VENCIMIENT,D</text:p>
          </table:table-cell>
        </table:table-row>
        <table:table-row table:style-name="ro1">
          <table:table-cell table:style-name="ce1" office:value-type="string" calcext:value-type="string">
            <text:p>0244</text:p>
          </table:table-cell>
          <table:table-cell table:style-name="ce1" office:value-type="string" calcext:value-type="string">
            <text:p>88136973</text:p>
          </table:table-cell>
          <table:table-cell office:value-type="string" calcext:value-type="string">
            <text:p>HENRRY ELISEO NAVARRO CHINCHILLA</text:p>
          </table:table-cell>
          <table:table-cell table:style-name="ce2" office:value-type="date" office:date-value="2011-05-04" calcext:value-type="date">
            <text:p>04/05/11</text:p>
          </table:table-cell>
          <table:table-cell office:value-type="string" calcext:value-type="string">
            <text:p>CE5990</text:p>
          </table:table-cell>
          <table:table-cell table:style-name="ce1" office:value-type="string" calcext:value-type="string">
            <text:p>01358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0" calcext:value-type="float">
            <text:p>60</text:p>
          </table:table-cell>
          <table:table-cell office:value-type="float" office:value="152361" calcext:value-type="float">
            <text:p>152361</text:p>
          </table:table-cell>
          <table:table-cell office:value-type="float" office:value="728651" calcext:value-type="float">
            <text:p>728651</text:p>
          </table:table-cell>
          <table:table-cell office:value-type="float" office:value="141431" calcext:value-type="float">
            <text:p>141431</text:p>
          </table:table-cell>
          <table:table-cell office:value-type="float" office:value="10930" calcext:value-type="float">
            <text:p>10930</text:p>
          </table:table-cell>
          <table:table-cell/>
          <table:table-cell office:value-type="float" office:value="587220" calcext:value-type="float">
            <text:p>587220</text:p>
          </table:table-cell>
          <table:table-cell office:value-type="float" office:value="56" calcext:value-type="float">
            <text:p>56</text:p>
          </table:table-cell>
          <table:table-cell table:style-name="ce2" office:value-type="date" office:date-value="2015-12-03" calcext:value-type="date">
            <text:p>03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5000323" calcext:value-type="float">
            <text:p>1,5000323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4-02" calcext:value-type="date">
            <text:p>02/04/16</text:p>
          </table:table-cell>
        </table:table-row>
        <table:table-row table:style-name="ro1">
          <table:table-cell table:style-name="ce1" office:value-type="string" calcext:value-type="string">
            <text:p>0162</text:p>
          </table:table-cell>
          <table:table-cell table:style-name="ce1" office:value-type="string" calcext:value-type="string">
            <text:p>37319855</text:p>
          </table:table-cell>
          <table:table-cell office:value-type="string" calcext:value-type="string">
            <text:p>CARMEN AMANDA IBA¥EZ RUEDA</text:p>
          </table:table-cell>
          <table:table-cell table:style-name="ce2" office:value-type="date" office:date-value="2012-06-10" calcext:value-type="date">
            <text:p>10/06/12</text:p>
          </table:table-cell>
          <table:table-cell office:value-type="string" calcext:value-type="string">
            <text:p>CE6457</text:p>
          </table:table-cell>
          <table:table-cell table:style-name="ce1" office:value-type="string" calcext:value-type="string">
            <text:p>014935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60" calcext:value-type="float">
            <text:p>60</text:p>
          </table:table-cell>
          <table:table-cell office:value-type="float" office:value="162518" calcext:value-type="float">
            <text:p>162518</text:p>
          </table:table-cell>
          <table:table-cell office:value-type="float" office:value="2547065" calcext:value-type="float">
            <text:p>2547065</text:p>
          </table:table-cell>
          <table:table-cell office:value-type="float" office:value="124312" calcext:value-type="float">
            <text:p>124312</text:p>
          </table:table-cell>
          <table:table-cell office:value-type="float" office:value="38206" calcext:value-type="float">
            <text:p>38206</text:p>
          </table:table-cell>
          <table:table-cell/>
          <table:table-cell office:value-type="float" office:value="2422753" calcext:value-type="float">
            <text:p>2422753</text:p>
          </table:table-cell>
          <table:table-cell office:value-type="float" office:value="43" calcext:value-type="float">
            <text:p>43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500001" calcext:value-type="float">
            <text:p>1,500001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5-09" calcext:value-type="date">
            <text:p>09/05/17</text:p>
          </table:table-cell>
        </table:table-row>
        <table:table-row table:style-name="ro1">
          <table:table-cell table:style-name="ce1" office:value-type="string" calcext:value-type="string">
            <text:p>0352</text:p>
          </table:table-cell>
          <table:table-cell table:style-name="ce1" office:value-type="string" calcext:value-type="string">
            <text:p>13175050</text:p>
          </table:table-cell>
          <table:table-cell office:value-type="string" calcext:value-type="string">
            <text:p>YEISON ANTONIO SANCHEZ SANGUINO</text:p>
          </table:table-cell>
          <table:table-cell table:style-name="ce2" office:value-type="date" office:date-value="2012-08-10" calcext:value-type="date">
            <text:p>10/08/12</text:p>
          </table:table-cell>
          <table:table-cell office:value-type="string" calcext:value-type="string">
            <text:p>CE6495</text:p>
          </table:table-cell>
          <table:table-cell table:style-name="ce1" office:value-type="string" calcext:value-type="string">
            <text:p>015073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60" calcext:value-type="float">
            <text:p>60</text:p>
          </table:table-cell>
          <table:table-cell office:value-type="float" office:value="111731" calcext:value-type="float">
            <text:p>111731</text:p>
          </table:table-cell>
          <table:table-cell office:value-type="float" office:value="1918276" calcext:value-type="float">
            <text:p>1918276</text:p>
          </table:table-cell>
          <table:table-cell office:value-type="float" office:value="82957" calcext:value-type="float">
            <text:p>82957</text:p>
          </table:table-cell>
          <table:table-cell office:value-type="float" office:value="28774" calcext:value-type="float">
            <text:p>28774</text:p>
          </table:table-cell>
          <table:table-cell/>
          <table:table-cell office:value-type="float" office:value="1835319" calcext:value-type="float">
            <text:p>1835319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4999927" calcext:value-type="float">
            <text:p>1,499992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7-09" calcext:value-type="date">
            <text:p>09/07/17</text:p>
          </table:table-cell>
        </table:table-row>
        <table:table-row table:style-name="ro1">
          <table:table-cell table:style-name="ce1" office:value-type="string" calcext:value-type="string">
            <text:p>0299</text:p>
          </table:table-cell>
          <table:table-cell table:style-name="ce1" office:value-type="string" calcext:value-type="string">
            <text:p>37180514</text:p>
          </table:table-cell>
          <table:table-cell office:value-type="string" calcext:value-type="string">
            <text:p>CLAUDIA MARCELA PEREZ QUINTERO</text:p>
          </table:table-cell>
          <table:table-cell table:style-name="ce2" office:value-type="date" office:date-value="2013-04-17" calcext:value-type="date">
            <text:p>17/04/13</text:p>
          </table:table-cell>
          <table:table-cell table:style-name="ce1" office:value-type="string" calcext:value-type="string">
            <text:p>6797</text:p>
          </table:table-cell>
          <table:table-cell table:style-name="ce1" office:value-type="string" calcext:value-type="string">
            <text:p>015690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36" calcext:value-type="float">
            <text:p>36</text:p>
          </table:table-cell>
          <table:table-cell office:value-type="float" office:value="155455" calcext:value-type="float">
            <text:p>155455</text:p>
          </table:table-cell>
          <table:table-cell office:value-type="float" office:value="743500" calcext:value-type="float">
            <text:p>743500</text:p>
          </table:table-cell>
          <table:table-cell office:value-type="float" office:value="144302" calcext:value-type="float">
            <text:p>144302</text:p>
          </table:table-cell>
          <table:table-cell office:value-type="float" office:value="11153" calcext:value-type="float">
            <text:p>11153</text:p>
          </table:table-cell>
          <table:table-cell/>
          <table:table-cell office:value-type="float" office:value="599198" calcext:value-type="float">
            <text:p>599198</text:p>
          </table:table-cell>
          <table:table-cell office:value-type="float" office:value="32" calcext:value-type="float">
            <text:p>32</text:p>
          </table:table-cell>
          <table:table-cell table:style-name="ce2" office:value-type="date" office:date-value="2015-12-17" calcext:value-type="date">
            <text:p>17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5000672" calcext:value-type="float">
            <text:p>1,5000672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4-16" calcext:value-type="date">
            <text:p>16/04/16</text:p>
          </table:table-cell>
        </table:table-row>
        <table:table-row table:style-name="ro1">
          <table:table-cell table:style-name="ce1" office:value-type="string" calcext:value-type="string">
            <text:p>0014</text:p>
          </table:table-cell>
          <table:table-cell table:style-name="ce1" office:value-type="string" calcext:value-type="string">
            <text:p>37333033</text:p>
          </table:table-cell>
          <table:table-cell office:value-type="string" calcext:value-type="string">
            <text:p>YEGNY KARINA AMAYA TORRADO</text:p>
          </table:table-cell>
          <table:table-cell table:style-name="ce2" office:value-type="date" office:date-value="2013-05-20" calcext:value-type="date">
            <text:p>20/05/13</text:p>
          </table:table-cell>
          <table:table-cell office:value-type="string" calcext:value-type="string">
            <text:p>CE6845</text:p>
          </table:table-cell>
          <table:table-cell table:style-name="ce1" office:value-type="string" calcext:value-type="string">
            <text:p>015772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6" calcext:value-type="float">
            <text:p>36</text:p>
          </table:table-cell>
          <table:table-cell office:value-type="float" office:value="253067" calcext:value-type="float">
            <text:p>253067</text:p>
          </table:table-cell>
          <table:table-cell office:value-type="float" office:value="1441762" calcext:value-type="float">
            <text:p>1441762</text:p>
          </table:table-cell>
          <table:table-cell office:value-type="float" office:value="231441" calcext:value-type="float">
            <text:p>231441</text:p>
          </table:table-cell>
          <table:table-cell office:value-type="float" office:value="21626" calcext:value-type="float">
            <text:p>21626</text:p>
          </table:table-cell>
          <table:table-cell/>
          <table:table-cell office:value-type="float" office:value="1210321" calcext:value-type="float">
            <text:p>1210321</text:p>
          </table:table-cell>
          <table:table-cell office:value-type="float" office:value="31" calcext:value-type="float">
            <text:p>31</text:p>
          </table:table-cell>
          <table:table-cell table:style-name="ce2" office:value-type="date" office:date-value="2015-12-20" calcext:value-type="date">
            <text:p>2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4999702" calcext:value-type="float">
            <text:p>1,499970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5-19" calcext:value-type="date">
            <text:p>19/05/16</text:p>
          </table:table-cell>
        </table:table-row>
        <table:table-row table:style-name="ro1">
          <table:table-cell table:style-name="ce1" office:value-type="string" calcext:value-type="string">
            <text:p>0326</text:p>
          </table:table-cell>
          <table:table-cell table:style-name="ce1" office:value-type="string" calcext:value-type="string">
            <text:p>37325197</text:p>
          </table:table-cell>
          <table:table-cell office:value-type="string" calcext:value-type="string">
            <text:p>NANCY RIOS GUARIN</text:p>
          </table:table-cell>
          <table:table-cell table:style-name="ce2" office:value-type="date" office:date-value="2013-09-12" calcext:value-type="date">
            <text:p>12/09/13</text:p>
          </table:table-cell>
          <table:table-cell office:value-type="string" calcext:value-type="string">
            <text:p>CE6983</text:p>
          </table:table-cell>
          <table:table-cell table:style-name="ce1" office:value-type="string" calcext:value-type="string">
            <text:p>016026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40" calcext:value-type="float">
            <text:p>40</text:p>
          </table:table-cell>
          <table:table-cell office:value-type="float" office:value="209426" calcext:value-type="float">
            <text:p>209426</text:p>
          </table:table-cell>
          <table:table-cell office:value-type="float" office:value="2664873" calcext:value-type="float">
            <text:p>2664873</text:p>
          </table:table-cell>
          <table:table-cell office:value-type="float" office:value="174783" calcext:value-type="float">
            <text:p>174783</text:p>
          </table:table-cell>
          <table:table-cell office:value-type="float" office:value="34643" calcext:value-type="float">
            <text:p>34643</text:p>
          </table:table-cell>
          <table:table-cell/>
          <table:table-cell office:value-type="float" office:value="2490090" calcext:value-type="float">
            <text:p>2490090</text:p>
          </table:table-cell>
          <table:table-cell office:value-type="float" office:value="27" calcext:value-type="float">
            <text:p>27</text:p>
          </table:table-cell>
          <table:table-cell table:style-name="ce2" office:value-type="date" office:date-value="2015-12-12" calcext:value-type="date">
            <text:p>12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69" calcext:value-type="float">
            <text:p>1,2999869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1-11" calcext:value-type="date">
            <text:p>11/01/17</text:p>
          </table:table-cell>
        </table:table-row>
        <table:table-row table:style-name="ro1">
          <table:table-cell table:style-name="ce1" office:value-type="string" calcext:value-type="string">
            <text:p>0342</text:p>
          </table:table-cell>
          <table:table-cell table:style-name="ce1" office:value-type="string" calcext:value-type="string">
            <text:p>13350658</text:p>
          </table:table-cell>
          <table:table-cell office:value-type="string" calcext:value-type="string">
            <text:p>EDGAR ANTONIO SANCHEZ ORTIZ</text:p>
          </table:table-cell>
          <table:table-cell table:style-name="ce2" office:value-type="date" office:date-value="2014-03-18" calcext:value-type="date">
            <text:p>18/03/14</text:p>
          </table:table-cell>
          <table:table-cell office:value-type="string" calcext:value-type="string">
            <text:p>CE7207</text:p>
          </table:table-cell>
          <table:table-cell table:style-name="ce1" office:value-type="string" calcext:value-type="string">
            <text:p>01641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0" calcext:value-type="float">
            <text:p>60</text:p>
          </table:table-cell>
          <table:table-cell office:value-type="float" office:value="482121" calcext:value-type="float">
            <text:p>482121</text:p>
          </table:table-cell>
          <table:table-cell office:value-type="float" office:value="14963682" calcext:value-type="float">
            <text:p>14963682</text:p>
          </table:table-cell>
          <table:table-cell office:value-type="float" office:value="287593" calcext:value-type="float">
            <text:p>287593</text:p>
          </table:table-cell>
          <table:table-cell office:value-type="float" office:value="194528" calcext:value-type="float">
            <text:p>194528</text:p>
          </table:table-cell>
          <table:table-cell/>
          <table:table-cell office:value-type="float" office:value="14676089" calcext:value-type="float">
            <text:p>14676089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15-12-18" calcext:value-type="date">
            <text:p>1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09" calcext:value-type="float">
            <text:p>1,3000009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9-03-17" calcext:value-type="date">
            <text:p>17/03/19</text:p>
          </table:table-cell>
        </table:table-row>
        <table:table-row table:style-name="ro1"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8674363</text:p>
          </table:table-cell>
          <table:table-cell office:value-type="string" calcext:value-type="string">
            <text:p>JOSE GABRIEL ARRIETA BAYONA</text:p>
          </table:table-cell>
          <table:table-cell table:style-name="ce2" office:value-type="date" office:date-value="2014-07-17" calcext:value-type="date">
            <text:p>17/07/14</text:p>
          </table:table-cell>
          <table:table-cell office:value-type="string" calcext:value-type="string">
            <text:p>CE7348</text:p>
          </table:table-cell>
          <table:table-cell table:style-name="ce1" office:value-type="string" calcext:value-type="string">
            <text:p>016717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0" calcext:value-type="float">
            <text:p>60</text:p>
          </table:table-cell>
          <table:table-cell office:value-type="float" office:value="482121" calcext:value-type="float">
            <text:p>482121</text:p>
          </table:table-cell>
          <table:table-cell office:value-type="float" office:value="16077617" calcext:value-type="float">
            <text:p>16077617</text:p>
          </table:table-cell>
          <table:table-cell office:value-type="float" office:value="273112" calcext:value-type="float">
            <text:p>273112</text:p>
          </table:table-cell>
          <table:table-cell office:value-type="float" office:value="209009" calcext:value-type="float">
            <text:p>209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5-12-17" calcext:value-type="date">
            <text:p>17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999" calcext:value-type="float">
            <text:p>1,2999999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1/12/2015</text:p>
          </table:table-cell>
          <table:table-cell office:value-type="float" office:value="15804505" calcext:value-type="float">
            <text:p>15804505,00</text:p>
          </table:table-cell>
          <table:table-cell table:number-columns-repeated="2"/>
          <table:table-cell table:style-name="ce2" office:value-type="date" office:date-value="2019-07-16" calcext:value-type="date">
            <text:p>16/07/19</text:p>
          </table:table-cell>
        </table:table-row>
        <table:table-row table:style-name="ro1"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37326418</text:p>
          </table:table-cell>
          <table:table-cell office:value-type="string" calcext:value-type="string">
            <text:p>PATRICIA FUENTES CAICEDO</text:p>
          </table:table-cell>
          <table:table-cell table:style-name="ce2" office:value-type="date" office:date-value="2014-07-29" calcext:value-type="date">
            <text:p>29/07/14</text:p>
          </table:table-cell>
          <table:table-cell office:value-type="string" calcext:value-type="string">
            <text:p>CE7359</text:p>
          </table:table-cell>
          <table:table-cell table:style-name="ce1" office:value-type="string" calcext:value-type="string">
            <text:p>016719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60" calcext:value-type="float">
            <text:p>60</text:p>
          </table:table-cell>
          <table:table-cell office:value-type="float" office:value="137404" calcext:value-type="float">
            <text:p>137404</text:p>
          </table:table-cell>
          <table:table-cell office:value-type="float" office:value="4582130" calcext:value-type="float">
            <text:p>4582130</text:p>
          </table:table-cell>
          <table:table-cell office:value-type="float" office:value="77836" calcext:value-type="float">
            <text:p>77836</text:p>
          </table:table-cell>
          <table:table-cell office:value-type="float" office:value="59568" calcext:value-type="float">
            <text:p>59568</text:p>
          </table:table-cell>
          <table:table-cell/>
          <table:table-cell office:value-type="float" office:value="4504294" calcext:value-type="float">
            <text:p>4504294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5-12-28" calcext:value-type="date">
            <text:p>2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68" calcext:value-type="float">
            <text:p>1,300006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9-07-27" calcext:value-type="date">
            <text:p>27/07/19</text:p>
          </table:table-cell>
        </table:table-row>
        <table:table-row table:style-name="ro1">
          <table:table-cell table:style-name="ce1" office:value-type="string" calcext:value-type="string">
            <text:p>0121</text:p>
          </table:table-cell>
          <table:table-cell table:style-name="ce1" office:value-type="string" calcext:value-type="string">
            <text:p>31153553</text:p>
          </table:table-cell>
          <table:table-cell office:value-type="string" calcext:value-type="string">
            <text:p>CARMEN LICETH GARCIA QUINTERO</text:p>
          </table:table-cell>
          <table:table-cell table:style-name="ce2" office:value-type="date" office:date-value="2014-07-29" calcext:value-type="date">
            <text:p>29/07/14</text:p>
          </table:table-cell>
          <table:table-cell office:value-type="string" calcext:value-type="string">
            <text:p>CE7360</text:p>
          </table:table-cell>
          <table:table-cell table:style-name="ce1" office:value-type="string" calcext:value-type="string">
            <text:p>01672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8" calcext:value-type="float">
            <text:p>18</text:p>
          </table:table-cell>
          <table:table-cell office:value-type="float" office:value="188003" calcext:value-type="float">
            <text:p>188003</text:p>
          </table:table-cell>
          <table:table-cell office:value-type="float" office:value="368789" calcext:value-type="float">
            <text:p>368789</text:p>
          </table:table-cell>
          <table:table-cell office:value-type="float" office:value="183209" calcext:value-type="float">
            <text:p>183209</text:p>
          </table:table-cell>
          <table:table-cell office:value-type="float" office:value="4794" calcext:value-type="float">
            <text:p>4794</text:p>
          </table:table-cell>
          <table:table-cell/>
          <table:table-cell office:value-type="float" office:value="185580" calcext:value-type="float">
            <text:p>185580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5-12-28" calcext:value-type="date">
            <text:p>2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303" calcext:value-type="float">
            <text:p>1,299930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1-28" calcext:value-type="date">
            <text:p>28/01/16</text:p>
          </table:table-cell>
        </table:table-row>
        <table:table-row table:style-name="ro1">
          <table:table-cell table:style-name="ce1" office:value-type="string" calcext:value-type="string">
            <text:p>0181</text:p>
          </table:table-cell>
          <table:table-cell table:style-name="ce1" office:value-type="string" calcext:value-type="string">
            <text:p>13356592</text:p>
          </table:table-cell>
          <table:table-cell office:value-type="string" calcext:value-type="string">
            <text:p>LUIS AUGUSTO JACOME GOMEZ</text:p>
          </table:table-cell>
          <table:table-cell table:style-name="ce2" office:value-type="date" office:date-value="2014-07-29" calcext:value-type="date">
            <text:p>29/07/14</text:p>
          </table:table-cell>
          <table:table-cell office:value-type="string" calcext:value-type="string">
            <text:p>CE7361</text:p>
          </table:table-cell>
          <table:table-cell table:style-name="ce1" office:value-type="string" calcext:value-type="string">
            <text:p>0167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" calcext:value-type="float">
            <text:p>24</text:p>
          </table:table-cell>
          <table:table-cell office:value-type="float" office:value="487722" calcext:value-type="float">
            <text:p>487722</text:p>
          </table:table-cell>
          <table:table-cell office:value-type="float" office:value="3683073" calcext:value-type="float">
            <text:p>3683073</text:p>
          </table:table-cell>
          <table:table-cell office:value-type="float" office:value="439842" calcext:value-type="float">
            <text:p>439842</text:p>
          </table:table-cell>
          <table:table-cell office:value-type="float" office:value="47880" calcext:value-type="float">
            <text:p>47880</text:p>
          </table:table-cell>
          <table:table-cell/>
          <table:table-cell office:value-type="float" office:value="3243231" calcext:value-type="float">
            <text:p>3243231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5-12-28" calcext:value-type="date">
            <text:p>2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14" calcext:value-type="float">
            <text:p>1,300001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7-27" calcext:value-type="date">
            <text:p>27/07/16</text:p>
          </table:table-cell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320753</text:p>
          </table:table-cell>
          <table:table-cell office:value-type="string" calcext:value-type="string">
            <text:p>NUBIA YANETH GARCIA GARCIA</text:p>
          </table:table-cell>
          <table:table-cell table:style-name="ce2" office:value-type="date" office:date-value="2014-07-31" calcext:value-type="date">
            <text:p>31/07/14</text:p>
          </table:table-cell>
          <table:table-cell office:value-type="string" calcext:value-type="string">
            <text:p>CE7366</text:p>
          </table:table-cell>
          <table:table-cell table:style-name="ce1" office:value-type="string" calcext:value-type="string">
            <text:p>01672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6" calcext:value-type="float">
            <text:p>36</text:p>
          </table:table-cell>
          <table:table-cell office:value-type="float" office:value="157319" calcext:value-type="float">
            <text:p>157319</text:p>
          </table:table-cell>
          <table:table-cell office:value-type="float" office:value="2754978" calcext:value-type="float">
            <text:p>2754978</text:p>
          </table:table-cell>
          <table:table-cell office:value-type="float" office:value="121504" calcext:value-type="float">
            <text:p>121504</text:p>
          </table:table-cell>
          <table:table-cell office:value-type="float" office:value="35815" calcext:value-type="float">
            <text:p>35815</text:p>
          </table:table-cell>
          <table:table-cell/>
          <table:table-cell office:value-type="float" office:value="2633474" calcext:value-type="float">
            <text:p>2633474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5-12-28" calcext:value-type="date">
            <text:p>2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104" calcext:value-type="float">
            <text:p>1,300010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7-27" calcext:value-type="date">
            <text:p>27/07/17</text:p>
          </table:table-cell>
        </table:table-row>
        <table:table-row table:style-name="ro1">
          <table:table-cell table:style-name="ce1" office:value-type="string" calcext:value-type="string">
            <text:p>0183</text:p>
          </table:table-cell>
          <table:table-cell table:style-name="ce1" office:value-type="string" calcext:value-type="string">
            <text:p>1091654933</text:p>
          </table:table-cell>
          <table:table-cell office:value-type="string" calcext:value-type="string">
            <text:p>YURY <text:s/>MARCELA JULIO LOPEZ</text:p>
          </table:table-cell>
          <table:table-cell table:style-name="ce2" office:value-type="date" office:date-value="2014-09-09" calcext:value-type="date">
            <text:p>09/09/14</text:p>
          </table:table-cell>
          <table:table-cell office:value-type="string" calcext:value-type="string">
            <text:p>RE0914</text:p>
          </table:table-cell>
          <table:table-cell table:style-name="ce1" office:value-type="string" calcext:value-type="string">
            <text:p>016878</text:p>
          </table:table-cell>
          <table:table-cell office:value-type="float" office:value="2219158" calcext:value-type="float">
            <text:p>2219158</text:p>
          </table:table-cell>
          <table:table-cell office:value-type="float" office:value="21" calcext:value-type="float">
            <text:p>21</text:p>
          </table:table-cell>
          <table:table-cell office:value-type="float" office:value="121435" calcext:value-type="float">
            <text:p>121435</text:p>
          </table:table-cell>
          <table:table-cell office:value-type="float" office:value="696583" calcext:value-type="float">
            <text:p>696583</text:p>
          </table:table-cell>
          <table:table-cell office:value-type="float" office:value="112379" calcext:value-type="float">
            <text:p>112379</text:p>
          </table:table-cell>
          <table:table-cell office:value-type="float" office:value="9056" calcext:value-type="float">
            <text:p>9056</text:p>
          </table:table-cell>
          <table:table-cell/>
          <table:table-cell office:value-type="float" office:value="584204" calcext:value-type="float">
            <text:p>584204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15-12-09" calcext:value-type="date">
            <text:p>09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604" calcext:value-type="float">
            <text:p>1,3000604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5-08" calcext:value-type="date">
            <text:p>08/05/16</text:p>
          </table:table-cell>
        </table:table-row>
        <table:table-row table:style-name="ro1">
          <table:table-cell table:style-name="ce1" office:value-type="string" calcext:value-type="string">
            <text:p>0223</text:p>
          </table:table-cell>
          <table:table-cell table:style-name="ce1" office:value-type="string" calcext:value-type="string">
            <text:p>71591709</text:p>
          </table:table-cell>
          <table:table-cell office:value-type="string" calcext:value-type="string">
            <text:p>FERNELL ANTONIO MOLINA ROSSO</text:p>
          </table:table-cell>
          <table:table-cell table:style-name="ce2" office:value-type="date" office:date-value="2014-10-01" calcext:value-type="date">
            <text:p>01/10/14</text:p>
          </table:table-cell>
          <table:table-cell office:value-type="string" calcext:value-type="string">
            <text:p>CE7454</text:p>
          </table:table-cell>
          <table:table-cell table:style-name="ce1" office:value-type="string" calcext:value-type="string">
            <text:p>01688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60" calcext:value-type="float">
            <text:p>60</text:p>
          </table:table-cell>
          <table:table-cell office:value-type="float" office:value="313378" calcext:value-type="float">
            <text:p>313378</text:p>
          </table:table-cell>
          <table:table-cell office:value-type="float" office:value="10798701" calcext:value-type="float">
            <text:p>10798701</text:p>
          </table:table-cell>
          <table:table-cell office:value-type="float" office:value="172995" calcext:value-type="float">
            <text:p>172995</text:p>
          </table:table-cell>
          <table:table-cell office:value-type="float" office:value="140383" calcext:value-type="float">
            <text:p>140383</text:p>
          </table:table-cell>
          <table:table-cell/>
          <table:table-cell office:value-type="float" office:value="10625706" calcext:value-type="float">
            <text:p>10625706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12-01" calcext:value-type="date">
            <text:p>0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99" calcext:value-type="float">
            <text:p>1,299999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9-09-28" calcext:value-type="date">
            <text:p>28/09/19</text:p>
          </table:table-cell>
        </table:table-row>
        <table:table-row table:style-name="ro1"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88142660</text:p>
          </table:table-cell>
          <table:table-cell office:value-type="string" calcext:value-type="string">
            <text:p>ISAIAS SARABIA PRADA</text:p>
          </table:table-cell>
          <table:table-cell table:style-name="ce2" office:value-type="date" office:date-value="2014-11-14" calcext:value-type="date">
            <text:p>14/11/14</text:p>
          </table:table-cell>
          <table:table-cell office:value-type="string" calcext:value-type="string">
            <text:p>KE0001</text:p>
          </table:table-cell>
          <table:table-cell table:style-name="ce1" office:value-type="string" calcext:value-type="string">
            <text:p>017013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0" calcext:value-type="float">
            <text:p>60</text:p>
          </table:table-cell>
          <table:table-cell office:value-type="float" office:value="168742" calcext:value-type="float">
            <text:p>168742</text:p>
          </table:table-cell>
          <table:table-cell office:value-type="float" office:value="5997417" calcext:value-type="float">
            <text:p>5997417</text:p>
          </table:table-cell>
          <table:table-cell office:value-type="float" office:value="90776" calcext:value-type="float">
            <text:p>90776</text:p>
          </table:table-cell>
          <table:table-cell office:value-type="float" office:value="77966" calcext:value-type="float">
            <text:p>77966</text:p>
          </table:table-cell>
          <table:table-cell/>
          <table:table-cell office:value-type="float" office:value="5906641" calcext:value-type="float">
            <text:p>5906641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93" calcext:value-type="float">
            <text:p>1,2999930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9-11-13" calcext:value-type="date">
            <text:p>13/11/19</text:p>
          </table:table-cell>
        </table:table-row>
        <table:table-row table:style-name="ro1">
          <table:table-cell table:style-name="ce1" office:value-type="string" calcext:value-type="string">
            <text:p>0355</text:p>
          </table:table-cell>
          <table:table-cell table:style-name="ce1" office:value-type="string" calcext:value-type="string">
            <text:p>37310433</text:p>
          </table:table-cell>
          <table:table-cell office:value-type="string" calcext:value-type="string">
            <text:p>BEATRIZ SEPULVEDA BAYONA</text:p>
          </table:table-cell>
          <table:table-cell table:style-name="ce2" office:value-type="date" office:date-value="2014-12-01" calcext:value-type="date">
            <text:p>01/12/14</text:p>
          </table:table-cell>
          <table:table-cell office:value-type="string" calcext:value-type="string">
            <text:p>KE0004</text:p>
          </table:table-cell>
          <table:table-cell table:style-name="ce1" office:value-type="string" calcext:value-type="string">
            <text:p>01701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4" calcext:value-type="float">
            <text:p>24</text:p>
          </table:table-cell>
          <table:table-cell office:value-type="float" office:value="121931" calcext:value-type="float">
            <text:p>121931</text:p>
          </table:table-cell>
          <table:table-cell office:value-type="float" office:value="1346673" calcext:value-type="float">
            <text:p>1346673</text:p>
          </table:table-cell>
          <table:table-cell office:value-type="float" office:value="104424" calcext:value-type="float">
            <text:p>104424</text:p>
          </table:table-cell>
          <table:table-cell office:value-type="float" office:value="17507" calcext:value-type="float">
            <text:p>17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15-12-01" calcext:value-type="date">
            <text:p>0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186" calcext:value-type="float">
            <text:p>1,3000186</text:p>
          </table:table-cell>
          <table:table-cell office:value-type="float" office:value="355" calcext:value-type="float">
            <text:p>355</text:p>
          </table:table-cell>
          <table:table-cell table:style-name="ce1" office:value-type="string" calcext:value-type="string">
            <text:p>14/12/2015</text:p>
          </table:table-cell>
          <table:table-cell office:value-type="float" office:value="1242249" calcext:value-type="float">
            <text:p>1242249,00</text:p>
          </table:table-cell>
          <table:table-cell table:number-columns-repeated="2"/>
          <table:table-cell table:style-name="ce2" office:value-type="date" office:date-value="2016-11-28" calcext:value-type="date">
            <text:p>28/11/16</text:p>
          </table:table-cell>
        </table:table-row>
        <table:table-row table:style-name="ro1">
          <table:table-cell table:style-name="ce1" office:value-type="string" calcext:value-type="string">
            <text:p>0051</text:p>
          </table:table-cell>
          <table:table-cell table:style-name="ce1" office:value-type="string" calcext:value-type="string">
            <text:p>88142435</text:p>
          </table:table-cell>
          <table:table-cell office:value-type="string" calcext:value-type="string">
            <text:p>WILSON CASTILLA GARCIA</text:p>
          </table:table-cell>
          <table:table-cell table:style-name="ce2" office:value-type="date" office:date-value="2014-12-11" calcext:value-type="date">
            <text:p>11/12/14</text:p>
          </table:table-cell>
          <table:table-cell office:value-type="string" calcext:value-type="string">
            <text:p>KE0082</text:p>
          </table:table-cell>
          <table:table-cell table:style-name="ce1" office:value-type="string" calcext:value-type="string">
            <text:p>01709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48" calcext:value-type="float">
            <text:p>48</text:p>
          </table:table-cell>
          <table:table-cell office:value-type="float" office:value="67526" calcext:value-type="float">
            <text:p>67526</text:p>
          </table:table-cell>
          <table:table-cell office:value-type="float" office:value="1973403" calcext:value-type="float">
            <text:p>1973403</text:p>
          </table:table-cell>
          <table:table-cell office:value-type="float" office:value="41872" calcext:value-type="float">
            <text:p>41872</text:p>
          </table:table-cell>
          <table:table-cell office:value-type="float" office:value="25654" calcext:value-type="float">
            <text:p>25654</text:p>
          </table:table-cell>
          <table:table-cell/>
          <table:table-cell office:value-type="float" office:value="1931531" calcext:value-type="float">
            <text:p>1931531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79" calcext:value-type="float">
            <text:p>1,299987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11-10" calcext:value-type="date">
            <text:p>10/11/18</text:p>
          </table:table-cell>
        </table:table-row>
        <table:table-row table:style-name="ro1">
          <table:table-cell table:style-name="ce1" office:value-type="string" calcext:value-type="string">
            <text:p>0335</text:p>
          </table:table-cell>
          <table:table-cell table:style-name="ce1" office:value-type="string" calcext:value-type="string">
            <text:p>88283394</text:p>
          </table:table-cell>
          <table:table-cell office:value-type="string" calcext:value-type="string">
            <text:p>ALVEIRO ROSADO GOMEZ</text:p>
          </table:table-cell>
          <table:table-cell table:style-name="ce2" office:value-type="date" office:date-value="2014-12-11" calcext:value-type="date">
            <text:p>11/12/14</text:p>
          </table:table-cell>
          <table:table-cell office:value-type="string" calcext:value-type="string">
            <text:p>KE0084</text:p>
          </table:table-cell>
          <table:table-cell table:style-name="ce1" office:value-type="string" calcext:value-type="string">
            <text:p>0170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88849" calcext:value-type="float">
            <text:p>88849</text:p>
          </table:table-cell>
          <table:table-cell table:number-columns-repeated="2" office:value-type="float" office:value="87967" calcext:value-type="float">
            <text:p>87967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.0026487" calcext:value-type="float">
            <text:p>1,0026487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5-12-11" calcext:value-type="date">
            <text:p>11/12/15</text:p>
          </table:table-cell>
        </table:table-row>
        <table:table-row table:style-name="ro1">
          <table:table-cell table:style-name="ce1" office:value-type="string" calcext:value-type="string">
            <text:p>0245</text:p>
          </table:table-cell>
          <table:table-cell table:style-name="ce1" office:value-type="string" calcext:value-type="string">
            <text:p>88279184</text:p>
          </table:table-cell>
          <table:table-cell office:value-type="string" calcext:value-type="string">
            <text:p>RUBIEL NAVARRO CRIADO</text:p>
          </table:table-cell>
          <table:table-cell table:style-name="ce2" office:value-type="date" office:date-value="2014-12-15" calcext:value-type="date">
            <text:p>15/12/14</text:p>
          </table:table-cell>
          <table:table-cell office:value-type="string" calcext:value-type="string">
            <text:p>KE0101</text:p>
          </table:table-cell>
          <table:table-cell table:style-name="ce1" office:value-type="string" calcext:value-type="string">
            <text:p>01709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4" calcext:value-type="float">
            <text:p>24</text:p>
          </table:table-cell>
          <table:table-cell office:value-type="float" office:value="97544" calcext:value-type="float">
            <text:p>97544</text:p>
          </table:table-cell>
          <table:table-cell office:value-type="float" office:value="1159815" calcext:value-type="float">
            <text:p>1159815</text:p>
          </table:table-cell>
          <table:table-cell office:value-type="float" office:value="82466" calcext:value-type="float">
            <text:p>82466</text:p>
          </table:table-cell>
          <table:table-cell office:value-type="float" office:value="15078" calcext:value-type="float">
            <text:p>15078</text:p>
          </table:table-cell>
          <table:table-cell/>
          <table:table-cell office:value-type="float" office:value="1077349" calcext:value-type="float">
            <text:p>1077349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5-12-15" calcext:value-type="date">
            <text:p>15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349" calcext:value-type="float">
            <text:p>1,3000349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12-14" calcext:value-type="date">
            <text:p>14/12/16</text:p>
          </table:table-cell>
        </table:table-row>
        <table:table-row table:style-name="ro1">
          <table:table-cell table:style-name="ce1" office:value-type="string" calcext:value-type="string">
            <text:p>0129</text:p>
          </table:table-cell>
          <table:table-cell table:style-name="ce1" office:value-type="string" calcext:value-type="string">
            <text:p>88138202</text:p>
          </table:table-cell>
          <table:table-cell office:value-type="string" calcext:value-type="string">
            <text:p>JUAN ANTONIO GRECCO ZULUAGA</text:p>
          </table:table-cell>
          <table:table-cell table:style-name="ce2" office:value-type="date" office:date-value="2014-12-16" calcext:value-type="date">
            <text:p>16/12/14</text:p>
          </table:table-cell>
          <table:table-cell office:value-type="string" calcext:value-type="string">
            <text:p>KE0106</text:p>
          </table:table-cell>
          <table:table-cell table:style-name="ce1" office:value-type="string" calcext:value-type="string">
            <text:p>017098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48" calcext:value-type="float">
            <text:p>48</text:p>
          </table:table-cell>
          <table:table-cell office:value-type="float" office:value="196951" calcext:value-type="float">
            <text:p>196951</text:p>
          </table:table-cell>
          <table:table-cell office:value-type="float" office:value="5755751" calcext:value-type="float">
            <text:p>5755751</text:p>
          </table:table-cell>
          <table:table-cell office:value-type="float" office:value="122126" calcext:value-type="float">
            <text:p>122126</text:p>
          </table:table-cell>
          <table:table-cell office:value-type="float" office:value="74825" calcext:value-type="float">
            <text:p>74825</text:p>
          </table:table-cell>
          <table:table-cell/>
          <table:table-cell office:value-type="float" office:value="5633625" calcext:value-type="float">
            <text:p>5633625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5-12-16" calcext:value-type="date">
            <text:p>16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41" calcext:value-type="float">
            <text:p>1,300004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12-15" calcext:value-type="date">
            <text:p>15/12/18</text:p>
          </table:table-cell>
        </table:table-row>
        <table:table-row table:style-name="ro1">
          <table:table-cell table:style-name="ce1" office:value-type="string" calcext:value-type="string">
            <text:p>0262</text:p>
          </table:table-cell>
          <table:table-cell table:style-name="ce1" office:value-type="string" calcext:value-type="string">
            <text:p>37316148</text:p>
          </table:table-cell>
          <table:table-cell office:value-type="string" calcext:value-type="string">
            <text:p>NORMA ESTER NOGUERA AMAYA</text:p>
          </table:table-cell>
          <table:table-cell table:style-name="ce2" office:value-type="date" office:date-value="2014-12-19" calcext:value-type="date">
            <text:p>19/12/14</text:p>
          </table:table-cell>
          <table:table-cell office:value-type="string" calcext:value-type="string">
            <text:p>KE0122</text:p>
          </table:table-cell>
          <table:table-cell table:style-name="ce1" office:value-type="string" calcext:value-type="string">
            <text:p>01710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2" calcext:value-type="float">
            <text:p>12</text:p>
          </table:table-cell>
          <table:table-cell office:value-type="float" office:value="104123" calcext:value-type="float">
            <text:p>104123</text:p>
          </table:table-cell>
          <table:table-cell table:number-columns-repeated="2" office:value-type="float" office:value="78646" calcext:value-type="float">
            <text:p>78646</text:p>
          </table:table-cell>
          <table:table-cell office:value-type="float" office:value="25477" calcext:value-type="float">
            <text:p>254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5-12-19" calcext:value-type="date">
            <text:p>19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32.394527" calcext:value-type="float">
            <text:p>32,394527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5-12-19" calcext:value-type="date">
            <text:p>19/12/15</text:p>
          </table:table-cell>
        </table:table-row>
        <table:table-row table:style-name="ro1">
          <table:table-cell table:style-name="ce1" office:value-type="string" calcext:value-type="string">
            <text:p>0148</text:p>
          </table:table-cell>
          <table:table-cell table:style-name="ce1" office:value-type="string" calcext:value-type="string">
            <text:p>88284131</text:p>
          </table:table-cell>
          <table:table-cell office:value-type="string" calcext:value-type="string">
            <text:p>JUAN CARLOS HERNANDEZ CRIADO</text:p>
          </table:table-cell>
          <table:table-cell table:style-name="ce2" office:value-type="date" office:date-value="2015-01-21" calcext:value-type="date">
            <text:p>21/01/15</text:p>
          </table:table-cell>
          <table:table-cell office:value-type="string" calcext:value-type="string">
            <text:p>KE0154</text:p>
          </table:table-cell>
          <table:table-cell table:style-name="ce1" office:value-type="string" calcext:value-type="string">
            <text:p>017174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4" calcext:value-type="float">
            <text:p>24</text:p>
          </table:table-cell>
          <table:table-cell office:value-type="float" office:value="201286" calcext:value-type="float">
            <text:p>201286</text:p>
          </table:table-cell>
          <table:table-cell office:value-type="float" office:value="2353220" calcext:value-type="float">
            <text:p>2353220</text:p>
          </table:table-cell>
          <table:table-cell office:value-type="float" office:value="142455" calcext:value-type="float">
            <text:p>142455</text:p>
          </table:table-cell>
          <table:table-cell office:value-type="float" office:value="58831" calcext:value-type="float">
            <text:p>58831</text:p>
          </table:table-cell>
          <table:table-cell/>
          <table:table-cell office:value-type="float" office:value="2210765" calcext:value-type="float">
            <text:p>2210765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15-12-21" calcext:value-type="date">
            <text:p>2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2.5000212" calcext:value-type="float">
            <text:p>2,500021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1-20" calcext:value-type="date">
            <text:p>20/01/17</text:p>
          </table:table-cell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320753</text:p>
          </table:table-cell>
          <table:table-cell office:value-type="string" calcext:value-type="string">
            <text:p>NUBIA YANETH GARCIA GARCIA</text:p>
          </table:table-cell>
          <table:table-cell table:style-name="ce2" office:value-type="date" office:date-value="2015-01-28" calcext:value-type="date">
            <text:p>28/01/15</text:p>
          </table:table-cell>
          <table:table-cell office:value-type="string" calcext:value-type="string">
            <text:p>KE0198</text:p>
          </table:table-cell>
          <table:table-cell office:value-type="string" calcext:value-type="string">
            <text:p>008032A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36" calcext:value-type="float">
            <text:p>36</text:p>
          </table:table-cell>
          <table:table-cell office:value-type="float" office:value="129352" calcext:value-type="float">
            <text:p>129352</text:p>
          </table:table-cell>
          <table:table-cell office:value-type="float" office:value="2838263" calcext:value-type="float">
            <text:p>2838263</text:p>
          </table:table-cell>
          <table:table-cell office:value-type="float" office:value="92455" calcext:value-type="float">
            <text:p>92455</text:p>
          </table:table-cell>
          <table:table-cell office:value-type="float" office:value="36897" calcext:value-type="float">
            <text:p>36897</text:p>
          </table:table-cell>
          <table:table-cell/>
          <table:table-cell office:value-type="float" office:value="2745808" calcext:value-type="float">
            <text:p>2745808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15-12-28" calcext:value-type="date">
            <text:p>28/12/1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411057764</text:p>
          </table:table-cell>
          <table:table-cell office:value-type="float" office:value="1.2999852" calcext:value-type="float">
            <text:p>1,299985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01-27" calcext:value-type="date">
            <text:p>27/01/18</text:p>
          </table:table-cell>
        </table:table-row>
        <table:table-row table:style-name="ro1">
          <table:table-cell table:style-name="ce1" office:value-type="string" calcext:value-type="string">
            <text:p>0292</text:p>
          </table:table-cell>
          <table:table-cell table:style-name="ce1" office:value-type="string" calcext:value-type="string">
            <text:p>1091593033</text:p>
          </table:table-cell>
          <table:table-cell office:value-type="string" calcext:value-type="string">
            <text:p>YESICA MARIA PEREZ PEREZ</text:p>
          </table:table-cell>
          <table:table-cell table:style-name="ce2" office:value-type="date" office:date-value="2015-02-11" calcext:value-type="date">
            <text:p>11/02/15</text:p>
          </table:table-cell>
          <table:table-cell office:value-type="string" calcext:value-type="string">
            <text:p>KE0234</text:p>
          </table:table-cell>
          <table:table-cell table:style-name="ce1" office:value-type="string" calcext:value-type="string">
            <text:p>01725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" calcext:value-type="float">
            <text:p>12</text:p>
          </table:table-cell>
          <table:table-cell office:value-type="float" office:value="133273" calcext:value-type="float">
            <text:p>133273</text:p>
          </table:table-cell>
          <table:table-cell office:value-type="float" office:value="391956" calcext:value-type="float">
            <text:p>391956</text:p>
          </table:table-cell>
          <table:table-cell office:value-type="float" office:value="129353" calcext:value-type="float">
            <text:p>129353</text:p>
          </table:table-cell>
          <table:table-cell office:value-type="float" office:value="3920" calcext:value-type="float">
            <text:p>3920</text:p>
          </table:table-cell>
          <table:table-cell/>
          <table:table-cell office:value-type="float" office:value="262603" calcext:value-type="float">
            <text:p>262603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.0001123" calcext:value-type="float">
            <text:p>1,0001123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2-11" calcext:value-type="date">
            <text:p>11/02/16</text:p>
          </table:table-cell>
        </table:table-row>
        <table:table-row table:style-name="ro1">
          <table:table-cell table:style-name="ce1" office:value-type="string" calcext:value-type="string">
            <text:p>0215</text:p>
          </table:table-cell>
          <table:table-cell table:style-name="ce1" office:value-type="string" calcext:value-type="string">
            <text:p>37320431</text:p>
          </table:table-cell>
          <table:table-cell office:value-type="string" calcext:value-type="string">
            <text:p>MAGALY PATRICIA LOBO RUEDAS</text:p>
          </table:table-cell>
          <table:table-cell table:style-name="ce2" office:value-type="date" office:date-value="2015-03-10" calcext:value-type="date">
            <text:p>10/03/15</text:p>
          </table:table-cell>
          <table:table-cell office:value-type="string" calcext:value-type="string">
            <text:p>KE0323</text:p>
          </table:table-cell>
          <table:table-cell table:style-name="ce1" office:value-type="string" calcext:value-type="string">
            <text:p>0173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88849" calcext:value-type="float">
            <text:p>88849</text:p>
          </table:table-cell>
          <table:table-cell office:value-type="float" office:value="261301" calcext:value-type="float">
            <text:p>261301</text:p>
          </table:table-cell>
          <table:table-cell office:value-type="float" office:value="86236" calcext:value-type="float">
            <text:p>86236</text:p>
          </table:table-cell>
          <table:table-cell office:value-type="float" office:value="2613" calcext:value-type="float">
            <text:p>2613</text:p>
          </table:table-cell>
          <table:table-cell/>
          <table:table-cell office:value-type="float" office:value="175065" calcext:value-type="float">
            <text:p>175065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0.9999962" calcext:value-type="float">
            <text:p>0,9999962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2-10" calcext:value-type="date">
            <text:p>10/02/16</text:p>
          </table:table-cell>
        </table:table-row>
        <table:table-row table:style-name="ro1">
          <table:table-cell table:style-name="ce1" office:value-type="string" calcext:value-type="string">
            <text:p>0210</text:p>
          </table:table-cell>
          <table:table-cell table:style-name="ce1" office:value-type="string" calcext:value-type="string">
            <text:p>37314124</text:p>
          </table:table-cell>
          <table:table-cell office:value-type="string" calcext:value-type="string">
            <text:p>LUCENITH LOPEZ TRILLOS</text:p>
          </table:table-cell>
          <table:table-cell table:style-name="ce2" office:value-type="date" office:date-value="2015-03-16" calcext:value-type="date">
            <text:p>16/03/15</text:p>
          </table:table-cell>
          <table:table-cell office:value-type="string" calcext:value-type="string">
            <text:p>KE0331</text:p>
          </table:table-cell>
          <table:table-cell table:style-name="ce1" office:value-type="string" calcext:value-type="string">
            <text:p>017344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4" calcext:value-type="float">
            <text:p>24</text:p>
          </table:table-cell>
          <table:table-cell office:value-type="float" office:value="63404" calcext:value-type="float">
            <text:p>63404</text:p>
          </table:table-cell>
          <table:table-cell office:value-type="float" office:value="910593" calcext:value-type="float">
            <text:p>910593</text:p>
          </table:table-cell>
          <table:table-cell office:value-type="float" office:value="51566" calcext:value-type="float">
            <text:p>51566</text:p>
          </table:table-cell>
          <table:table-cell office:value-type="float" office:value="11838" calcext:value-type="float">
            <text:p>11838</text:p>
          </table:table-cell>
          <table:table-cell/>
          <table:table-cell office:value-type="float" office:value="859027" calcext:value-type="float">
            <text:p>859027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15-12-16" calcext:value-type="date">
            <text:p>16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32" calcext:value-type="float">
            <text:p>1,300032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3-15" calcext:value-type="date">
            <text:p>15/03/17</text:p>
          </table:table-cell>
        </table:table-row>
        <table:table-row table:style-name="ro1">
          <table:table-cell table:style-name="ce1" office:value-type="string" calcext:value-type="string">
            <text:p>0029</text:p>
          </table:table-cell>
          <table:table-cell table:style-name="ce1" office:value-type="string" calcext:value-type="string">
            <text:p>37336745</text:p>
          </table:table-cell>
          <table:table-cell office:value-type="string" calcext:value-type="string">
            <text:p>NINI MARCELA BONETT</text:p>
          </table:table-cell>
          <table:table-cell table:style-name="ce2" office:value-type="date" office:date-value="2015-03-17" calcext:value-type="date">
            <text:p>17/03/15</text:p>
          </table:table-cell>
          <table:table-cell office:value-type="string" calcext:value-type="string">
            <text:p>KE0333</text:p>
          </table:table-cell>
          <table:table-cell table:style-name="ce1" office:value-type="string" calcext:value-type="string">
            <text:p>017346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6" calcext:value-type="float">
            <text:p>36</text:p>
          </table:table-cell>
          <table:table-cell office:value-type="float" office:value="314639" calcext:value-type="float">
            <text:p>314639</text:p>
          </table:table-cell>
          <table:table-cell office:value-type="float" office:value="7345046" calcext:value-type="float">
            <text:p>7345046</text:p>
          </table:table-cell>
          <table:table-cell office:value-type="float" office:value="219153" calcext:value-type="float">
            <text:p>219153</text:p>
          </table:table-cell>
          <table:table-cell office:value-type="float" office:value="95486" calcext:value-type="float">
            <text:p>95486</text:p>
          </table:table-cell>
          <table:table-cell/>
          <table:table-cell office:value-type="float" office:value="6750000" calcext:value-type="float">
            <text:p>6750000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15-12-17" calcext:value-type="date">
            <text:p>17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55" calcext:value-type="float">
            <text:p>1,30000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03-16" calcext:value-type="date">
            <text:p>16/03/18</text:p>
          </table:table-cell>
        </table:table-row>
        <table:table-row table:style-name="ro1">
          <table:table-cell table:style-name="ce1" office:value-type="string" calcext:value-type="string">
            <text:p>0331</text:p>
          </table:table-cell>
          <table:table-cell table:style-name="ce1" office:value-type="string" calcext:value-type="string">
            <text:p>37327491</text:p>
          </table:table-cell>
          <table:table-cell office:value-type="string" calcext:value-type="string">
            <text:p>ARELIS RINCON DURAN</text:p>
          </table:table-cell>
          <table:table-cell table:style-name="ce2" office:value-type="date" office:date-value="2015-04-08" calcext:value-type="date">
            <text:p>08/04/15</text:p>
          </table:table-cell>
          <table:table-cell office:value-type="string" calcext:value-type="string">
            <text:p>KE0398</text:p>
          </table:table-cell>
          <table:table-cell table:style-name="ce1" office:value-type="string" calcext:value-type="string">
            <text:p>01738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2" calcext:value-type="float">
            <text:p>12</text:p>
          </table:table-cell>
          <table:table-cell office:value-type="float" office:value="44424" calcext:value-type="float">
            <text:p>44424</text:p>
          </table:table-cell>
          <table:table-cell office:value-type="float" office:value="173346" calcext:value-type="float">
            <text:p>173346</text:p>
          </table:table-cell>
          <table:table-cell office:value-type="float" office:value="42691" calcext:value-type="float">
            <text:p>42691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30655" calcext:value-type="float">
            <text:p>130655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15-12-08" calcext:value-type="date">
            <text:p>08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0.9997346" calcext:value-type="float">
            <text:p>0,9997346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3-07" calcext:value-type="date">
            <text:p>07/03/16</text:p>
          </table:table-cell>
        </table:table-row>
        <table:table-row table:style-name="ro1">
          <table:table-cell table:style-name="ce1" office:value-type="string" calcext:value-type="string">
            <text:p>0215</text:p>
          </table:table-cell>
          <table:table-cell table:style-name="ce1" office:value-type="string" calcext:value-type="string">
            <text:p>37320431</text:p>
          </table:table-cell>
          <table:table-cell office:value-type="string" calcext:value-type="string">
            <text:p>MAGALY PATRICIA LOBO RUEDAS</text:p>
          </table:table-cell>
          <table:table-cell table:style-name="ce2" office:value-type="date" office:date-value="2015-04-10" calcext:value-type="date">
            <text:p>10/04/15</text:p>
          </table:table-cell>
          <table:table-cell office:value-type="string" calcext:value-type="string">
            <text:p>KE0418</text:p>
          </table:table-cell>
          <table:table-cell table:style-name="ce1" office:value-type="string" calcext:value-type="string">
            <text:p>017415</text:p>
          </table:table-cell>
          <table:table-cell office:value-type="float" office:value="1390201" calcext:value-type="float">
            <text:p>1390201</text:p>
          </table:table-cell>
          <table:table-cell office:value-type="float" office:value="24" calcext:value-type="float">
            <text:p>24</text:p>
          </table:table-cell>
          <table:table-cell office:value-type="float" office:value="67803" calcext:value-type="float">
            <text:p>67803</text:p>
          </table:table-cell>
          <table:table-cell office:value-type="float" office:value="973778" calcext:value-type="float">
            <text:p>973778</text:p>
          </table:table-cell>
          <table:table-cell office:value-type="float" office:value="55144" calcext:value-type="float">
            <text:p>55144</text:p>
          </table:table-cell>
          <table:table-cell office:value-type="float" office:value="12659" calcext:value-type="float">
            <text:p>12659</text:p>
          </table:table-cell>
          <table:table-cell/>
          <table:table-cell office:value-type="float" office:value="918634" calcext:value-type="float">
            <text:p>918634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83" calcext:value-type="float">
            <text:p>1,299988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3-09" calcext:value-type="date">
            <text:p>09/03/17</text:p>
          </table:table-cell>
        </table:table-row>
        <table:table-row table:style-name="ro1"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8674363</text:p>
          </table:table-cell>
          <table:table-cell office:value-type="string" calcext:value-type="string">
            <text:p>JOSE GABRIEL ARRIETA BAYONA</text:p>
          </table:table-cell>
          <table:table-cell table:style-name="ce2" office:value-type="date" office:date-value="2015-05-09" calcext:value-type="date">
            <text:p>09/05/15</text:p>
          </table:table-cell>
          <table:table-cell office:value-type="string" calcext:value-type="string">
            <text:p>KE0489</text:p>
          </table:table-cell>
          <table:table-cell table:style-name="ce1" office:value-type="string" calcext:value-type="string">
            <text:p>017500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4" calcext:value-type="float">
            <text:p>24</text:p>
          </table:table-cell>
          <table:table-cell office:value-type="float" office:value="175580" calcext:value-type="float">
            <text:p>175580</text:p>
          </table:table-cell>
          <table:table-cell office:value-type="float" office:value="2593134" calcext:value-type="float">
            <text:p>2593134</text:p>
          </table:table-cell>
          <table:table-cell office:value-type="float" office:value="149649" calcext:value-type="float">
            <text:p>149649</text:p>
          </table:table-cell>
          <table:table-cell office:value-type="float" office:value="25931" calcext:value-type="float">
            <text:p>25931</text:p>
          </table:table-cell>
          <table:table-cell/>
          <table:table-cell office:value-type="float" office:value="2443485" calcext:value-type="float">
            <text:p>2443485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15-12-09" calcext:value-type="date">
            <text:p>09/12/1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411057764</text:p>
          </table:table-cell>
          <table:table-cell office:value-type="float" office:value="0.9999869" calcext:value-type="float">
            <text:p>0,99998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4-08" calcext:value-type="date">
            <text:p>08/04/17</text:p>
          </table:table-cell>
        </table:table-row>
        <table:table-row table:style-name="ro1">
          <table:table-cell table:style-name="ce1" office:value-type="string" calcext:value-type="string">
            <text:p>0121</text:p>
          </table:table-cell>
          <table:table-cell table:style-name="ce1" office:value-type="string" calcext:value-type="string">
            <text:p>31153553</text:p>
          </table:table-cell>
          <table:table-cell office:value-type="string" calcext:value-type="string">
            <text:p>CARMEN LICETH GARCIA QUINTERO</text:p>
          </table:table-cell>
          <table:table-cell table:style-name="ce2" office:value-type="date" office:date-value="2015-05-09" calcext:value-type="date">
            <text:p>09/05/15</text:p>
          </table:table-cell>
          <table:table-cell office:value-type="string" calcext:value-type="string">
            <text:p>KE0476</text:p>
          </table:table-cell>
          <table:table-cell table:style-name="ce1" office:value-type="string" calcext:value-type="string">
            <text:p>01750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" calcext:value-type="float">
            <text:p>12</text:p>
          </table:table-cell>
          <table:table-cell office:value-type="float" office:value="133273" calcext:value-type="float">
            <text:p>133273</text:p>
          </table:table-cell>
          <table:table-cell office:value-type="float" office:value="646834" calcext:value-type="float">
            <text:p>646834</text:p>
          </table:table-cell>
          <table:table-cell office:value-type="float" office:value="126805" calcext:value-type="float">
            <text:p>126805</text:p>
          </table:table-cell>
          <table:table-cell office:value-type="float" office:value="6468" calcext:value-type="float">
            <text:p>6468</text:p>
          </table:table-cell>
          <table:table-cell/>
          <table:table-cell office:value-type="float" office:value="520029" calcext:value-type="float">
            <text:p>520029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15-12-09" calcext:value-type="date">
            <text:p>09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0.9999474" calcext:value-type="float">
            <text:p>0,999947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4-08" calcext:value-type="date">
            <text:p>08/04/16</text:p>
          </table:table-cell>
        </table:table-row>
        <table:table-row table:style-name="ro1"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13359544</text:p>
          </table:table-cell>
          <table:table-cell office:value-type="string" calcext:value-type="string">
            <text:p>ISMAEL DEL REAL SANCHEZ</text:p>
          </table:table-cell>
          <table:table-cell table:style-name="ce2" office:value-type="date" office:date-value="2015-05-09" calcext:value-type="date">
            <text:p>09/05/15</text:p>
          </table:table-cell>
          <table:table-cell office:value-type="string" calcext:value-type="string">
            <text:p>KE0477</text:p>
          </table:table-cell>
          <table:table-cell table:style-name="ce1" office:value-type="string" calcext:value-type="string">
            <text:p>0175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88849" calcext:value-type="float">
            <text:p>88849</text:p>
          </table:table-cell>
          <table:table-cell office:value-type="float" office:value="431220" calcext:value-type="float">
            <text:p>431220</text:p>
          </table:table-cell>
          <table:table-cell office:value-type="float" office:value="84537" calcext:value-type="float">
            <text:p>84537</text:p>
          </table:table-cell>
          <table:table-cell office:value-type="float" office:value="4312" calcext:value-type="float">
            <text:p>4312</text:p>
          </table:table-cell>
          <table:table-cell/>
          <table:table-cell office:value-type="float" office:value="346683" calcext:value-type="float">
            <text:p>346683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15-12-09" calcext:value-type="date">
            <text:p>09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0.9999536" calcext:value-type="float">
            <text:p>0,999953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4-08" calcext:value-type="date">
            <text:p>08/04/16</text:p>
          </table:table-cell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320753</text:p>
          </table:table-cell>
          <table:table-cell office:value-type="string" calcext:value-type="string">
            <text:p>NUBIA YANETH GARCIA GARCIA</text:p>
          </table:table-cell>
          <table:table-cell table:style-name="ce2" office:value-type="date" office:date-value="2015-06-10" calcext:value-type="date">
            <text:p>10/06/15</text:p>
          </table:table-cell>
          <table:table-cell table:style-name="ce1" office:value-type="string" calcext:value-type="string">
            <text:p>32415</text:p>
          </table:table-cell>
          <table:table-cell table:style-name="ce1" office:value-type="string" calcext:value-type="string">
            <text:p>017558</text:p>
          </table:table-cell>
          <table:table-cell office:value-type="float" office:value="181787" calcext:value-type="float">
            <text:p>181787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5967" calcext:value-type="float">
            <text:p>259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5-12-10" calcext:value-type="date">
            <text:p>10/12/15</text:p>
          </table:table-cell>
        </table:table-row>
        <table:table-row table:style-name="ro1">
          <table:table-cell table:style-name="ce1" office:value-type="string" calcext:value-type="string">
            <text:p>0340</text:p>
          </table:table-cell>
          <table:table-cell table:style-name="ce1" office:value-type="string" calcext:value-type="string">
            <text:p>88136012</text:p>
          </table:table-cell>
          <table:table-cell office:value-type="string" calcext:value-type="string">
            <text:p>ORLANDO SANTIAGO AMAYA</text:p>
          </table:table-cell>
          <table:table-cell table:style-name="ce2" office:value-type="date" office:date-value="2015-06-10" calcext:value-type="date">
            <text:p>10/06/15</text:p>
          </table:table-cell>
          <table:table-cell office:value-type="string" calcext:value-type="string">
            <text:p>KE0558</text:p>
          </table:table-cell>
          <table:table-cell table:style-name="ce1" office:value-type="string" calcext:value-type="string">
            <text:p>01759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" calcext:value-type="float">
            <text:p>36</text:p>
          </table:table-cell>
          <table:table-cell office:value-type="float" office:value="104880" calcext:value-type="float">
            <text:p>104880</text:p>
          </table:table-cell>
          <table:table-cell office:value-type="float" office:value="2591649" calcext:value-type="float">
            <text:p>2591649</text:p>
          </table:table-cell>
          <table:table-cell office:value-type="float" office:value="71189" calcext:value-type="float">
            <text:p>71189</text:p>
          </table:table-cell>
          <table:table-cell office:value-type="float" office:value="33691" calcext:value-type="float">
            <text:p>33691</text:p>
          </table:table-cell>
          <table:table-cell/>
          <table:table-cell office:value-type="float" office:value="2520460" calcext:value-type="float">
            <text:p>2520460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31" calcext:value-type="float">
            <text:p>1,2999831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05-09" calcext:value-type="date">
            <text:p>09/05/18</text:p>
          </table:table-cell>
        </table:table-row>
        <table:table-row table:style-name="ro1">
          <table:table-cell table:style-name="ce1" office:value-type="string" calcext:value-type="string">
            <text:p>0121</text:p>
          </table:table-cell>
          <table:table-cell table:style-name="ce1" office:value-type="string" calcext:value-type="string">
            <text:p>31153553</text:p>
          </table:table-cell>
          <table:table-cell office:value-type="string" calcext:value-type="string">
            <text:p>CARMEN LICETH GARCIA QUINTERO</text:p>
          </table:table-cell>
          <table:table-cell table:style-name="ce2" office:value-type="date" office:date-value="2015-06-27" calcext:value-type="date">
            <text:p>27/06/15</text:p>
          </table:table-cell>
          <table:table-cell office:value-type="string" calcext:value-type="string">
            <text:p>KE0587</text:p>
          </table:table-cell>
          <table:table-cell table:style-name="ce1" office:value-type="string" calcext:value-type="string">
            <text:p>0175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" calcext:value-type="float">
            <text:p>12</text:p>
          </table:table-cell>
          <table:table-cell office:value-type="float" office:value="452708" calcext:value-type="float">
            <text:p>452708</text:p>
          </table:table-cell>
          <table:table-cell office:value-type="float" office:value="3010399" calcext:value-type="float">
            <text:p>3010399</text:p>
          </table:table-cell>
          <table:table-cell office:value-type="float" office:value="413573" calcext:value-type="float">
            <text:p>413573</text:p>
          </table:table-cell>
          <table:table-cell office:value-type="float" office:value="39135" calcext:value-type="float">
            <text:p>39135</text:p>
          </table:table-cell>
          <table:table-cell/>
          <table:table-cell office:value-type="float" office:value="2596826" calcext:value-type="float">
            <text:p>2596826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5-12-27" calcext:value-type="date">
            <text:p>27/12/1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411057764</text:p>
          </table:table-cell>
          <table:table-cell office:value-type="float" office:value="1.2999938" calcext:value-type="float">
            <text:p>1,2999938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6-06-26" calcext:value-type="date">
            <text:p>26/06/16</text:p>
          </table:table-cell>
        </table:table-row>
        <table:table-row table:style-name="ro1">
          <table:table-cell table:style-name="ce1" office:value-type="string" calcext:value-type="string">
            <text:p>0216</text:p>
          </table:table-cell>
          <table:table-cell table:style-name="ce1" office:value-type="string" calcext:value-type="string">
            <text:p>37180346</text:p>
          </table:table-cell>
          <table:table-cell office:value-type="string" calcext:value-type="string">
            <text:p>PAOLA ANDREA LUNA ORTIZ</text:p>
          </table:table-cell>
          <table:table-cell table:style-name="ce2" office:value-type="date" office:date-value="2015-07-30" calcext:value-type="date">
            <text:p>30/07/15</text:p>
          </table:table-cell>
          <table:table-cell office:value-type="string" calcext:value-type="string">
            <text:p>KE0671</text:p>
          </table:table-cell>
          <table:table-cell office:value-type="string" calcext:value-type="string">
            <text:p>008853**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8" calcext:value-type="float">
            <text:p>18</text:p>
          </table:table-cell>
          <table:table-cell office:value-type="float" office:value="100268" calcext:value-type="float">
            <text:p>100268</text:p>
          </table:table-cell>
          <table:table-cell office:value-type="float" office:value="1275875" calcext:value-type="float">
            <text:p>1275875</text:p>
          </table:table-cell>
          <table:table-cell office:value-type="float" office:value="83682" calcext:value-type="float">
            <text:p>83682</text:p>
          </table:table-cell>
          <table:table-cell office:value-type="float" office:value="16586" calcext:value-type="float">
            <text:p>16586</text:p>
          </table:table-cell>
          <table:table-cell/>
          <table:table-cell office:value-type="float" office:value="1192193" calcext:value-type="float">
            <text:p>1192193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706" calcext:value-type="float">
            <text:p>1,2999706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7-01-27" calcext:value-type="date">
            <text:p>27/01/17</text:p>
          </table:table-cell>
        </table:table-row>
        <table:table-row table:style-name="ro1">
          <table:table-cell table:style-name="ce1" office:value-type="string" calcext:value-type="string">
            <text:p>0309</text:p>
          </table:table-cell>
          <table:table-cell table:style-name="ce1" office:value-type="string" calcext:value-type="string">
            <text:p>37182452</text:p>
          </table:table-cell>
          <table:table-cell office:value-type="string" calcext:value-type="string">
            <text:p>DORIS LICETH RAMIREZ PEREZ</text:p>
          </table:table-cell>
          <table:table-cell table:style-name="ce2" office:value-type="date" office:date-value="2015-08-10" calcext:value-type="date">
            <text:p>10/08/15</text:p>
          </table:table-cell>
          <table:table-cell office:value-type="string" calcext:value-type="string">
            <text:p>KE0722</text:p>
          </table:table-cell>
          <table:table-cell table:style-name="ce1" office:value-type="string" calcext:value-type="string">
            <text:p>01776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69920" calcext:value-type="float">
            <text:p>69920</text:p>
          </table:table-cell>
          <table:table-cell office:value-type="float" office:value="1820865" calcext:value-type="float">
            <text:p>1820865</text:p>
          </table:table-cell>
          <table:table-cell office:value-type="float" office:value="46249" calcext:value-type="float">
            <text:p>46249</text:p>
          </table:table-cell>
          <table:table-cell office:value-type="float" office:value="23671" calcext:value-type="float">
            <text:p>23671</text:p>
          </table:table-cell>
          <table:table-cell/>
          <table:table-cell office:value-type="float" office:value="1774616" calcext:value-type="float">
            <text:p>1774616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65" calcext:value-type="float">
            <text:p>1,2999865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07-09" calcext:value-type="date">
            <text:p>09/07/18</text:p>
          </table:table-cell>
        </table:table-row>
        <table:table-row table:style-name="ro1">
          <table:table-cell table:style-name="ce1" office:value-type="string" calcext:value-type="string">
            <text:p>0264</text:p>
          </table:table-cell>
          <table:table-cell table:style-name="ce1" office:value-type="string" calcext:value-type="string">
            <text:p>37337666</text:p>
          </table:table-cell>
          <table:table-cell office:value-type="string" calcext:value-type="string">
            <text:p>LEIGDY PATRICIA ORTIZ BACCA</text:p>
          </table:table-cell>
          <table:table-cell table:style-name="ce2" office:value-type="date" office:date-value="2015-08-10" calcext:value-type="date">
            <text:p>10/08/15</text:p>
          </table:table-cell>
          <table:table-cell office:value-type="string" calcext:value-type="string">
            <text:p>KE0740</text:p>
          </table:table-cell>
          <table:table-cell table:style-name="ce1" office:value-type="string" calcext:value-type="string">
            <text:p>01776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69920" calcext:value-type="float">
            <text:p>69920</text:p>
          </table:table-cell>
          <table:table-cell office:value-type="float" office:value="1820865" calcext:value-type="float">
            <text:p>1820865</text:p>
          </table:table-cell>
          <table:table-cell office:value-type="float" office:value="46249" calcext:value-type="float">
            <text:p>46249</text:p>
          </table:table-cell>
          <table:table-cell office:value-type="float" office:value="23671" calcext:value-type="float">
            <text:p>23671</text:p>
          </table:table-cell>
          <table:table-cell/>
          <table:table-cell office:value-type="float" office:value="1774616" calcext:value-type="float">
            <text:p>1774616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65" calcext:value-type="float">
            <text:p>1,2999865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2"/>
          <table:table-cell table:style-name="ce2" office:value-type="date" office:date-value="2018-07-09" calcext:value-type="date">
            <text:p>09/07/18</text:p>
          </table:table-cell>
        </table:table-row>
        <table:table-row table:style-name="ro1">
          <table:table-cell table:style-name="ce1" office:value-type="string" calcext:value-type="string">
            <text:p>0183</text:p>
          </table:table-cell>
          <table:table-cell table:style-name="ce1" office:value-type="string" calcext:value-type="string">
            <text:p>1091654933</text:p>
          </table:table-cell>
          <table:table-cell office:value-type="string" calcext:value-type="string">
            <text:p>YURY <text:s/>MARCELA JULIO LOPEZ</text:p>
          </table:table-cell>
          <table:table-cell table:style-name="ce2" office:value-type="date" office:date-value="2015-08-24" calcext:value-type="date">
            <text:p>24/08/15</text:p>
          </table:table-cell>
          <table:table-cell office:value-type="string" calcext:value-type="string">
            <text:p>KE0755</text:p>
          </table:table-cell>
          <table:table-cell table:style-name="ce1" office:value-type="string" calcext:value-type="string">
            <text:p>01776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" calcext:value-type="float">
            <text:p>12</text:p>
          </table:table-cell>
          <table:table-cell office:value-type="float" office:value="142158" calcext:value-type="float">
            <text:p>142158</text:p>
          </table:table-cell>
          <table:table-cell office:value-type="float" office:value="1217728" calcext:value-type="float">
            <text:p>1217728</text:p>
          </table:table-cell>
          <table:table-cell office:value-type="float" office:value="129981" calcext:value-type="float">
            <text:p>129981</text:p>
          </table:table-cell>
          <table:table-cell office:value-type="float" office:value="12177" calcext:value-type="float">
            <text:p>12177</text:p>
          </table:table-cell>
          <table:table-cell/>
          <table:table-cell office:value-type="float" office:value="1087747" calcext:value-type="float">
            <text:p>1087747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5-12-24" calcext:value-type="date">
            <text:p>24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0.999977" calcext:value-type="float">
            <text:p>0,9999770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21</text:p>
          </table:table-cell>
          <table:table-cell table:style-name="ce1" office:value-type="string" calcext:value-type="string">
            <text:p>31153553</text:p>
          </table:table-cell>
          <table:table-cell office:value-type="string" calcext:value-type="string">
            <text:p>CARMEN LICETH GARCIA QUINTERO</text:p>
          </table:table-cell>
          <table:table-cell table:style-name="ce2" office:value-type="date" office:date-value="2015-09-08" calcext:value-type="date">
            <text:p>08/09/15</text:p>
          </table:table-cell>
          <table:table-cell office:value-type="string" calcext:value-type="string">
            <text:p>KE0814</text:p>
          </table:table-cell>
          <table:table-cell table:style-name="ce1" office:value-type="string" calcext:value-type="string">
            <text:p>01779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0" calcext:value-type="float">
            <text:p>60</text:p>
          </table:table-cell>
          <table:table-cell office:value-type="float" office:value="48212" calcext:value-type="float">
            <text:p>48212</text:p>
          </table:table-cell>
          <table:table-cell office:value-type="float" office:value="1932494" calcext:value-type="float">
            <text:p>1932494</text:p>
          </table:table-cell>
          <table:table-cell office:value-type="float" office:value="23090" calcext:value-type="float">
            <text:p>23090</text:p>
          </table:table-cell>
          <table:table-cell office:value-type="float" office:value="25122" calcext:value-type="float">
            <text:p>25122</text:p>
          </table:table-cell>
          <table:table-cell/>
          <table:table-cell office:value-type="float" office:value="1909404" calcext:value-type="float">
            <text:p>1909404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5-12-08" calcext:value-type="date">
            <text:p>08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782" calcext:value-type="float">
            <text:p>1,299978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320753</text:p>
          </table:table-cell>
          <table:table-cell office:value-type="string" calcext:value-type="string">
            <text:p>NUBIA YANETH GARCIA GARCIA</text:p>
          </table:table-cell>
          <table:table-cell table:style-name="ce2" office:value-type="date" office:date-value="2015-09-08" calcext:value-type="date">
            <text:p>08/09/15</text:p>
          </table:table-cell>
          <table:table-cell table:style-name="ce1" office:value-type="string" calcext:value-type="string">
            <text:p>16605</text:p>
          </table:table-cell>
          <table:table-cell table:style-name="ce1" office:value-type="string" calcext:value-type="string">
            <text:p>017812</text:p>
          </table:table-cell>
          <table:table-cell office:value-type="float" office:value="358550" calcext:value-type="float">
            <text:p>35855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89636" calcext:value-type="float">
            <text:p>896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5-12-08" calcext:value-type="date">
            <text:p>08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45</text:p>
          </table:table-cell>
          <table:table-cell table:style-name="ce1" office:value-type="string" calcext:value-type="string">
            <text:p>39014811</text:p>
          </table:table-cell>
          <table:table-cell office:value-type="string" calcext:value-type="string">
            <text:p>BEATRIZ ELENA CAMARGO GARCIA</text:p>
          </table:table-cell>
          <table:table-cell table:style-name="ce2" office:value-type="date" office:date-value="2015-09-10" calcext:value-type="date">
            <text:p>10/09/15</text:p>
          </table:table-cell>
          <table:table-cell office:value-type="string" calcext:value-type="string">
            <text:p>KE0828</text:p>
          </table:table-cell>
          <table:table-cell table:style-name="ce1" office:value-type="string" calcext:value-type="string">
            <text:p>0178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48772" calcext:value-type="float">
            <text:p>48772</text:p>
          </table:table-cell>
          <table:table-cell office:value-type="float" office:value="891283" calcext:value-type="float">
            <text:p>891283</text:p>
          </table:table-cell>
          <table:table-cell office:value-type="float" office:value="37185" calcext:value-type="float">
            <text:p>37185</text:p>
          </table:table-cell>
          <table:table-cell office:value-type="float" office:value="11587" calcext:value-type="float">
            <text:p>11587</text:p>
          </table:table-cell>
          <table:table-cell/>
          <table:table-cell office:value-type="float" office:value="854098" calcext:value-type="float">
            <text:p>854098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5-12-10" calcext:value-type="date">
            <text:p>1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36" calcext:value-type="float">
            <text:p>1,30003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10</text:p>
          </table:table-cell>
          <table:table-cell table:style-name="ce1" office:value-type="string" calcext:value-type="string">
            <text:p>37317368</text:p>
          </table:table-cell>
          <table:table-cell office:value-type="string" calcext:value-type="string">
            <text:p>OLGA LUCIA REYES PE¥ARANDA</text:p>
          </table:table-cell>
          <table:table-cell table:style-name="ce2" office:value-type="date" office:date-value="2015-09-11" calcext:value-type="date">
            <text:p>11/09/15</text:p>
          </table:table-cell>
          <table:table-cell office:value-type="string" calcext:value-type="string">
            <text:p>KE0846</text:p>
          </table:table-cell>
          <table:table-cell table:style-name="ce1" office:value-type="string" calcext:value-type="string">
            <text:p>017828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83334" calcext:value-type="float">
            <text:p>83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79723013</text:p>
          </table:table-cell>
          <table:table-cell office:value-type="string" calcext:value-type="string">
            <text:p>LEONARDO ARENIZ MARTINEZ</text:p>
          </table:table-cell>
          <table:table-cell table:style-name="ce2" office:value-type="date" office:date-value="2015-09-17" calcext:value-type="date">
            <text:p>17/09/15</text:p>
          </table:table-cell>
          <table:table-cell office:value-type="string" calcext:value-type="string">
            <text:p>KE0854</text:p>
          </table:table-cell>
          <table:table-cell table:style-name="ce1" office:value-type="string" calcext:value-type="string">
            <text:p>017836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17" calcext:value-type="date">
            <text:p>17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10</text:p>
          </table:table-cell>
          <table:table-cell table:style-name="ce1" office:value-type="string" calcext:value-type="string">
            <text:p>37317368</text:p>
          </table:table-cell>
          <table:table-cell office:value-type="string" calcext:value-type="string">
            <text:p>OLGA LUCIA REYES PE¥ARANDA</text:p>
          </table:table-cell>
          <table:table-cell table:style-name="ce2" office:value-type="date" office:date-value="2015-09-19" calcext:value-type="date">
            <text:p>19/09/15</text:p>
          </table:table-cell>
          <table:table-cell office:value-type="string" calcext:value-type="string">
            <text:p>KE0863</text:p>
          </table:table-cell>
          <table:table-cell table:style-name="ce1" office:value-type="string" calcext:value-type="string">
            <text:p>017845</text:p>
          </table:table-cell>
          <table:table-cell office:value-type="float" office:value="300000" calcext:value-type="float">
            <text:p>3000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19" calcext:value-type="date">
            <text:p>19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18</text:p>
          </table:table-cell>
          <table:table-cell table:style-name="ce1" office:value-type="string" calcext:value-type="string">
            <text:p>37333666</text:p>
          </table:table-cell>
          <table:table-cell office:value-type="string" calcext:value-type="string">
            <text:p>YESENIA ARENIZ AREVALO</text:p>
          </table:table-cell>
          <table:table-cell table:style-name="ce2" office:value-type="date" office:date-value="2015-09-19" calcext:value-type="date">
            <text:p>19/09/15</text:p>
          </table:table-cell>
          <table:table-cell office:value-type="string" calcext:value-type="string">
            <text:p>KE0866</text:p>
          </table:table-cell>
          <table:table-cell table:style-name="ce1" office:value-type="string" calcext:value-type="string">
            <text:p>017848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19" calcext:value-type="date">
            <text:p>19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57</text:p>
          </table:table-cell>
          <table:table-cell table:style-name="ce1" office:value-type="string" calcext:value-type="string">
            <text:p>37332618</text:p>
          </table:table-cell>
          <table:table-cell office:value-type="string" calcext:value-type="string">
            <text:p>MARTA PATRICIA SANJUAN SARABIA</text:p>
          </table:table-cell>
          <table:table-cell table:style-name="ce2" office:value-type="date" office:date-value="2015-09-21" calcext:value-type="date">
            <text:p>21/09/15</text:p>
          </table:table-cell>
          <table:table-cell office:value-type="string" calcext:value-type="string">
            <text:p>KE0873</text:p>
          </table:table-cell>
          <table:table-cell table:style-name="ce1" office:value-type="string" calcext:value-type="string">
            <text:p>0178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48772" calcext:value-type="float">
            <text:p>48772</text:p>
          </table:table-cell>
          <table:table-cell office:value-type="float" office:value="927991" calcext:value-type="float">
            <text:p>927991</text:p>
          </table:table-cell>
          <table:table-cell office:value-type="float" office:value="36708" calcext:value-type="float">
            <text:p>36708</text:p>
          </table:table-cell>
          <table:table-cell office:value-type="float" office:value="12064" calcext:value-type="float">
            <text:p>12064</text:p>
          </table:table-cell>
          <table:table-cell/>
          <table:table-cell office:value-type="float" office:value="891283" calcext:value-type="float">
            <text:p>89128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21" calcext:value-type="date">
            <text:p>2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126" calcext:value-type="float">
            <text:p>1,300012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05</text:p>
          </table:table-cell>
          <table:table-cell table:style-name="ce1" office:value-type="string" calcext:value-type="string">
            <text:p>1065875639</text:p>
          </table:table-cell>
          <table:table-cell office:value-type="string" calcext:value-type="string">
            <text:p>CAROL YINELLA PE¥ARANDA VASQUEZ</text:p>
          </table:table-cell>
          <table:table-cell table:style-name="ce2" office:value-type="date" office:date-value="2015-09-29" calcext:value-type="date">
            <text:p>29/09/15</text:p>
          </table:table-cell>
          <table:table-cell office:value-type="string" calcext:value-type="string">
            <text:p>KE0878</text:p>
          </table:table-cell>
          <table:table-cell table:style-name="ce1" office:value-type="string" calcext:value-type="string">
            <text:p>01785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" calcext:value-type="float">
            <text:p>12</text:p>
          </table:table-cell>
          <table:table-cell office:value-type="float" office:value="133273" calcext:value-type="float">
            <text:p>133273</text:p>
          </table:table-cell>
          <table:table-cell office:value-type="float" office:value="1262271" calcext:value-type="float">
            <text:p>1262271</text:p>
          </table:table-cell>
          <table:table-cell office:value-type="float" office:value="120650" calcext:value-type="float">
            <text:p>120650</text:p>
          </table:table-cell>
          <table:table-cell office:value-type="float" office:value="12623" calcext:value-type="float">
            <text:p>12623</text:p>
          </table:table-cell>
          <table:table-cell/>
          <table:table-cell office:value-type="float" office:value="1141621" calcext:value-type="float">
            <text:p>1141621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29" calcext:value-type="date">
            <text:p>29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.000023" calcext:value-type="float">
            <text:p>1,000023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06</text:p>
          </table:table-cell>
          <table:table-cell table:style-name="ce1" office:value-type="string" calcext:value-type="string">
            <text:p>37321606</text:p>
          </table:table-cell>
          <table:table-cell office:value-type="string" calcext:value-type="string">
            <text:p>NELLY CECILIA FORGIONY MENESES</text:p>
          </table:table-cell>
          <table:table-cell table:style-name="ce2" office:value-type="date" office:date-value="2015-10-02" calcext:value-type="date">
            <text:p>02/10/15</text:p>
          </table:table-cell>
          <table:table-cell office:value-type="string" calcext:value-type="string">
            <text:p>KE0896</text:p>
          </table:table-cell>
          <table:table-cell table:style-name="ce1" office:value-type="string" calcext:value-type="string">
            <text:p>017854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60" calcext:value-type="float">
            <text:p>60</text:p>
          </table:table-cell>
          <table:table-cell office:value-type="float" office:value="204901" calcext:value-type="float">
            <text:p>204901</text:p>
          </table:table-cell>
          <table:table-cell office:value-type="float" office:value="8309971" calcext:value-type="float">
            <text:p>8309971</text:p>
          </table:table-cell>
          <table:table-cell office:value-type="float" office:value="96871" calcext:value-type="float">
            <text:p>96871</text:p>
          </table:table-cell>
          <table:table-cell office:value-type="float" office:value="108030" calcext:value-type="float">
            <text:p>108030</text:p>
          </table:table-cell>
          <table:table-cell/>
          <table:table-cell office:value-type="float" office:value="8213100" calcext:value-type="float">
            <text:p>821310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45" calcext:value-type="float">
            <text:p>1,30000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42</text:p>
          </table:table-cell>
          <table:table-cell table:style-name="ce1" office:value-type="string" calcext:value-type="string">
            <text:p>37319701</text:p>
          </table:table-cell>
          <table:table-cell office:value-type="string" calcext:value-type="string">
            <text:p>EDILMA NAVARRO JACOME</text:p>
          </table:table-cell>
          <table:table-cell table:style-name="ce2" office:value-type="date" office:date-value="2015-10-02" calcext:value-type="date">
            <text:p>02/10/15</text:p>
          </table:table-cell>
          <table:table-cell office:value-type="string" calcext:value-type="string">
            <text:p>KE0897</text:p>
          </table:table-cell>
          <table:table-cell table:style-name="ce1" office:value-type="string" calcext:value-type="string">
            <text:p>017855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60" calcext:value-type="float">
            <text:p>60</text:p>
          </table:table-cell>
          <table:table-cell office:value-type="float" office:value="60265" calcext:value-type="float">
            <text:p>60265</text:p>
          </table:table-cell>
          <table:table-cell office:value-type="float" office:value="2444109" calcext:value-type="float">
            <text:p>2444109</text:p>
          </table:table-cell>
          <table:table-cell office:value-type="float" office:value="28492" calcext:value-type="float">
            <text:p>28492</text:p>
          </table:table-cell>
          <table:table-cell office:value-type="float" office:value="31773" calcext:value-type="float">
            <text:p>31773</text:p>
          </table:table-cell>
          <table:table-cell/>
          <table:table-cell office:value-type="float" office:value="2415617" calcext:value-type="float">
            <text:p>2415617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2999829" calcext:value-type="float">
            <text:p>1,2999829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68</text:p>
          </table:table-cell>
          <table:table-cell table:style-name="ce1" office:value-type="string" calcext:value-type="string">
            <text:p>37327110</text:p>
          </table:table-cell>
          <table:table-cell office:value-type="string" calcext:value-type="string">
            <text:p>LILIANA QUINTERO NAVARRO</text:p>
          </table:table-cell>
          <table:table-cell table:style-name="ce2" office:value-type="date" office:date-value="2015-10-06" calcext:value-type="date">
            <text:p>06/10/15</text:p>
          </table:table-cell>
          <table:table-cell office:value-type="string" calcext:value-type="string">
            <text:p>KE0898</text:p>
          </table:table-cell>
          <table:table-cell table:style-name="ce1" office:value-type="string" calcext:value-type="string">
            <text:p>01785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8" calcext:value-type="float">
            <text:p>48</text:p>
          </table:table-cell>
          <table:table-cell office:value-type="float" office:value="42204" calcext:value-type="float">
            <text:p>42204</text:p>
          </table:table-cell>
          <table:table-cell office:value-type="float" office:value="1454297" calcext:value-type="float">
            <text:p>1454297</text:p>
          </table:table-cell>
          <table:table-cell office:value-type="float" office:value="23298" calcext:value-type="float">
            <text:p>23298</text:p>
          </table:table-cell>
          <table:table-cell office:value-type="float" office:value="18906" calcext:value-type="float">
            <text:p>18906</text:p>
          </table:table-cell>
          <table:table-cell/>
          <table:table-cell office:value-type="float" office:value="1430999" calcext:value-type="float">
            <text:p>1430999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6" calcext:value-type="date">
            <text:p>06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096" calcext:value-type="float">
            <text:p>1,300009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28</text:p>
          </table:table-cell>
          <table:table-cell table:style-name="ce1" office:value-type="string" calcext:value-type="string">
            <text:p>23690854</text:p>
          </table:table-cell>
          <table:table-cell office:value-type="string" calcext:value-type="string">
            <text:p>NORALBA BARBOSA MORA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6065</text:p>
          </table:table-cell>
          <table:table-cell table:style-name="ce1" office:value-type="string" calcext:value-type="string">
            <text:p>017857</text:p>
          </table:table-cell>
          <table:table-cell office:value-type="float" office:value="33000" calcext:value-type="float">
            <text:p>330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1000" calcext:value-type="float">
            <text:p>11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52</text:p>
          </table:table-cell>
          <table:table-cell table:style-name="ce1" office:value-type="string" calcext:value-type="string">
            <text:p>13175050</text:p>
          </table:table-cell>
          <table:table-cell office:value-type="string" calcext:value-type="string">
            <text:p>YEISON ANTONIO SANCHEZ SANGUINO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4893</text:p>
          </table:table-cell>
          <table:table-cell table:style-name="ce1" office:value-type="string" calcext:value-type="string">
            <text:p>017873</text:p>
          </table:table-cell>
          <table:table-cell office:value-type="float" office:value="187220" calcext:value-type="float">
            <text:p>18722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2406" calcext:value-type="float">
            <text:p>624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52" calcext:value-type="float">
            <text:p>35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29</text:p>
          </table:table-cell>
          <table:table-cell table:style-name="ce1" office:value-type="string" calcext:value-type="string">
            <text:p>37336745</text:p>
          </table:table-cell>
          <table:table-cell office:value-type="string" calcext:value-type="string">
            <text:p>NINI MARCELA BONETT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0497</text:p>
          </table:table-cell>
          <table:table-cell table:style-name="ce1" office:value-type="string" calcext:value-type="string">
            <text:p>017874</text:p>
          </table:table-cell>
          <table:table-cell office:value-type="float" office:value="155110" calcext:value-type="float">
            <text:p>1551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1704" calcext:value-type="float">
            <text:p>517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29</text:p>
          </table:table-cell>
          <table:table-cell table:style-name="ce1" office:value-type="string" calcext:value-type="string">
            <text:p>88138202</text:p>
          </table:table-cell>
          <table:table-cell office:value-type="string" calcext:value-type="string">
            <text:p>JUAN ANTONIO GRECCO ZULUAGA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4894</text:p>
          </table:table-cell>
          <table:table-cell table:style-name="ce1" office:value-type="string" calcext:value-type="string">
            <text:p>017875</text:p>
          </table:table-cell>
          <table:table-cell office:value-type="float" office:value="374600" calcext:value-type="float">
            <text:p>37460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4866" calcext:value-type="float">
            <text:p>1248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45</text:p>
          </table:table-cell>
          <table:table-cell table:style-name="ce1" office:value-type="string" calcext:value-type="string">
            <text:p>39014811</text:p>
          </table:table-cell>
          <table:table-cell office:value-type="string" calcext:value-type="string">
            <text:p>BEATRIZ ELENA CAMARGO GARCIA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7639</text:p>
          </table:table-cell>
          <table:table-cell table:style-name="ce1" office:value-type="string" calcext:value-type="string">
            <text:p>017876</text:p>
          </table:table-cell>
          <table:table-cell office:value-type="float" office:value="384156" calcext:value-type="float">
            <text:p>38415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28052" calcext:value-type="float">
            <text:p>1280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42</text:p>
          </table:table-cell>
          <table:table-cell table:style-name="ce1" office:value-type="string" calcext:value-type="string">
            <text:p>37319701</text:p>
          </table:table-cell>
          <table:table-cell office:value-type="string" calcext:value-type="string">
            <text:p>EDILMA NAVARRO JACOME</text:p>
          </table:table-cell>
          <table:table-cell table:style-name="ce2" office:value-type="date" office:date-value="2015-10-07" calcext:value-type="date">
            <text:p>07/10/15</text:p>
          </table:table-cell>
          <table:table-cell table:style-name="ce1" office:value-type="string" calcext:value-type="string">
            <text:p>14844</text:p>
          </table:table-cell>
          <table:table-cell table:style-name="ce1" office:value-type="string" calcext:value-type="string">
            <text:p>017877</text:p>
          </table:table-cell>
          <table:table-cell office:value-type="float" office:value="49050" calcext:value-type="float">
            <text:p>4905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6350" calcext:value-type="float">
            <text:p>163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5-12-07" calcext:value-type="date">
            <text:p>07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68</text:p>
          </table:table-cell>
          <table:table-cell table:style-name="ce1" office:value-type="string" calcext:value-type="string">
            <text:p>37327110</text:p>
          </table:table-cell>
          <table:table-cell office:value-type="string" calcext:value-type="string">
            <text:p>LILIANA QUINTERO NAVARRO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45</text:p>
          </table:table-cell>
          <table:table-cell table:style-name="ce1" office:value-type="string" calcext:value-type="string">
            <text:p>017878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55</text:p>
          </table:table-cell>
          <table:table-cell table:style-name="ce1" office:value-type="string" calcext:value-type="string">
            <text:p>13362858</text:p>
          </table:table-cell>
          <table:table-cell office:value-type="string" calcext:value-type="string">
            <text:p>ABNER CRIADO CASADIEGO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57</text:p>
          </table:table-cell>
          <table:table-cell table:style-name="ce1" office:value-type="string" calcext:value-type="string">
            <text:p>01789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16</text:p>
          </table:table-cell>
          <table:table-cell table:style-name="ce1" office:value-type="string" calcext:value-type="string">
            <text:p>98629638</text:p>
          </table:table-cell>
          <table:table-cell office:value-type="string" calcext:value-type="string">
            <text:p>ALIRO ALFONSO ANGARITA ALVAREZ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63</text:p>
          </table:table-cell>
          <table:table-cell table:style-name="ce1" office:value-type="string" calcext:value-type="string">
            <text:p>01789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09</text:p>
          </table:table-cell>
          <table:table-cell table:style-name="ce1" office:value-type="string" calcext:value-type="string">
            <text:p>37182452</text:p>
          </table:table-cell>
          <table:table-cell office:value-type="string" calcext:value-type="string">
            <text:p>DORIS LICETH RAMIREZ PEREZ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64</text:p>
          </table:table-cell>
          <table:table-cell table:style-name="ce1" office:value-type="string" calcext:value-type="string">
            <text:p>017897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13359544</text:p>
          </table:table-cell>
          <table:table-cell office:value-type="string" calcext:value-type="string">
            <text:p>ISMAEL DEL REAL SANCHEZ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66</text:p>
          </table:table-cell>
          <table:table-cell table:style-name="ce1" office:value-type="string" calcext:value-type="string">
            <text:p>017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667" calcext:value-type="float">
            <text:p>66667</text:p>
          </table:table-cell>
          <table:table-cell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334" calcext:value-type="float">
            <text:p>3333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10</text:p>
          </table:table-cell>
          <table:table-cell table:style-name="ce1" office:value-type="string" calcext:value-type="string">
            <text:p>37317368</text:p>
          </table:table-cell>
          <table:table-cell office:value-type="string" calcext:value-type="string">
            <text:p>OLGA LUCIA REYES PE¥ARANDA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71</text:p>
          </table:table-cell>
          <table:table-cell table:style-name="ce1" office:value-type="string" calcext:value-type="string">
            <text:p>017904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58</text:p>
          </table:table-cell>
          <table:table-cell table:style-name="ce1" office:value-type="string" calcext:value-type="string">
            <text:p>1091660350</text:p>
          </table:table-cell>
          <table:table-cell office:value-type="string" calcext:value-type="string">
            <text:p>LEIDDY BIVIANA CORONEL CORONEL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72</text:p>
          </table:table-cell>
          <table:table-cell table:style-name="ce1" office:value-type="string" calcext:value-type="string">
            <text:p>0179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27</text:p>
          </table:table-cell>
          <table:table-cell table:style-name="ce1" office:value-type="string" calcext:value-type="string">
            <text:p>36312977</text:p>
          </table:table-cell>
          <table:table-cell office:value-type="string" calcext:value-type="string">
            <text:p>YUDY MENDEZ MIRANDA</text:p>
          </table:table-cell>
          <table:table-cell table:style-name="ce2" office:value-type="date" office:date-value="2015-10-30" calcext:value-type="date">
            <text:p>30/10/15</text:p>
          </table:table-cell>
          <table:table-cell office:value-type="string" calcext:value-type="string">
            <text:p>KE0973</text:p>
          </table:table-cell>
          <table:table-cell table:style-name="ce1" office:value-type="string" calcext:value-type="string">
            <text:p>017906</text:p>
          </table:table-cell>
          <table:table-cell office:value-type="float" office:value="400000" calcext:value-type="float">
            <text:p>4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6667" calcext:value-type="float">
            <text:p>266667</text:p>
          </table:table-cell>
          <table:table-cell office:value-type="float" office:value="133333" calcext:value-type="float">
            <text:p>1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3334" calcext:value-type="float">
            <text:p>133334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76</text:p>
          </table:table-cell>
          <table:table-cell table:style-name="ce1" office:value-type="string" calcext:value-type="string">
            <text:p>5469238</text:p>
          </table:table-cell>
          <table:table-cell office:value-type="string" calcext:value-type="string">
            <text:p>WILLIAM ALFONSO VELASQUEZ QUI¥ONEZ</text:p>
          </table:table-cell>
          <table:table-cell table:style-name="ce2" office:value-type="date" office:date-value="2015-10-31" calcext:value-type="date">
            <text:p>31/10/15</text:p>
          </table:table-cell>
          <table:table-cell office:value-type="string" calcext:value-type="string">
            <text:p>KE0974</text:p>
          </table:table-cell>
          <table:table-cell table:style-name="ce1" office:value-type="string" calcext:value-type="string">
            <text:p>017907</text:p>
          </table:table-cell>
          <table:table-cell office:value-type="float" office:value="1416669" calcext:value-type="float">
            <text:p>1416669</text:p>
          </table:table-cell>
          <table:table-cell office:value-type="float" office:value="16" calcext:value-type="float">
            <text:p>16</text:p>
          </table:table-cell>
          <table:table-cell office:value-type="float" office:value="98641" calcext:value-type="float">
            <text:p>98641</text:p>
          </table:table-cell>
          <table:table-cell office:value-type="float" office:value="1336445" calcext:value-type="float">
            <text:p>1336445</text:p>
          </table:table-cell>
          <table:table-cell office:value-type="float" office:value="81267" calcext:value-type="float">
            <text:p>81267</text:p>
          </table:table-cell>
          <table:table-cell office:value-type="float" office:value="17374" calcext:value-type="float">
            <text:p>17374</text:p>
          </table:table-cell>
          <table:table-cell/>
          <table:table-cell office:value-type="float" office:value="1255178" calcext:value-type="float">
            <text:p>1255178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000161" calcext:value-type="float">
            <text:p>1,3000161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48</text:p>
          </table:table-cell>
          <table:table-cell table:style-name="ce1" office:value-type="string" calcext:value-type="string">
            <text:p>37313423</text:p>
          </table:table-cell>
          <table:table-cell office:value-type="string" calcext:value-type="string">
            <text:p>MARILCE SANCHEZ</text:p>
          </table:table-cell>
          <table:table-cell table:style-name="ce2" office:value-type="date" office:date-value="2015-11-11" calcext:value-type="date">
            <text:p>11/11/15</text:p>
          </table:table-cell>
          <table:table-cell office:value-type="string" calcext:value-type="string">
            <text:p>KE0978</text:p>
          </table:table-cell>
          <table:table-cell table:style-name="ce1" office:value-type="string" calcext:value-type="string">
            <text:p>0179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0" calcext:value-type="float">
            <text:p>60</text:p>
          </table:table-cell>
          <table:table-cell office:value-type="float" office:value="120530" calcext:value-type="float">
            <text:p>1205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5530" calcext:value-type="float">
            <text:p>55530</text:p>
          </table:table-cell>
          <table:table-cell office:value-type="float" office:value="65000" calcext:value-type="float">
            <text:p>65000</text:p>
          </table:table-cell>
          <table:table-cell/>
          <table:table-cell office:value-type="float" office:value="4944470" calcext:value-type="float">
            <text:p>494447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" calcext:value-type="float">
            <text:p>1,3000000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28</text:p>
          </table:table-cell>
          <table:table-cell table:style-name="ce1" office:value-type="string" calcext:value-type="string">
            <text:p>23690854</text:p>
          </table:table-cell>
          <table:table-cell office:value-type="string" calcext:value-type="string">
            <text:p>NORALBA BARBOSA MORA</text:p>
          </table:table-cell>
          <table:table-cell table:style-name="ce2" office:value-type="date" office:date-value="2015-11-11" calcext:value-type="date">
            <text:p>11/11/15</text:p>
          </table:table-cell>
          <table:table-cell office:value-type="string" calcext:value-type="string">
            <text:p>KE0979</text:p>
          </table:table-cell>
          <table:table-cell table:style-name="ce1" office:value-type="string" calcext:value-type="string">
            <text:p>017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6" calcext:value-type="float">
            <text:p>36</text:p>
          </table:table-cell>
          <table:table-cell office:value-type="float" office:value="139839" calcext:value-type="float">
            <text:p>139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87839" calcext:value-type="float">
            <text:p>87839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3912161" calcext:value-type="float">
            <text:p>391216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" calcext:value-type="float">
            <text:p>1,30000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62</text:p>
          </table:table-cell>
          <table:table-cell table:style-name="ce1" office:value-type="string" calcext:value-type="string">
            <text:p>37316148</text:p>
          </table:table-cell>
          <table:table-cell office:value-type="string" calcext:value-type="string">
            <text:p>NORMA ESTER NOGUERA AMAYA</text:p>
          </table:table-cell>
          <table:table-cell table:style-name="ce2" office:value-type="date" office:date-value="2015-11-11" calcext:value-type="date">
            <text:p>11/11/15</text:p>
          </table:table-cell>
          <table:table-cell office:value-type="string" calcext:value-type="string">
            <text:p>KE0980</text:p>
          </table:table-cell>
          <table:table-cell table:style-name="ce1" office:value-type="string" calcext:value-type="string">
            <text:p>01792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" calcext:value-type="float">
            <text:p>12</text:p>
          </table:table-cell>
          <table:table-cell office:value-type="float" office:value="106619" calcext:value-type="float">
            <text:p>1066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4619" calcext:value-type="float">
            <text:p>94619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1105381" calcext:value-type="float">
            <text:p>110538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" calcext:value-type="float">
            <text:p>1,000000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18</text:p>
          </table:table-cell>
          <table:table-cell table:style-name="ce1" office:value-type="string" calcext:value-type="string">
            <text:p>37333666</text:p>
          </table:table-cell>
          <table:table-cell office:value-type="string" calcext:value-type="string">
            <text:p>YESENIA ARENIZ AREVALO</text:p>
          </table:table-cell>
          <table:table-cell table:style-name="ce2" office:value-type="date" office:date-value="2015-11-11" calcext:value-type="date">
            <text:p>11/11/15</text:p>
          </table:table-cell>
          <table:table-cell office:value-type="string" calcext:value-type="string">
            <text:p>KE0981</text:p>
          </table:table-cell>
          <table:table-cell table:style-name="ce1" office:value-type="string" calcext:value-type="string">
            <text:p>01792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" calcext:value-type="float">
            <text:p>12</text:p>
          </table:table-cell>
          <table:table-cell office:value-type="float" office:value="181083" calcext:value-type="float">
            <text:p>18108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5083" calcext:value-type="float">
            <text:p>155083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844917" calcext:value-type="float">
            <text:p>184491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" calcext:value-type="float">
            <text:p>1,30000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40</text:p>
          </table:table-cell>
          <table:table-cell table:style-name="ce1" office:value-type="string" calcext:value-type="string">
            <text:p>13362965</text:p>
          </table:table-cell>
          <table:table-cell office:value-type="string" calcext:value-type="string">
            <text:p>JAVIER NUMA NUMA</text:p>
          </table:table-cell>
          <table:table-cell table:style-name="ce2" office:value-type="date" office:date-value="2015-11-18" calcext:value-type="date">
            <text:p>18/11/15</text:p>
          </table:table-cell>
          <table:table-cell table:style-name="ce1" office:value-type="string" calcext:value-type="string">
            <text:p>0186</text:p>
          </table:table-cell>
          <table:table-cell table:style-name="ce1" office:value-type="string" calcext:value-type="string">
            <text:p>017928</text:p>
          </table:table-cell>
          <table:table-cell office:value-type="float" office:value="93000" calcext:value-type="float">
            <text:p>930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3000" calcext:value-type="float">
            <text:p>93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8" calcext:value-type="date">
            <text:p>18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24</text:p>
          </table:table-cell>
          <table:table-cell table:style-name="ce1" office:value-type="string" calcext:value-type="string">
            <text:p>88138898</text:p>
          </table:table-cell>
          <table:table-cell office:value-type="string" calcext:value-type="string">
            <text:p>JUAN CARLOS MENESES CARRASCAL</text:p>
          </table:table-cell>
          <table:table-cell table:style-name="ce2" office:value-type="date" office:date-value="2015-11-19" calcext:value-type="date">
            <text:p>19/11/15</text:p>
          </table:table-cell>
          <table:table-cell office:value-type="string" calcext:value-type="string">
            <text:p>KE0986</text:p>
          </table:table-cell>
          <table:table-cell table:style-name="ce1" office:value-type="string" calcext:value-type="string">
            <text:p>0179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" calcext:value-type="float">
            <text:p>12</text:p>
          </table:table-cell>
          <table:table-cell office:value-type="float" office:value="106619" calcext:value-type="float">
            <text:p>1066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4619" calcext:value-type="float">
            <text:p>94619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1105381" calcext:value-type="float">
            <text:p>110538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9" calcext:value-type="date">
            <text:p>19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" calcext:value-type="float">
            <text:p>1,000000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90</text:p>
          </table:table-cell>
          <table:table-cell table:style-name="ce1" office:value-type="string" calcext:value-type="string">
            <text:p>6622885</text:p>
          </table:table-cell>
          <table:table-cell office:value-type="string" calcext:value-type="string">
            <text:p>TORIBIO JOSE VIDEZ</text:p>
          </table:table-cell>
          <table:table-cell table:style-name="ce2" office:value-type="date" office:date-value="2015-11-19" calcext:value-type="date">
            <text:p>19/11/15</text:p>
          </table:table-cell>
          <table:table-cell office:value-type="string" calcext:value-type="string">
            <text:p>KE0987</text:p>
          </table:table-cell>
          <table:table-cell table:style-name="ce1" office:value-type="string" calcext:value-type="string">
            <text:p>01793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88849" calcext:value-type="float">
            <text:p>8884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849" calcext:value-type="float">
            <text:p>7884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921151" calcext:value-type="float">
            <text:p>921151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19" calcext:value-type="date">
            <text:p>19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 office:value-type="float" office:value="1" calcext:value-type="float">
            <text:p>1,000000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47</text:p>
          </table:table-cell>
          <table:table-cell table:style-name="ce1" office:value-type="string" calcext:value-type="string">
            <text:p>1065866817</text:p>
          </table:table-cell>
          <table:table-cell office:value-type="string" calcext:value-type="string">
            <text:p>AURA MERCEDES HERNANDEZ MANOSALVA</text:p>
          </table:table-cell>
          <table:table-cell table:style-name="ce2" office:value-type="date" office:date-value="2015-11-24" calcext:value-type="date">
            <text:p>24/11/15</text:p>
          </table:table-cell>
          <table:table-cell office:value-type="string" calcext:value-type="string">
            <text:p>KE0998</text:p>
          </table:table-cell>
          <table:table-cell table:style-name="ce1" office:value-type="string" calcext:value-type="string">
            <text:p>01793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" calcext:value-type="float">
            <text:p>36</text:p>
          </table:table-cell>
          <table:table-cell office:value-type="float" office:value="104880" calcext:value-type="float">
            <text:p>10488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5880" calcext:value-type="float">
            <text:p>65880</text:p>
          </table:table-cell>
          <table:table-cell office:value-type="float" office:value="39000" calcext:value-type="float">
            <text:p>39000</text:p>
          </table:table-cell>
          <table:table-cell/>
          <table:table-cell office:value-type="float" office:value="2934120" calcext:value-type="float">
            <text:p>293412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24" calcext:value-type="date">
            <text:p>24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" calcext:value-type="float">
            <text:p>1,300000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98</text:p>
          </table:table-cell>
          <table:table-cell table:style-name="ce1" office:value-type="string" calcext:value-type="string">
            <text:p>37725114</text:p>
          </table:table-cell>
          <table:table-cell office:value-type="string" calcext:value-type="string">
            <text:p>FRANCELINA PEREZ ASCANIO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08</text:p>
          </table:table-cell>
          <table:table-cell table:style-name="ce1" office:value-type="string" calcext:value-type="string">
            <text:p>017932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60" calcext:value-type="float">
            <text:p>60</text:p>
          </table:table-cell>
          <table:table-cell office:value-type="float" office:value="204901" calcext:value-type="float">
            <text:p>204901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94401" calcext:value-type="float">
            <text:p>94401</text:p>
          </table:table-cell>
          <table:table-cell office:value-type="float" office:value="110500" calcext:value-type="float">
            <text:p>110500</text:p>
          </table:table-cell>
          <table:table-cell/>
          <table:table-cell office:value-type="float" office:value="8405599" calcext:value-type="float">
            <text:p>8405599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 office:value-type="float" office:value="1.3" calcext:value-type="float">
            <text:p>1,3000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85</text:p>
          </table:table-cell>
          <table:table-cell table:style-name="ce1" office:value-type="string" calcext:value-type="string">
            <text:p>88278300</text:p>
          </table:table-cell>
          <table:table-cell office:value-type="string" calcext:value-type="string">
            <text:p>CARLOS ALBERTO PATI¥O PALLARES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20</text:p>
          </table:table-cell>
          <table:table-cell table:style-name="ce1" office:value-type="string" calcext:value-type="string">
            <text:p>017935</text:p>
          </table:table-cell>
          <table:table-cell office:value-type="float" office:value="450000" calcext:value-type="float">
            <text:p>45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51</text:p>
          </table:table-cell>
          <table:table-cell table:style-name="ce1" office:value-type="string" calcext:value-type="string">
            <text:p>37332457</text:p>
          </table:table-cell>
          <table:table-cell office:value-type="string" calcext:value-type="string">
            <text:p>DIRLIANY ANDREA NORIEGA DUARTE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39</text:p>
          </table:table-cell>
          <table:table-cell table:style-name="ce1" office:value-type="string" calcext:value-type="string">
            <text:p>017954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20</text:p>
          </table:table-cell>
          <table:table-cell table:style-name="ce1" office:value-type="string" calcext:value-type="string">
            <text:p>1091653713</text:p>
          </table:table-cell>
          <table:table-cell office:value-type="string" calcext:value-type="string">
            <text:p>LINA FERNANDA MARTINEZ VEGA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40</text:p>
          </table:table-cell>
          <table:table-cell table:style-name="ce1" office:value-type="string" calcext:value-type="string">
            <text:p>01795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29</text:p>
          </table:table-cell>
          <table:table-cell table:style-name="ce1" office:value-type="string" calcext:value-type="string">
            <text:p>37336745</text:p>
          </table:table-cell>
          <table:table-cell office:value-type="string" calcext:value-type="string">
            <text:p>NINI MARCELA BONETT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41</text:p>
          </table:table-cell>
          <table:table-cell table:style-name="ce1" office:value-type="string" calcext:value-type="string">
            <text:p>017956</text:p>
          </table:table-cell>
          <table:table-cell office:value-type="float" office:value="600000" calcext:value-type="float">
            <text:p>6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09</text:p>
          </table:table-cell>
          <table:table-cell table:style-name="ce1" office:value-type="string" calcext:value-type="string">
            <text:p>88279818</text:p>
          </table:table-cell>
          <table:table-cell office:value-type="string" calcext:value-type="string">
            <text:p>EDER NORBERTO FLOREZ SOLANO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45</text:p>
          </table:table-cell>
          <table:table-cell table:style-name="ce1" office:value-type="string" calcext:value-type="string">
            <text:p>01796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33333" calcext:value-type="float">
            <text:p>1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6667" calcext:value-type="float">
            <text:p>26666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30</text:p>
          </table:table-cell>
          <table:table-cell table:style-name="ce1" office:value-type="string" calcext:value-type="string">
            <text:p>88161179</text:p>
          </table:table-cell>
          <table:table-cell office:value-type="string" calcext:value-type="string">
            <text:p>DEWAR WILLMER RICO BAUTISTA</text:p>
          </table:table-cell>
          <table:table-cell table:style-name="ce2" office:value-type="date" office:date-value="2015-11-30" calcext:value-type="date">
            <text:p>30/11/15</text:p>
          </table:table-cell>
          <table:table-cell office:value-type="string" calcext:value-type="string">
            <text:p>KE1046</text:p>
          </table:table-cell>
          <table:table-cell table:style-name="ce1" office:value-type="string" calcext:value-type="string">
            <text:p>01796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30" calcext:value-type="date">
            <text:p>30/12/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411057762</text:p>
          </table:table-cell>
          <table:table-cell/>
          <table:table-cell office:value-type="float" office:value="330" calcext:value-type="float">
            <text:p>33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42</text:p>
          </table:table-cell>
          <table:table-cell table:style-name="ce1" office:value-type="string" calcext:value-type="string">
            <text:p>37314389</text:p>
          </table:table-cell>
          <table:table-cell office:value-type="string" calcext:value-type="string">
            <text:p>ELIZABETH CARRASCAL AREVALO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79</text:p>
          </table:table-cell>
          <table:table-cell table:style-name="ce1" office:value-type="string" calcext:value-type="string">
            <text:p>017962</text:p>
          </table:table-cell>
          <table:table-cell office:value-type="float" office:value="22900" calcext:value-type="float">
            <text:p>22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900" calcext:value-type="float">
            <text:p>2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13359544</text:p>
          </table:table-cell>
          <table:table-cell office:value-type="string" calcext:value-type="string">
            <text:p>ISMAEL DEL REAL SANCHEZ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0</text:p>
          </table:table-cell>
          <table:table-cell table:style-name="ce1" office:value-type="string" calcext:value-type="string">
            <text:p>017963</text:p>
          </table:table-cell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25</text:p>
          </table:table-cell>
          <table:table-cell table:style-name="ce1" office:value-type="string" calcext:value-type="string">
            <text:p>37320753</text:p>
          </table:table-cell>
          <table:table-cell office:value-type="string" calcext:value-type="string">
            <text:p>NUBIA YANETH GARCIA GARCIA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1</text:p>
          </table:table-cell>
          <table:table-cell table:style-name="ce1" office:value-type="string" calcext:value-type="string">
            <text:p>017964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82</text:p>
          </table:table-cell>
          <table:table-cell table:style-name="ce1" office:value-type="string" calcext:value-type="string">
            <text:p>37327445</text:p>
          </table:table-cell>
          <table:table-cell office:value-type="string" calcext:value-type="string">
            <text:p>MARIELA TORCOROMA JULIO ACOSTA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2</text:p>
          </table:table-cell>
          <table:table-cell table:style-name="ce1" office:value-type="string" calcext:value-type="string">
            <text:p>017965</text:p>
          </table:table-cell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24</text:p>
          </table:table-cell>
          <table:table-cell table:style-name="ce1" office:value-type="string" calcext:value-type="string">
            <text:p>88138898</text:p>
          </table:table-cell>
          <table:table-cell office:value-type="string" calcext:value-type="string">
            <text:p>JUAN CARLOS MENESES CARRASCAL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3</text:p>
          </table:table-cell>
          <table:table-cell table:style-name="ce1" office:value-type="string" calcext:value-type="string">
            <text:p>017966</text:p>
          </table:table-cell>
          <table:table-cell office:value-type="float" office:value="21000" calcext:value-type="float">
            <text:p>21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62</text:p>
          </table:table-cell>
          <table:table-cell table:style-name="ce1" office:value-type="string" calcext:value-type="string">
            <text:p>37316148</text:p>
          </table:table-cell>
          <table:table-cell office:value-type="string" calcext:value-type="string">
            <text:p>NORMA ESTER NOGUERA AMAYA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4</text:p>
          </table:table-cell>
          <table:table-cell table:style-name="ce1" office:value-type="string" calcext:value-type="string">
            <text:p>017967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42</text:p>
          </table:table-cell>
          <table:table-cell table:style-name="ce1" office:value-type="string" calcext:value-type="string">
            <text:p>37319701</text:p>
          </table:table-cell>
          <table:table-cell office:value-type="string" calcext:value-type="string">
            <text:p>EDILMA NAVARRO JACOME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5</text:p>
          </table:table-cell>
          <table:table-cell table:style-name="ce1" office:value-type="string" calcext:value-type="string">
            <text:p>017968</text:p>
          </table:table-cell>
          <table:table-cell office:value-type="float" office:value="22900" calcext:value-type="float">
            <text:p>229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900" calcext:value-type="float">
            <text:p>2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82</text:p>
          </table:table-cell>
          <table:table-cell table:style-name="ce1" office:value-type="string" calcext:value-type="string">
            <text:p>5458363</text:p>
          </table:table-cell>
          <table:table-cell office:value-type="string" calcext:value-type="string">
            <text:p>ELIBARDO PACHECO CARRASCAL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6</text:p>
          </table:table-cell>
          <table:table-cell table:style-name="ce1" office:value-type="string" calcext:value-type="string">
            <text:p>017969</text:p>
          </table:table-cell>
          <table:table-cell office:value-type="float" office:value="17500" calcext:value-type="float">
            <text:p>17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04</text:p>
          </table:table-cell>
          <table:table-cell table:style-name="ce1" office:value-type="string" calcext:value-type="string">
            <text:p>37337662</text:p>
          </table:table-cell>
          <table:table-cell office:value-type="string" calcext:value-type="string">
            <text:p>KATIA YULIETH PE¥ARANDA CAICEDO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7</text:p>
          </table:table-cell>
          <table:table-cell table:style-name="ce1" office:value-type="string" calcext:value-type="string">
            <text:p>017970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98</text:p>
          </table:table-cell>
          <table:table-cell table:style-name="ce1" office:value-type="string" calcext:value-type="string">
            <text:p>37725114</text:p>
          </table:table-cell>
          <table:table-cell office:value-type="string" calcext:value-type="string">
            <text:p>FRANCELINA PEREZ ASCANIO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8</text:p>
          </table:table-cell>
          <table:table-cell table:style-name="ce1" office:value-type="string" calcext:value-type="string">
            <text:p>017971</text:p>
          </table:table-cell>
          <table:table-cell office:value-type="float" office:value="25258" calcext:value-type="float">
            <text:p>25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58" calcext:value-type="float">
            <text:p>25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99</text:p>
          </table:table-cell>
          <table:table-cell table:style-name="ce1" office:value-type="string" calcext:value-type="string">
            <text:p>37180514</text:p>
          </table:table-cell>
          <table:table-cell office:value-type="string" calcext:value-type="string">
            <text:p>CLAUDIA MARCELA PEREZ QUINTERO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89</text:p>
          </table:table-cell>
          <table:table-cell table:style-name="ce1" office:value-type="string" calcext:value-type="string">
            <text:p>017972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35</text:p>
          </table:table-cell>
          <table:table-cell table:style-name="ce1" office:value-type="string" calcext:value-type="string">
            <text:p>88283394</text:p>
          </table:table-cell>
          <table:table-cell office:value-type="string" calcext:value-type="string">
            <text:p>ALVEIRO ROSADO GOMEZ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91</text:p>
          </table:table-cell>
          <table:table-cell table:style-name="ce1" office:value-type="string" calcext:value-type="string">
            <text:p>017973</text:p>
          </table:table-cell>
          <table:table-cell office:value-type="float" office:value="17500" calcext:value-type="float">
            <text:p>17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48</text:p>
          </table:table-cell>
          <table:table-cell table:style-name="ce1" office:value-type="string" calcext:value-type="string">
            <text:p>37313423</text:p>
          </table:table-cell>
          <table:table-cell office:value-type="string" calcext:value-type="string">
            <text:p>MARILCE SANCHEZ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90</text:p>
          </table:table-cell>
          <table:table-cell table:style-name="ce1" office:value-type="string" calcext:value-type="string">
            <text:p>017974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49</text:p>
          </table:table-cell>
          <table:table-cell table:style-name="ce1" office:value-type="string" calcext:value-type="string">
            <text:p>88142660</text:p>
          </table:table-cell>
          <table:table-cell office:value-type="string" calcext:value-type="string">
            <text:p>ISAIAS SARABIA PRADA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92</text:p>
          </table:table-cell>
          <table:table-cell table:style-name="ce1" office:value-type="string" calcext:value-type="string">
            <text:p>017975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55</text:p>
          </table:table-cell>
          <table:table-cell table:style-name="ce1" office:value-type="string" calcext:value-type="string">
            <text:p>37310433</text:p>
          </table:table-cell>
          <table:table-cell office:value-type="string" calcext:value-type="string">
            <text:p>BEATRIZ SEPULVEDA BAYONA</text:p>
          </table:table-cell>
          <table:table-cell table:style-name="ce2" office:value-type="date" office:date-value="2015-12-02" calcext:value-type="date">
            <text:p>02/12/15</text:p>
          </table:table-cell>
          <table:table-cell office:value-type="string" calcext:value-type="string">
            <text:p>OV093</text:p>
          </table:table-cell>
          <table:table-cell table:style-name="ce1" office:value-type="string" calcext:value-type="string">
            <text:p>017976</text:p>
          </table:table-cell>
          <table:table-cell office:value-type="float" office:value="24258" calcext:value-type="float">
            <text:p>2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58" calcext:value-type="float">
            <text:p>24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81</text:p>
          </table:table-cell>
          <table:table-cell table:style-name="ce1" office:value-type="string" calcext:value-type="string">
            <text:p>13356592</text:p>
          </table:table-cell>
          <table:table-cell office:value-type="string" calcext:value-type="string">
            <text:p>LUIS AUGUSTO JACOME GOMEZ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5577</text:p>
          </table:table-cell>
          <table:table-cell table:style-name="ce1" office:value-type="string" calcext:value-type="string">
            <text:p>017977</text:p>
          </table:table-cell>
          <table:table-cell office:value-type="float" office:value="132000" calcext:value-type="float">
            <text:p>132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000" calcext:value-type="float">
            <text:p>88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51</text:p>
          </table:table-cell>
          <table:table-cell table:style-name="ce1" office:value-type="string" calcext:value-type="string">
            <text:p>88142435</text:p>
          </table:table-cell>
          <table:table-cell office:value-type="string" calcext:value-type="string">
            <text:p>WILSON CASTILLA GARCIA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5578</text:p>
          </table:table-cell>
          <table:table-cell table:style-name="ce1" office:value-type="string" calcext:value-type="string">
            <text:p>017978</text:p>
          </table:table-cell>
          <table:table-cell office:value-type="float" office:value="33000" calcext:value-type="float">
            <text:p>3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09</text:p>
          </table:table-cell>
          <table:table-cell table:style-name="ce1" office:value-type="string" calcext:value-type="string">
            <text:p>37182452</text:p>
          </table:table-cell>
          <table:table-cell office:value-type="string" calcext:value-type="string">
            <text:p>DORIS LICETH RAMIREZ PEREZ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5580</text:p>
          </table:table-cell>
          <table:table-cell table:style-name="ce1" office:value-type="string" calcext:value-type="string">
            <text:p>017979</text:p>
          </table:table-cell>
          <table:table-cell office:value-type="float" office:value="33000" calcext:value-type="float">
            <text:p>33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8674363</text:p>
          </table:table-cell>
          <table:table-cell office:value-type="string" calcext:value-type="string">
            <text:p>JOSE GABRIEL ARRIETA BAYONA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6066</text:p>
          </table:table-cell>
          <table:table-cell table:style-name="ce1" office:value-type="string" calcext:value-type="string">
            <text:p>017980</text:p>
          </table:table-cell>
          <table:table-cell office:value-type="float" office:value="36400" calcext:value-type="float">
            <text:p>36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400" calcext:value-type="float">
            <text:p>364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02/12/2015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21</text:p>
          </table:table-cell>
          <table:table-cell table:style-name="ce1" office:value-type="string" calcext:value-type="string">
            <text:p>37322419</text:p>
          </table:table-cell>
          <table:table-cell office:value-type="string" calcext:value-type="string">
            <text:p>MARTHA BAYONA GOMEZ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3948</text:p>
          </table:table-cell>
          <table:table-cell table:style-name="ce1" office:value-type="string" calcext:value-type="string">
            <text:p>017982</text:p>
          </table:table-cell>
          <table:table-cell office:value-type="float" office:value="78000" calcext:value-type="float">
            <text:p>7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91</text:p>
          </table:table-cell>
          <table:table-cell table:style-name="ce1" office:value-type="string" calcext:value-type="string">
            <text:p>60264131</text:p>
          </table:table-cell>
          <table:table-cell office:value-type="string" calcext:value-type="string">
            <text:p>JOHANNA XIMENA PAEZ PACHECO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21581</text:p>
          </table:table-cell>
          <table:table-cell table:style-name="ce1" office:value-type="string" calcext:value-type="string">
            <text:p>017983</text:p>
          </table:table-cell>
          <table:table-cell office:value-type="float" office:value="158000" calcext:value-type="float">
            <text:p>15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667" calcext:value-type="float">
            <text:p>52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333" calcext:value-type="float">
            <text:p>10533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45</text:p>
          </table:table-cell>
          <table:table-cell table:style-name="ce1" office:value-type="string" calcext:value-type="string">
            <text:p>39014811</text:p>
          </table:table-cell>
          <table:table-cell office:value-type="string" calcext:value-type="string">
            <text:p>BEATRIZ ELENA CAMARGO GARCIA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12191</text:p>
          </table:table-cell>
          <table:table-cell table:style-name="ce1" office:value-type="string" calcext:value-type="string">
            <text:p>017984</text:p>
          </table:table-cell>
          <table:table-cell office:value-type="float" office:value="149100" calcext:value-type="float">
            <text:p>149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700" calcext:value-type="float">
            <text:p>497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400" calcext:value-type="float">
            <text:p>99400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2" calcext:value-type="date">
            <text:p>02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106</text:p>
          </table:table-cell>
          <table:table-cell table:style-name="ce1" office:value-type="string" calcext:value-type="string">
            <text:p>37321606</text:p>
          </table:table-cell>
          <table:table-cell office:value-type="string" calcext:value-type="string">
            <text:p>NELLY CECILIA FORGIONY MENESES</text:p>
          </table:table-cell>
          <table:table-cell table:style-name="ce2" office:value-type="date" office:date-value="2015-12-03" calcext:value-type="date">
            <text:p>03/12/15</text:p>
          </table:table-cell>
          <table:table-cell table:style-name="ce1" office:value-type="string" calcext:value-type="string">
            <text:p>13659</text:p>
          </table:table-cell>
          <table:table-cell table:style-name="ce1" office:value-type="string" calcext:value-type="string">
            <text:p>0179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667" calcext:value-type="float">
            <text:p>66667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5-12-03" calcext:value-type="date">
            <text:p>03/12/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1605957761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08</text:p>
          </table:table-cell>
          <table:table-cell table:style-name="ce1" office:value-type="string" calcext:value-type="string">
            <text:p>8674363</text:p>
          </table:table-cell>
          <table:table-cell office:value-type="string" calcext:value-type="string">
            <text:p>JOSE GABRIEL ARRIETA BAYONA</text:p>
          </table:table-cell>
          <table:table-cell table:style-name="ce2" office:value-type="date" office:date-value="2015-12-11" calcext:value-type="date">
            <text:p>11/12/15</text:p>
          </table:table-cell>
          <table:table-cell office:value-type="string" calcext:value-type="string">
            <text:p>KE1047</text:p>
          </table:table-cell>
          <table:table-cell table:style-name="ce1" office:value-type="string" calcext:value-type="string">
            <text:p>017988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60" calcext:value-type="float">
            <text:p>60</text:p>
          </table:table-cell>
          <table:table-cell office:value-type="float" office:value="482121" calcext:value-type="float">
            <text:p>48212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1" calcext:value-type="date">
            <text:p>11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55</text:p>
          </table:table-cell>
          <table:table-cell table:style-name="ce1" office:value-type="string" calcext:value-type="string">
            <text:p>37310433</text:p>
          </table:table-cell>
          <table:table-cell office:value-type="string" calcext:value-type="string">
            <text:p>BEATRIZ SEPULVEDA BAYONA</text:p>
          </table:table-cell>
          <table:table-cell table:style-name="ce2" office:value-type="date" office:date-value="2015-12-14" calcext:value-type="date">
            <text:p>14/12/15</text:p>
          </table:table-cell>
          <table:table-cell office:value-type="string" calcext:value-type="string">
            <text:p>KE1054</text:p>
          </table:table-cell>
          <table:table-cell table:style-name="ce1" office:value-type="string" calcext:value-type="string">
            <text:p>01798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4" calcext:value-type="float">
            <text:p>24</text:p>
          </table:table-cell>
          <table:table-cell office:value-type="float" office:value="121931" calcext:value-type="float">
            <text:p>1219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019</text:p>
          </table:table-cell>
          <table:table-cell table:style-name="ce1" office:value-type="string" calcext:value-type="string">
            <text:p>13363582</text:p>
          </table:table-cell>
          <table:table-cell office:value-type="string" calcext:value-type="string">
            <text:p>DAVID AREVALO QUINTERO</text:p>
          </table:table-cell>
          <table:table-cell table:style-name="ce2" office:value-type="date" office:date-value="2015-12-14" calcext:value-type="date">
            <text:p>14/12/15</text:p>
          </table:table-cell>
          <table:table-cell office:value-type="string" calcext:value-type="string">
            <text:p>KE1055</text:p>
          </table:table-cell>
          <table:table-cell table:style-name="ce1" office:value-type="string" calcext:value-type="string">
            <text:p>01799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" calcext:value-type="float">
            <text:p>12</text:p>
          </table:table-cell>
          <table:table-cell office:value-type="float" office:value="142158" calcext:value-type="float">
            <text:p>1421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10</text:p>
          </table:table-cell>
          <table:table-cell table:style-name="ce1" office:value-type="string" calcext:value-type="string">
            <text:p>37317368</text:p>
          </table:table-cell>
          <table:table-cell office:value-type="string" calcext:value-type="string">
            <text:p>OLGA LUCIA REYES PE¥ARANDA</text:p>
          </table:table-cell>
          <table:table-cell table:style-name="ce2" office:value-type="date" office:date-value="2015-12-14" calcext:value-type="date">
            <text:p>14/12/15</text:p>
          </table:table-cell>
          <table:table-cell office:value-type="string" calcext:value-type="string">
            <text:p>KE1056</text:p>
          </table:table-cell>
          <table:table-cell table:style-name="ce1" office:value-type="string" calcext:value-type="string">
            <text:p>017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0" calcext:value-type="float">
            <text:p>60</text:p>
          </table:table-cell>
          <table:table-cell office:value-type="float" office:value="96424" calcext:value-type="float">
            <text:p>964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285</text:p>
          </table:table-cell>
          <table:table-cell table:style-name="ce1" office:value-type="string" calcext:value-type="string">
            <text:p>88278300</text:p>
          </table:table-cell>
          <table:table-cell office:value-type="string" calcext:value-type="string">
            <text:p>CARLOS ALBERTO PATI¥O PALLARES</text:p>
          </table:table-cell>
          <table:table-cell table:style-name="ce2" office:value-type="date" office:date-value="2015-12-14" calcext:value-type="date">
            <text:p>14/12/15</text:p>
          </table:table-cell>
          <table:table-cell office:value-type="string" calcext:value-type="string">
            <text:p>KE1057</text:p>
          </table:table-cell>
          <table:table-cell table:style-name="ce1" office:value-type="string" calcext:value-type="string">
            <text:p>0179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" calcext:value-type="float">
            <text:p>12</text:p>
          </table:table-cell>
          <table:table-cell office:value-type="float" office:value="106619" calcext:value-type="float">
            <text:p>1066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1411057763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0327</text:p>
          </table:table-cell>
          <table:table-cell table:style-name="ce1" office:value-type="string" calcext:value-type="string">
            <text:p>13359544</text:p>
          </table:table-cell>
          <table:table-cell office:value-type="string" calcext:value-type="string">
            <text:p>ISMAEL DEL REAL SANCHEZ</text:p>
          </table:table-cell>
          <table:table-cell table:style-name="ce2" office:value-type="date" office:date-value="2015-12-14" calcext:value-type="date">
            <text:p>14/12/15</text:p>
          </table:table-cell>
          <table:table-cell office:value-type="string" calcext:value-type="string">
            <text:p>KE1061</text:p>
          </table:table-cell>
          <table:table-cell table:style-name="ce1" office:value-type="string" calcext:value-type="string">
            <text:p>0179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90542" calcext:value-type="float">
            <text:p>905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12-14" calcext:value-type="date">
            <text:p>14/12/15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1411057761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 table:number-rows-repeated="104846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oja2" table:style-name="ta1">
        <table:table-column table:style-name="co13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6" table:default-cell-style-name="Default"/>
        <table:table-column table:style-name="co24" table:default-cell-style-name="ce6"/>
        <table:table-column table:style-name="co13" table:default-cell-style-name="Default"/>
        <table:table-column table:style-name="co25" table:default-cell-style-name="Default"/>
        <table:table-column table:style-name="co13" table:default-cell-style-name="ce6"/>
        <table:table-column table:style-name="co13" table:number-columns-repeated="12" table:default-cell-style-name="Default"/>
        <table:table-column table:style-name="co13" table:number-columns-repeated="2" table:default-cell-style-name="ce6"/>
        <table:table-column table:style-name="co13" table:number-columns-repeated="8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_AGENCIA</text:p>
          </table:table-cell>
          <table:table-cell office:value-type="string" calcext:value-type="string">
            <text:p>ID_COLOCACION</text:p>
          </table:table-cell>
          <table:table-cell office:value-type="string" calcext:value-type="string">
            <text:p>ID_IDENTIFICACION</text:p>
          </table:table-cell>
          <table:table-cell office:value-type="string" calcext:value-type="string">
            <text:p>ID_PERSONA</text:p>
          </table:table-cell>
          <table:table-cell office:value-type="string" calcext:value-type="string">
            <text:p>ID_CLASIFICACION</text:p>
          </table:table-cell>
          <table:table-cell office:value-type="string" calcext:value-type="string">
            <text:p>ID_LINEA</text:p>
          </table:table-cell>
          <table:table-cell office:value-type="string" calcext:value-type="string">
            <text:p>ID_INVERSION</text:p>
          </table:table-cell>
          <table:table-cell office:value-type="string" calcext:value-type="string">
            <text:p>ID_RESPALDO</text:p>
          </table:table-cell>
          <table:table-cell office:value-type="string" calcext:value-type="string">
            <text:p>ID_GARANTIA</text:p>
          </table:table-cell>
          <table:table-cell office:value-type="string" calcext:value-type="string">
            <text:p>ID_CATEGORIA</text:p>
          </table:table-cell>
          <table:table-cell office:value-type="string" calcext:value-type="string">
            <text:p>ID_EVALUACION</text:p>
          </table:table-cell>
          <table:table-cell office:value-type="string" calcext:value-type="string">
            <text:p>FECHA_DESEMBOLSO</text:p>
          </table:table-cell>
          <table:table-cell office:value-type="string" calcext:value-type="string">
            <text:p>VALOR_DESEMBOLSO</text:p>
          </table:table-cell>
          <table:table-cell office:value-type="string" calcext:value-type="string">
            <text:p>PLAZO_COLOCACION</text:p>
          </table:table-cell>
          <table:table-cell office:value-type="string" calcext:value-type="string">
            <text:p>FECHA_VENCIMIENTO</text:p>
          </table:table-cell>
          <table:table-cell office:value-type="string" calcext:value-type="string">
            <text:p>TIPO_INTERES</text:p>
          </table:table-cell>
          <table:table-cell office:value-type="string" calcext:value-type="string">
            <text:p>ID_INTERES</text:p>
          </table:table-cell>
          <table:table-cell office:value-type="string" calcext:value-type="string">
            <text:p>TASA_INTERES_CORRIENTE</text:p>
          </table:table-cell>
          <table:table-cell office:value-type="string" calcext:value-type="string">
            <text:p>TASA_INTERES_MORA</text:p>
          </table:table-cell>
          <table:table-cell office:value-type="string" calcext:value-type="string">
            <text:p>PUNTOS_INTERES</text:p>
          </table:table-cell>
          <table:table-cell office:value-type="string" calcext:value-type="string">
            <text:p>ID_TIPO_CUOTA</text:p>
          </table:table-cell>
          <table:table-cell office:value-type="string" calcext:value-type="string">
            <text:p>AMORTIZA_CAPITAL</text:p>
          </table:table-cell>
          <table:table-cell office:value-type="string" calcext:value-type="string">
            <text:p>AMORTIZA_INTERES</text:p>
          </table:table-cell>
          <table:table-cell office:value-type="string" calcext:value-type="string">
            <text:p>PERIODO_GRACIA</text:p>
          </table:table-cell>
          <table:table-cell office:value-type="string" calcext:value-type="string">
            <text:p>DIAS_PRORROGADOS</text:p>
          </table:table-cell>
          <table:table-cell office:value-type="string" calcext:value-type="string">
            <text:p>VALOR_CUOTA</text:p>
          </table:table-cell>
          <table:table-cell office:value-type="string" calcext:value-type="string">
            <text:p>ABONOS_CAPITAL</text:p>
          </table:table-cell>
          <table:table-cell office:value-type="string" calcext:value-type="string">
            <text:p>FECHA_CAPITAL</text:p>
          </table:table-cell>
          <table:table-cell office:value-type="string" calcext:value-type="string">
            <text:p>FECHA_INTERES</text:p>
          </table:table-cell>
          <table:table-cell office:value-type="string" calcext:value-type="string">
            <text:p>ID_ESTADO_COLOCACION</text:p>
          </table:table-cell>
          <table:table-cell office:value-type="string" calcext:value-type="string">
            <text:p>ID_ENTE_APROBADOR</text:p>
          </table:table-cell>
          <table:table-cell office:value-type="string" calcext:value-type="string">
            <text:p>ID_EMPLEADO</text:p>
          </table:table-cell>
          <table:table-cell office:value-type="string" calcext:value-type="string">
            <text:p>NOTA_CONTABLE</text:p>
          </table:table-cell>
          <table:table-cell office:value-type="string" calcext:value-type="string">
            <text:p>NUMERO_CUENTA</text:p>
          </table:table-cell>
          <table:table-cell office:value-type="string" calcext:value-type="string">
            <text:p>ES_ANORMAL</text:p>
          </table:table-cell>
          <table:table-cell office:value-type="string" calcext:value-type="string">
            <text:p>DIAS_PAGO</text:p>
          </table:table-cell>
          <table:table-cell office:value-type="string" calcext:value-type="string">
            <text:p>RECIPROCIDAD</text:p>
          </table:table-cell>
          <table:table-cell office:value-type="string" calcext:value-type="string">
            <text:p>FECHA_SALD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10013587</text:p>
          </table:table-cell>
          <table:table-cell office:value-type="float" office:value="3" calcext:value-type="float">
            <text:p>3</text:p>
          </table:table-cell>
          <table:table-cell table:formula="of:=[Hoja1.B2]" office:value-type="string" office:string-value="88136973" calcext:value-type="string">
            <text:p>881369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]" office:value-type="date" office:date-value="2011-05-04" calcext:value-type="date">
            <text:p>2011/05/04</text:p>
          </table:table-cell>
          <table:table-cell table:style-name="ce3" table:formula="of:=[Hoja1.G2]" office:value-type="float" office:value="6000000" calcext:value-type="float">
            <text:p>6000000</text:p>
          </table:table-cell>
          <table:table-cell table:formula="of:=[Hoja1.H2]*30" office:value-type="float" office:value="1800" calcext:value-type="float">
            <text:p>1800</text:p>
          </table:table-cell>
          <table:table-cell table:formula="of:=[.L2]+[.N2]" office:value-type="date" office:date-value="2016-04-07" calcext:value-type="date">
            <text:p>2016/04/07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]" office:value-type="float" office:value="1.5000323" calcext:value-type="float">
            <text:p>1,5000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]" office:value-type="float" office:value="152361" calcext:value-type="float">
            <text:p>152361</text:p>
          </table:table-cell>
          <table:table-cell table:formula="of:=[.M2]-[Hoja1.N2]" office:value-type="float" office:value="5412780" calcext:value-type="float">
            <text:p>541278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]" office:value-type="string" office:string-value="CE5990" calcext:value-type="string">
            <text:p>CE5990</text:p>
          </table:table-cell>
          <table:table-cell table:formula="of:=[Hoja1.A2]" office:value-type="string" office:string-value="0244" calcext:value-type="string">
            <text:p>0244</text:p>
          </table:table-cell>
          <table:table-cell office:value-type="float" office:value="0" calcext:value-type="float">
            <text:p>0</text:p>
          </table:table-cell>
          <table:table-cell table:formula="of:=SUM(30-DAY([.L2])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20014935</text:p>
          </table:table-cell>
          <table:table-cell office:value-type="float" office:value="3" calcext:value-type="float">
            <text:p>3</text:p>
          </table:table-cell>
          <table:table-cell table:formula="of:=[Hoja1.B3]" office:value-type="string" office:string-value="37319855" calcext:value-type="string">
            <text:p>373198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]" office:value-type="date" office:date-value="2012-06-10" calcext:value-type="date">
            <text:p>2012/06/10</text:p>
          </table:table-cell>
          <table:table-cell table:style-name="ce3" table:formula="of:=[Hoja1.G3]" office:value-type="float" office:value="6400000" calcext:value-type="float">
            <text:p>6400000</text:p>
          </table:table-cell>
          <table:table-cell table:formula="of:=[Hoja1.H3]*30" office:value-type="float" office:value="1800" calcext:value-type="float">
            <text:p>1800</text:p>
          </table:table-cell>
          <table:table-cell table:formula="of:=[.L3]+[.N3]" office:value-type="date" office:date-value="2017-05-15" calcext:value-type="date">
            <text:p>2017/05/1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]" office:value-type="float" office:value="1.500001" calcext:value-type="float">
            <text:p>1,500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]" office:value-type="float" office:value="162518" calcext:value-type="float">
            <text:p>162518</text:p>
          </table:table-cell>
          <table:table-cell table:formula="of:=[.M3]-[Hoja1.N3]" office:value-type="float" office:value="3977247" calcext:value-type="float">
            <text:p>397724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]" office:value-type="string" office:string-value="CE6457" calcext:value-type="string">
            <text:p>CE6457</text:p>
          </table:table-cell>
          <table:table-cell table:formula="of:=[Hoja1.A3]" office:value-type="string" office:string-value="0162" calcext:value-type="string">
            <text:p>0162</text:p>
          </table:table-cell>
          <table:table-cell office:value-type="float" office:value="0" calcext:value-type="float">
            <text:p>0</text:p>
          </table:table-cell>
          <table:table-cell table:formula="of:=SUM(30-DAY([.L3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20015073</text:p>
          </table:table-cell>
          <table:table-cell office:value-type="float" office:value="3" calcext:value-type="float">
            <text:p>3</text:p>
          </table:table-cell>
          <table:table-cell table:formula="of:=[Hoja1.B4]" office:value-type="string" office:string-value="13175050" calcext:value-type="string">
            <text:p>131750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]" office:value-type="date" office:date-value="2012-08-10" calcext:value-type="date">
            <text:p>2012/08/10</text:p>
          </table:table-cell>
          <table:table-cell table:style-name="ce3" table:formula="of:=[Hoja1.G4]" office:value-type="float" office:value="4400000" calcext:value-type="float">
            <text:p>4400000</text:p>
          </table:table-cell>
          <table:table-cell table:formula="of:=[Hoja1.H4]*30" office:value-type="float" office:value="1800" calcext:value-type="float">
            <text:p>1800</text:p>
          </table:table-cell>
          <table:table-cell table:formula="of:=[.L4]+[.N4]" office:value-type="date" office:date-value="2017-07-15" calcext:value-type="date">
            <text:p>2017/07/1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]" office:value-type="float" office:value="1.4999927" calcext:value-type="float">
            <text:p>1,499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]" office:value-type="float" office:value="111731" calcext:value-type="float">
            <text:p>111731</text:p>
          </table:table-cell>
          <table:table-cell table:formula="of:=[.M4]-[Hoja1.N4]" office:value-type="float" office:value="2564681" calcext:value-type="float">
            <text:p>256468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]" office:value-type="string" office:string-value="CE6495" calcext:value-type="string">
            <text:p>CE6495</text:p>
          </table:table-cell>
          <table:table-cell table:formula="of:=[Hoja1.A4]" office:value-type="string" office:string-value="0352" calcext:value-type="string">
            <text:p>0352</text:p>
          </table:table-cell>
          <table:table-cell office:value-type="float" office:value="0" calcext:value-type="float">
            <text:p>0</text:p>
          </table:table-cell>
          <table:table-cell table:formula="of:=SUM(30-DAY([.L4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30015690</text:p>
          </table:table-cell>
          <table:table-cell office:value-type="float" office:value="3" calcext:value-type="float">
            <text:p>3</text:p>
          </table:table-cell>
          <table:table-cell table:formula="of:=[Hoja1.B5]" office:value-type="string" office:string-value="37180514" calcext:value-type="string">
            <text:p>371805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]" office:value-type="date" office:date-value="2013-04-17" calcext:value-type="date">
            <text:p>2013/04/17</text:p>
          </table:table-cell>
          <table:table-cell table:style-name="ce3" table:formula="of:=[Hoja1.G5]" office:value-type="float" office:value="4300000" calcext:value-type="float">
            <text:p>4300000</text:p>
          </table:table-cell>
          <table:table-cell table:formula="of:=[Hoja1.H5]*30" office:value-type="float" office:value="1080" calcext:value-type="float">
            <text:p>1080</text:p>
          </table:table-cell>
          <table:table-cell table:formula="of:=[.L5]+[.N5]" office:value-type="date" office:date-value="2016-04-01" calcext:value-type="date">
            <text:p>2016/04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]" office:value-type="float" office:value="1.5000672" calcext:value-type="float">
            <text:p>1,5000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]" office:value-type="float" office:value="155455" calcext:value-type="float">
            <text:p>155455</text:p>
          </table:table-cell>
          <table:table-cell table:formula="of:=[.M5]-[Hoja1.N5]" office:value-type="float" office:value="3700802" calcext:value-type="float">
            <text:p>3700802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]" office:value-type="string" office:string-value="6797" calcext:value-type="string">
            <text:p>6797</text:p>
          </table:table-cell>
          <table:table-cell table:formula="of:=[Hoja1.A5]" office:value-type="string" office:string-value="0299" calcext:value-type="string">
            <text:p>0299</text:p>
          </table:table-cell>
          <table:table-cell office:value-type="float" office:value="0" calcext:value-type="float">
            <text:p>0</text:p>
          </table:table-cell>
          <table:table-cell table:formula="of:=SUM(30-DAY([.L5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30015772</text:p>
          </table:table-cell>
          <table:table-cell office:value-type="float" office:value="3" calcext:value-type="float">
            <text:p>3</text:p>
          </table:table-cell>
          <table:table-cell table:formula="of:=[Hoja1.B6]" office:value-type="string" office:string-value="37333033" calcext:value-type="string">
            <text:p>373330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]" office:value-type="date" office:date-value="2013-05-20" calcext:value-type="date">
            <text:p>2013/05/20</text:p>
          </table:table-cell>
          <table:table-cell table:style-name="ce3" table:formula="of:=[Hoja1.G6]" office:value-type="float" office:value="7000000" calcext:value-type="float">
            <text:p>7000000</text:p>
          </table:table-cell>
          <table:table-cell table:formula="of:=[Hoja1.H6]*30" office:value-type="float" office:value="1080" calcext:value-type="float">
            <text:p>1080</text:p>
          </table:table-cell>
          <table:table-cell table:formula="of:=[.L6]+[.N6]" office:value-type="date" office:date-value="2016-05-04" calcext:value-type="date">
            <text:p>2016/05/0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]" office:value-type="float" office:value="1.4999702" calcext:value-type="float">
            <text:p>1,4999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]" office:value-type="float" office:value="253067" calcext:value-type="float">
            <text:p>253067</text:p>
          </table:table-cell>
          <table:table-cell table:formula="of:=[.M6]-[Hoja1.N6]" office:value-type="float" office:value="5789679" calcext:value-type="float">
            <text:p>578967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]" office:value-type="string" office:string-value="CE6845" calcext:value-type="string">
            <text:p>CE6845</text:p>
          </table:table-cell>
          <table:table-cell table:formula="of:=[Hoja1.A6]" office:value-type="string" office:string-value="0014" calcext:value-type="string">
            <text:p>0014</text:p>
          </table:table-cell>
          <table:table-cell office:value-type="float" office:value="0" calcext:value-type="float">
            <text:p>0</text:p>
          </table:table-cell>
          <table:table-cell table:formula="of:=SUM(30-DAY([.L6])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30016026</text:p>
          </table:table-cell>
          <table:table-cell office:value-type="float" office:value="3" calcext:value-type="float">
            <text:p>3</text:p>
          </table:table-cell>
          <table:table-cell table:formula="of:=[Hoja1.B7]" office:value-type="string" office:string-value="37325197" calcext:value-type="string">
            <text:p>373251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]" office:value-type="date" office:date-value="2013-09-12" calcext:value-type="date">
            <text:p>2013/09/12</text:p>
          </table:table-cell>
          <table:table-cell table:style-name="ce3" table:formula="of:=[Hoja1.G7]" office:value-type="float" office:value="6500000" calcext:value-type="float">
            <text:p>6500000</text:p>
          </table:table-cell>
          <table:table-cell table:formula="of:=[Hoja1.H7]*30" office:value-type="float" office:value="1200" calcext:value-type="float">
            <text:p>1200</text:p>
          </table:table-cell>
          <table:table-cell table:formula="of:=[.L7]+[.N7]" office:value-type="date" office:date-value="2016-12-25" calcext:value-type="date">
            <text:p>2016/12/2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]" office:value-type="float" office:value="1.2999869" calcext:value-type="float">
            <text:p>1,2999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]" office:value-type="float" office:value="209426" calcext:value-type="float">
            <text:p>209426</text:p>
          </table:table-cell>
          <table:table-cell table:formula="of:=[.M7]-[Hoja1.N7]" office:value-type="float" office:value="4009910" calcext:value-type="float">
            <text:p>400991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]" office:value-type="string" office:string-value="CE6983" calcext:value-type="string">
            <text:p>CE6983</text:p>
          </table:table-cell>
          <table:table-cell table:formula="of:=[Hoja1.A7]" office:value-type="string" office:string-value="0326" calcext:value-type="string">
            <text:p>0326</text:p>
          </table:table-cell>
          <table:table-cell office:value-type="float" office:value="0" calcext:value-type="float">
            <text:p>0</text:p>
          </table:table-cell>
          <table:table-cell table:formula="of:=SUM(30-DAY([.L7])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414</text:p>
          </table:table-cell>
          <table:table-cell office:value-type="float" office:value="3" calcext:value-type="float">
            <text:p>3</text:p>
          </table:table-cell>
          <table:table-cell table:formula="of:=[Hoja1.B8]" office:value-type="string" office:string-value="13350658" calcext:value-type="string">
            <text:p>133506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]" office:value-type="date" office:date-value="2014-03-18" calcext:value-type="date">
            <text:p>2014/03/18</text:p>
          </table:table-cell>
          <table:table-cell table:style-name="ce3" table:formula="of:=[Hoja1.G8]" office:value-type="float" office:value="20000000" calcext:value-type="float">
            <text:p>20000000</text:p>
          </table:table-cell>
          <table:table-cell table:formula="of:=[Hoja1.H8]*30" office:value-type="float" office:value="1800" calcext:value-type="float">
            <text:p>1800</text:p>
          </table:table-cell>
          <table:table-cell table:formula="of:=[.L8]+[.N8]" office:value-type="date" office:date-value="2019-02-20" calcext:value-type="date">
            <text:p>2019/02/2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]" office:value-type="float" office:value="1.3000009" calcext:value-type="float">
            <text:p>1,3000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]" office:value-type="float" office:value="482121" calcext:value-type="float">
            <text:p>482121</text:p>
          </table:table-cell>
          <table:table-cell table:formula="of:=[.M8]-[Hoja1.N8]" office:value-type="float" office:value="5323911" calcext:value-type="float">
            <text:p>532391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]" office:value-type="string" office:string-value="CE7207" calcext:value-type="string">
            <text:p>CE7207</text:p>
          </table:table-cell>
          <table:table-cell table:formula="of:=[Hoja1.A8]" office:value-type="string" office:string-value="0342" calcext:value-type="string">
            <text:p>0342</text:p>
          </table:table-cell>
          <table:table-cell office:value-type="float" office:value="0" calcext:value-type="float">
            <text:p>0</text:p>
          </table:table-cell>
          <table:table-cell table:formula="of:=SUM(30-DAY([.L8])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717</text:p>
          </table:table-cell>
          <table:table-cell office:value-type="float" office:value="3" calcext:value-type="float">
            <text:p>3</text:p>
          </table:table-cell>
          <table:table-cell table:formula="of:=[Hoja1.B9]" office:value-type="string" office:string-value="8674363" calcext:value-type="string">
            <text:p>86743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]" office:value-type="date" office:date-value="2014-07-17" calcext:value-type="date">
            <text:p>2014/07/17</text:p>
          </table:table-cell>
          <table:table-cell table:style-name="ce3" table:formula="of:=[Hoja1.G9]" office:value-type="float" office:value="20000000" calcext:value-type="float">
            <text:p>20000000</text:p>
          </table:table-cell>
          <table:table-cell table:formula="of:=[Hoja1.H9]*30" office:value-type="float" office:value="1800" calcext:value-type="float">
            <text:p>1800</text:p>
          </table:table-cell>
          <table:table-cell table:formula="of:=[.L9]+[.N9]" office:value-type="date" office:date-value="2019-06-21" calcext:value-type="date">
            <text:p>2019/06/2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]" office:value-type="float" office:value="1.2999999" calcext:value-type="float">
            <text:p>1,29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]" office:value-type="float" office:value="482121" calcext:value-type="float">
            <text:p>482121</text:p>
          </table:table-cell>
          <table:table-cell table:formula="of:=[.M9]-[Hoja1.N9]" office:value-type="float" office:value="20000000" calcext:value-type="float">
            <text:p>200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]" office:value-type="string" office:string-value="CE7348" calcext:value-type="string">
            <text:p>CE7348</text:p>
          </table:table-cell>
          <table:table-cell table:formula="of:=[Hoja1.A9]" office:value-type="string" office:string-value="0008" calcext:value-type="string">
            <text:p>0008</text:p>
          </table:table-cell>
          <table:table-cell office:value-type="float" office:value="0" calcext:value-type="float">
            <text:p>0</text:p>
          </table:table-cell>
          <table:table-cell table:formula="of:=SUM(30-DAY([.L9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719</text:p>
          </table:table-cell>
          <table:table-cell office:value-type="float" office:value="3" calcext:value-type="float">
            <text:p>3</text:p>
          </table:table-cell>
          <table:table-cell table:formula="of:=[Hoja1.B10]" office:value-type="string" office:string-value="37326418" calcext:value-type="string">
            <text:p>373264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]" office:value-type="date" office:date-value="2014-07-29" calcext:value-type="date">
            <text:p>2014/07/29</text:p>
          </table:table-cell>
          <table:table-cell table:style-name="ce3" table:formula="of:=[Hoja1.G10]" office:value-type="float" office:value="5700000" calcext:value-type="float">
            <text:p>5700000</text:p>
          </table:table-cell>
          <table:table-cell table:formula="of:=[Hoja1.H10]*30" office:value-type="float" office:value="1800" calcext:value-type="float">
            <text:p>1800</text:p>
          </table:table-cell>
          <table:table-cell table:formula="of:=[.L10]+[.N10]" office:value-type="date" office:date-value="2019-07-03" calcext:value-type="date">
            <text:p>2019/07/0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]" office:value-type="float" office:value="1.3000068" calcext:value-type="float">
            <text:p>1,300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]" office:value-type="float" office:value="137404" calcext:value-type="float">
            <text:p>137404</text:p>
          </table:table-cell>
          <table:table-cell table:formula="of:=[.M10]-[Hoja1.N10]" office:value-type="float" office:value="1195706" calcext:value-type="float">
            <text:p>119570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]" office:value-type="string" office:string-value="CE7359" calcext:value-type="string">
            <text:p>CE7359</text:p>
          </table:table-cell>
          <table:table-cell table:formula="of:=[Hoja1.A10]" office:value-type="string" office:string-value="0111" calcext:value-type="string">
            <text:p>0111</text:p>
          </table:table-cell>
          <table:table-cell office:value-type="float" office:value="0" calcext:value-type="float">
            <text:p>0</text:p>
          </table:table-cell>
          <table:table-cell table:formula="of:=SUM(30-DAY([.L10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720</text:p>
          </table:table-cell>
          <table:table-cell office:value-type="float" office:value="3" calcext:value-type="float">
            <text:p>3</text:p>
          </table:table-cell>
          <table:table-cell table:formula="of:=[Hoja1.B11]" office:value-type="string" office:string-value="31153553" calcext:value-type="string">
            <text:p>311535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1]" office:value-type="date" office:date-value="2014-07-29" calcext:value-type="date">
            <text:p>2014/07/29</text:p>
          </table:table-cell>
          <table:table-cell table:style-name="ce3" table:formula="of:=[Hoja1.G11]" office:value-type="float" office:value="3000000" calcext:value-type="float">
            <text:p>3000000</text:p>
          </table:table-cell>
          <table:table-cell table:formula="of:=[Hoja1.H11]*30" office:value-type="float" office:value="540" calcext:value-type="float">
            <text:p>540</text:p>
          </table:table-cell>
          <table:table-cell table:formula="of:=[.L11]+[.N11]" office:value-type="date" office:date-value="2016-01-20" calcext:value-type="date">
            <text:p>2016/01/2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1]" office:value-type="float" office:value="1.2999303" calcext:value-type="float">
            <text:p>1,2999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1]" office:value-type="float" office:value="188003" calcext:value-type="float">
            <text:p>188003</text:p>
          </table:table-cell>
          <table:table-cell table:formula="of:=[.M11]-[Hoja1.N11]" office:value-type="float" office:value="2814420" calcext:value-type="float">
            <text:p>281442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1]" office:value-type="string" office:string-value="CE7360" calcext:value-type="string">
            <text:p>CE7360</text:p>
          </table:table-cell>
          <table:table-cell table:formula="of:=[Hoja1.A11]" office:value-type="string" office:string-value="0121" calcext:value-type="string">
            <text:p>0121</text:p>
          </table:table-cell>
          <table:table-cell office:value-type="float" office:value="0" calcext:value-type="float">
            <text:p>0</text:p>
          </table:table-cell>
          <table:table-cell table:formula="of:=SUM(30-DAY([.L11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721</text:p>
          </table:table-cell>
          <table:table-cell office:value-type="float" office:value="3" calcext:value-type="float">
            <text:p>3</text:p>
          </table:table-cell>
          <table:table-cell table:formula="of:=[Hoja1.B12]" office:value-type="string" office:string-value="13356592" calcext:value-type="string">
            <text:p>133565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2]" office:value-type="date" office:date-value="2014-07-29" calcext:value-type="date">
            <text:p>2014/07/29</text:p>
          </table:table-cell>
          <table:table-cell table:style-name="ce3" table:formula="of:=[Hoja1.G12]" office:value-type="float" office:value="10000000" calcext:value-type="float">
            <text:p>10000000</text:p>
          </table:table-cell>
          <table:table-cell table:formula="of:=[Hoja1.H12]*30" office:value-type="float" office:value="720" calcext:value-type="float">
            <text:p>720</text:p>
          </table:table-cell>
          <table:table-cell table:formula="of:=[.L12]+[.N12]" office:value-type="date" office:date-value="2016-07-18" calcext:value-type="date">
            <text:p>2016/07/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2]" office:value-type="float" office:value="1.3000014" calcext:value-type="float">
            <text:p>1,3000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2]" office:value-type="float" office:value="487722" calcext:value-type="float">
            <text:p>487722</text:p>
          </table:table-cell>
          <table:table-cell table:formula="of:=[.M12]-[Hoja1.N12]" office:value-type="float" office:value="6756769" calcext:value-type="float">
            <text:p>675676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2]" office:value-type="string" office:string-value="CE7361" calcext:value-type="string">
            <text:p>CE7361</text:p>
          </table:table-cell>
          <table:table-cell table:formula="of:=[Hoja1.A12]" office:value-type="string" office:string-value="0181" calcext:value-type="string">
            <text:p>0181</text:p>
          </table:table-cell>
          <table:table-cell office:value-type="float" office:value="0" calcext:value-type="float">
            <text:p>0</text:p>
          </table:table-cell>
          <table:table-cell table:formula="of:=SUM(30-DAY([.L12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723</text:p>
          </table:table-cell>
          <table:table-cell office:value-type="float" office:value="3" calcext:value-type="float">
            <text:p>3</text:p>
          </table:table-cell>
          <table:table-cell table:formula="of:=[Hoja1.B13]" office:value-type="string" office:string-value="37320753" calcext:value-type="string">
            <text:p>373207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3]" office:value-type="date" office:date-value="2014-07-31" calcext:value-type="date">
            <text:p>2014/07/31</text:p>
          </table:table-cell>
          <table:table-cell table:style-name="ce3" table:formula="of:=[Hoja1.G13]" office:value-type="float" office:value="4500000" calcext:value-type="float">
            <text:p>4500000</text:p>
          </table:table-cell>
          <table:table-cell table:formula="of:=[Hoja1.H13]*30" office:value-type="float" office:value="1080" calcext:value-type="float">
            <text:p>1080</text:p>
          </table:table-cell>
          <table:table-cell table:formula="of:=[.L13]+[.N13]" office:value-type="date" office:date-value="2017-07-15" calcext:value-type="date">
            <text:p>2017/07/1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3]" office:value-type="float" office:value="1.3000104" calcext:value-type="float">
            <text:p>1,3000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3]" office:value-type="float" office:value="157319" calcext:value-type="float">
            <text:p>157319</text:p>
          </table:table-cell>
          <table:table-cell table:formula="of:=[.M13]-[Hoja1.N13]" office:value-type="float" office:value="1866526" calcext:value-type="float">
            <text:p>186652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3]" office:value-type="string" office:string-value="CE7366" calcext:value-type="string">
            <text:p>CE7366</text:p>
          </table:table-cell>
          <table:table-cell table:formula="of:=[Hoja1.A13]" office:value-type="string" office:string-value="0125" calcext:value-type="string">
            <text:p>0125</text:p>
          </table:table-cell>
          <table:table-cell office:value-type="float" office:value="0" calcext:value-type="float">
            <text:p>0</text:p>
          </table:table-cell>
          <table:table-cell table:formula="of:=SUM(30-DAY([.L13])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878</text:p>
          </table:table-cell>
          <table:table-cell office:value-type="float" office:value="3" calcext:value-type="float">
            <text:p>3</text:p>
          </table:table-cell>
          <table:table-cell table:formula="of:=[Hoja1.B14]" office:value-type="string" office:string-value="1091654933" calcext:value-type="string">
            <text:p>10916549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4]" office:value-type="date" office:date-value="2014-09-09" calcext:value-type="date">
            <text:p>2014/09/09</text:p>
          </table:table-cell>
          <table:table-cell table:style-name="ce3" table:formula="of:=[Hoja1.G14]" office:value-type="float" office:value="2219158" calcext:value-type="float">
            <text:p>2219158</text:p>
          </table:table-cell>
          <table:table-cell table:formula="of:=[Hoja1.H14]*30" office:value-type="float" office:value="630" calcext:value-type="float">
            <text:p>630</text:p>
          </table:table-cell>
          <table:table-cell table:formula="of:=[.L14]+[.N14]" office:value-type="date" office:date-value="2016-05-31" calcext:value-type="date">
            <text:p>2016/05/3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4]" office:value-type="float" office:value="1.3000604" calcext:value-type="float">
            <text:p>1,300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4]" office:value-type="float" office:value="121435" calcext:value-type="float">
            <text:p>121435</text:p>
          </table:table-cell>
          <table:table-cell table:formula="of:=[.M14]-[Hoja1.N14]" office:value-type="float" office:value="1634954" calcext:value-type="float">
            <text:p>1634954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4]" office:value-type="string" office:string-value="RE0914" calcext:value-type="string">
            <text:p>RE0914</text:p>
          </table:table-cell>
          <table:table-cell table:formula="of:=[Hoja1.A14]" office:value-type="string" office:string-value="0183" calcext:value-type="string">
            <text:p>0183</text:p>
          </table:table-cell>
          <table:table-cell office:value-type="float" office:value="0" calcext:value-type="float">
            <text:p>0</text:p>
          </table:table-cell>
          <table:table-cell table:formula="of:=SUM(30-DAY([.L14])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6881</text:p>
          </table:table-cell>
          <table:table-cell office:value-type="float" office:value="3" calcext:value-type="float">
            <text:p>3</text:p>
          </table:table-cell>
          <table:table-cell table:formula="of:=[Hoja1.B15]" office:value-type="string" office:string-value="71591709" calcext:value-type="string">
            <text:p>715917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5]" office:value-type="date" office:date-value="2014-10-01" calcext:value-type="date">
            <text:p>2014/10/01</text:p>
          </table:table-cell>
          <table:table-cell table:style-name="ce3" table:formula="of:=[Hoja1.G15]" office:value-type="float" office:value="13000000" calcext:value-type="float">
            <text:p>13000000</text:p>
          </table:table-cell>
          <table:table-cell table:formula="of:=[Hoja1.H15]*30" office:value-type="float" office:value="1800" calcext:value-type="float">
            <text:p>1800</text:p>
          </table:table-cell>
          <table:table-cell table:formula="of:=[.L15]+[.N15]" office:value-type="date" office:date-value="2019-09-05" calcext:value-type="date">
            <text:p>2019/09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5]" office:value-type="float" office:value="1.299999" calcext:value-type="float">
            <text:p>1,2999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5]" office:value-type="float" office:value="313378" calcext:value-type="float">
            <text:p>313378</text:p>
          </table:table-cell>
          <table:table-cell table:formula="of:=[.M15]-[Hoja1.N15]" office:value-type="float" office:value="2374294" calcext:value-type="float">
            <text:p>2374294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5]" office:value-type="string" office:string-value="CE7454" calcext:value-type="string">
            <text:p>CE7454</text:p>
          </table:table-cell>
          <table:table-cell table:formula="of:=[Hoja1.A15]" office:value-type="string" office:string-value="0223" calcext:value-type="string">
            <text:p>0223</text:p>
          </table:table-cell>
          <table:table-cell office:value-type="float" office:value="0" calcext:value-type="float">
            <text:p>0</text:p>
          </table:table-cell>
          <table:table-cell table:formula="of:=SUM(30-DAY([.L15])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13</text:p>
          </table:table-cell>
          <table:table-cell office:value-type="float" office:value="3" calcext:value-type="float">
            <text:p>3</text:p>
          </table:table-cell>
          <table:table-cell table:formula="of:=[Hoja1.B16]" office:value-type="string" office:string-value="88142660" calcext:value-type="string">
            <text:p>881426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6]" office:value-type="date" office:date-value="2014-11-14" calcext:value-type="date">
            <text:p>2014/11/14</text:p>
          </table:table-cell>
          <table:table-cell table:style-name="ce3" table:formula="of:=[Hoja1.G16]" office:value-type="float" office:value="7000000" calcext:value-type="float">
            <text:p>7000000</text:p>
          </table:table-cell>
          <table:table-cell table:formula="of:=[Hoja1.H16]*30" office:value-type="float" office:value="1800" calcext:value-type="float">
            <text:p>1800</text:p>
          </table:table-cell>
          <table:table-cell table:formula="of:=[.L16]+[.N16]" office:value-type="date" office:date-value="2019-10-19" calcext:value-type="date">
            <text:p>2019/10/19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6]" office:value-type="float" office:value="1.299993" calcext:value-type="float">
            <text:p>1,2999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6]" office:value-type="float" office:value="168742" calcext:value-type="float">
            <text:p>168742</text:p>
          </table:table-cell>
          <table:table-cell table:formula="of:=[.M16]-[Hoja1.N16]" office:value-type="float" office:value="1093359" calcext:value-type="float">
            <text:p>109335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6]" office:value-type="string" office:string-value="KE0001" calcext:value-type="string">
            <text:p>KE0001</text:p>
          </table:table-cell>
          <table:table-cell table:formula="of:=[Hoja1.A16]" office:value-type="string" office:string-value="0349" calcext:value-type="string">
            <text:p>0349</text:p>
          </table:table-cell>
          <table:table-cell office:value-type="float" office:value="0" calcext:value-type="float">
            <text:p>0</text:p>
          </table:table-cell>
          <table:table-cell table:formula="of:=SUM(30-DAY([.L16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16</text:p>
          </table:table-cell>
          <table:table-cell office:value-type="float" office:value="3" calcext:value-type="float">
            <text:p>3</text:p>
          </table:table-cell>
          <table:table-cell table:formula="of:=[Hoja1.B17]" office:value-type="string" office:string-value="37310433" calcext:value-type="string">
            <text:p>373104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7]" office:value-type="date" office:date-value="2014-12-01" calcext:value-type="date">
            <text:p>2014/12/01</text:p>
          </table:table-cell>
          <table:table-cell table:style-name="ce3" table:formula="of:=[Hoja1.G17]" office:value-type="float" office:value="2500000" calcext:value-type="float">
            <text:p>2500000</text:p>
          </table:table-cell>
          <table:table-cell table:formula="of:=[Hoja1.H17]*30" office:value-type="float" office:value="720" calcext:value-type="float">
            <text:p>720</text:p>
          </table:table-cell>
          <table:table-cell table:formula="of:=[.L17]+[.N17]" office:value-type="date" office:date-value="2016-11-20" calcext:value-type="date">
            <text:p>2016/11/2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7]" office:value-type="float" office:value="1.3000186" calcext:value-type="float">
            <text:p>1,300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7]" office:value-type="float" office:value="121931" calcext:value-type="float">
            <text:p>121931</text:p>
          </table:table-cell>
          <table:table-cell table:formula="of:=[.M17]-[Hoja1.N17]" office:value-type="float" office:value="2500000" calcext:value-type="float">
            <text:p>25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7]" office:value-type="string" office:string-value="KE0004" calcext:value-type="string">
            <text:p>KE0004</text:p>
          </table:table-cell>
          <table:table-cell table:formula="of:=[Hoja1.A17]" office:value-type="string" office:string-value="0355" calcext:value-type="string">
            <text:p>0355</text:p>
          </table:table-cell>
          <table:table-cell office:value-type="float" office:value="0" calcext:value-type="float">
            <text:p>0</text:p>
          </table:table-cell>
          <table:table-cell table:formula="of:=SUM(30-DAY([.L17])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94</text:p>
          </table:table-cell>
          <table:table-cell office:value-type="float" office:value="3" calcext:value-type="float">
            <text:p>3</text:p>
          </table:table-cell>
          <table:table-cell table:formula="of:=[Hoja1.B18]" office:value-type="string" office:string-value="88142435" calcext:value-type="string">
            <text:p>881424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8]" office:value-type="date" office:date-value="2014-12-11" calcext:value-type="date">
            <text:p>2014/12/11</text:p>
          </table:table-cell>
          <table:table-cell table:style-name="ce3" table:formula="of:=[Hoja1.G18]" office:value-type="float" office:value="2400000" calcext:value-type="float">
            <text:p>2400000</text:p>
          </table:table-cell>
          <table:table-cell table:formula="of:=[Hoja1.H18]*30" office:value-type="float" office:value="1440" calcext:value-type="float">
            <text:p>1440</text:p>
          </table:table-cell>
          <table:table-cell table:formula="of:=[.L18]+[.N18]" office:value-type="date" office:date-value="2018-11-20" calcext:value-type="date">
            <text:p>2018/11/2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8]" office:value-type="float" office:value="1.2999879" calcext:value-type="float">
            <text:p>1,299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8]" office:value-type="float" office:value="67526" calcext:value-type="float">
            <text:p>67526</text:p>
          </table:table-cell>
          <table:table-cell table:formula="of:=[.M18]-[Hoja1.N18]" office:value-type="float" office:value="468469" calcext:value-type="float">
            <text:p>46846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8]" office:value-type="string" office:string-value="KE0082" calcext:value-type="string">
            <text:p>KE0082</text:p>
          </table:table-cell>
          <table:table-cell table:formula="of:=[Hoja1.A18]" office:value-type="string" office:string-value="0051" calcext:value-type="string">
            <text:p>0051</text:p>
          </table:table-cell>
          <table:table-cell office:value-type="float" office:value="0" calcext:value-type="float">
            <text:p>0</text:p>
          </table:table-cell>
          <table:table-cell table:formula="of:=SUM(30-DAY([.L18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96</text:p>
          </table:table-cell>
          <table:table-cell office:value-type="float" office:value="3" calcext:value-type="float">
            <text:p>3</text:p>
          </table:table-cell>
          <table:table-cell table:formula="of:=[Hoja1.B19]" office:value-type="string" office:string-value="88283394" calcext:value-type="string">
            <text:p>8828339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9]" office:value-type="date" office:date-value="2014-12-11" calcext:value-type="date">
            <text:p>2014/12/11</text:p>
          </table:table-cell>
          <table:table-cell table:style-name="ce3" table:formula="of:=[Hoja1.G19]" office:value-type="float" office:value="1000000" calcext:value-type="float">
            <text:p>1000000</text:p>
          </table:table-cell>
          <table:table-cell table:formula="of:=[Hoja1.H19]*30" office:value-type="float" office:value="360" calcext:value-type="float">
            <text:p>360</text:p>
          </table:table-cell>
          <table:table-cell table:formula="of:=[.L19]+[.N19]" office:value-type="date" office:date-value="2015-12-06" calcext:value-type="date">
            <text:p>2015/12/0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9]" office:value-type="float" office:value="1.0026487" calcext:value-type="float">
            <text:p>1,0026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9]" office:value-type="float" office:value="88849" calcext:value-type="float">
            <text:p>88849</text:p>
          </table:table-cell>
          <table:table-cell table:formula="of:=[.M19]-[Hoja1.N19]" office:value-type="float" office:value="1000000" calcext:value-type="float">
            <text:p>10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9]" office:value-type="string" office:string-value="KE0084" calcext:value-type="string">
            <text:p>KE0084</text:p>
          </table:table-cell>
          <table:table-cell table:formula="of:=[Hoja1.A19]" office:value-type="string" office:string-value="0335" calcext:value-type="string">
            <text:p>0335</text:p>
          </table:table-cell>
          <table:table-cell office:value-type="float" office:value="0" calcext:value-type="float">
            <text:p>0</text:p>
          </table:table-cell>
          <table:table-cell table:formula="of:=SUM(30-DAY([.L19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97</text:p>
          </table:table-cell>
          <table:table-cell office:value-type="float" office:value="3" calcext:value-type="float">
            <text:p>3</text:p>
          </table:table-cell>
          <table:table-cell table:formula="of:=[Hoja1.B20]" office:value-type="string" office:string-value="88279184" calcext:value-type="string">
            <text:p>8827918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0]" office:value-type="date" office:date-value="2014-12-15" calcext:value-type="date">
            <text:p>2014/12/15</text:p>
          </table:table-cell>
          <table:table-cell table:style-name="ce3" table:formula="of:=[Hoja1.G20]" office:value-type="float" office:value="2000000" calcext:value-type="float">
            <text:p>2000000</text:p>
          </table:table-cell>
          <table:table-cell table:formula="of:=[Hoja1.H20]*30" office:value-type="float" office:value="720" calcext:value-type="float">
            <text:p>720</text:p>
          </table:table-cell>
          <table:table-cell table:formula="of:=[.L20]+[.N20]" office:value-type="date" office:date-value="2016-12-04" calcext:value-type="date">
            <text:p>2016/12/0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0]" office:value-type="float" office:value="1.3000349" calcext:value-type="float">
            <text:p>1,300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0]" office:value-type="float" office:value="97544" calcext:value-type="float">
            <text:p>97544</text:p>
          </table:table-cell>
          <table:table-cell table:formula="of:=[.M20]-[Hoja1.N20]" office:value-type="float" office:value="922651" calcext:value-type="float">
            <text:p>92265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0]" office:value-type="string" office:string-value="KE0101" calcext:value-type="string">
            <text:p>KE0101</text:p>
          </table:table-cell>
          <table:table-cell table:formula="of:=[Hoja1.A20]" office:value-type="string" office:string-value="0245" calcext:value-type="string">
            <text:p>0245</text:p>
          </table:table-cell>
          <table:table-cell office:value-type="float" office:value="0" calcext:value-type="float">
            <text:p>0</text:p>
          </table:table-cell>
          <table:table-cell table:formula="of:=SUM(30-DAY([.L20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098</text:p>
          </table:table-cell>
          <table:table-cell office:value-type="float" office:value="3" calcext:value-type="float">
            <text:p>3</text:p>
          </table:table-cell>
          <table:table-cell table:formula="of:=[Hoja1.B21]" office:value-type="string" office:string-value="88138202" calcext:value-type="string">
            <text:p>88138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1]" office:value-type="date" office:date-value="2014-12-16" calcext:value-type="date">
            <text:p>2014/12/16</text:p>
          </table:table-cell>
          <table:table-cell table:style-name="ce3" table:formula="of:=[Hoja1.G21]" office:value-type="float" office:value="7000000" calcext:value-type="float">
            <text:p>7000000</text:p>
          </table:table-cell>
          <table:table-cell table:formula="of:=[Hoja1.H21]*30" office:value-type="float" office:value="1440" calcext:value-type="float">
            <text:p>1440</text:p>
          </table:table-cell>
          <table:table-cell table:formula="of:=[.L21]+[.N21]" office:value-type="date" office:date-value="2018-11-25" calcext:value-type="date">
            <text:p>2018/11/2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1]" office:value-type="float" office:value="1.3000041" calcext:value-type="float">
            <text:p>1,300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1]" office:value-type="float" office:value="196951" calcext:value-type="float">
            <text:p>196951</text:p>
          </table:table-cell>
          <table:table-cell table:formula="of:=[.M21]-[Hoja1.N21]" office:value-type="float" office:value="1366375" calcext:value-type="float">
            <text:p>1366375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1]" office:value-type="string" office:string-value="KE0106" calcext:value-type="string">
            <text:p>KE0106</text:p>
          </table:table-cell>
          <table:table-cell table:formula="of:=[Hoja1.A21]" office:value-type="string" office:string-value="0129" calcext:value-type="string">
            <text:p>0129</text:p>
          </table:table-cell>
          <table:table-cell office:value-type="float" office:value="0" calcext:value-type="float">
            <text:p>0</text:p>
          </table:table-cell>
          <table:table-cell table:formula="of:=SUM(30-DAY([.L21]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0017100</text:p>
          </table:table-cell>
          <table:table-cell office:value-type="float" office:value="3" calcext:value-type="float">
            <text:p>3</text:p>
          </table:table-cell>
          <table:table-cell table:formula="of:=[Hoja1.B22]" office:value-type="string" office:string-value="37316148" calcext:value-type="string">
            <text:p>373161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2]" office:value-type="date" office:date-value="2014-12-19" calcext:value-type="date">
            <text:p>2014/12/19</text:p>
          </table:table-cell>
          <table:table-cell table:style-name="ce3" table:formula="of:=[Hoja1.G22]" office:value-type="float" office:value="1150000" calcext:value-type="float">
            <text:p>1150000</text:p>
          </table:table-cell>
          <table:table-cell table:formula="of:=[Hoja1.H22]*30" office:value-type="float" office:value="360" calcext:value-type="float">
            <text:p>360</text:p>
          </table:table-cell>
          <table:table-cell table:formula="of:=[.L22]+[.N22]" office:value-type="date" office:date-value="2015-12-14" calcext:value-type="date">
            <text:p>2015/12/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2]" office:value-type="float" office:value="32.394527" calcext:value-type="float">
            <text:p>32,3945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2]" office:value-type="float" office:value="104123" calcext:value-type="float">
            <text:p>104123</text:p>
          </table:table-cell>
          <table:table-cell table:formula="of:=[.M22]-[Hoja1.N22]" office:value-type="float" office:value="1150000" calcext:value-type="float">
            <text:p>115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2]" office:value-type="string" office:string-value="KE0122" calcext:value-type="string">
            <text:p>KE0122</text:p>
          </table:table-cell>
          <table:table-cell table:formula="of:=[Hoja1.A22]" office:value-type="string" office:string-value="0262" calcext:value-type="string">
            <text:p>0262</text:p>
          </table:table-cell>
          <table:table-cell office:value-type="float" office:value="0" calcext:value-type="float">
            <text:p>0</text:p>
          </table:table-cell>
          <table:table-cell table:formula="of:=SUM(30-DAY([.L22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174</text:p>
          </table:table-cell>
          <table:table-cell office:value-type="float" office:value="3" calcext:value-type="float">
            <text:p>3</text:p>
          </table:table-cell>
          <table:table-cell table:formula="of:=[Hoja1.B23]" office:value-type="string" office:string-value="88284131" calcext:value-type="string">
            <text:p>882841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3]" office:value-type="date" office:date-value="2015-01-21" calcext:value-type="date">
            <text:p>2015/01/21</text:p>
          </table:table-cell>
          <table:table-cell table:style-name="ce3" table:formula="of:=[Hoja1.G23]" office:value-type="float" office:value="3600000" calcext:value-type="float">
            <text:p>3600000</text:p>
          </table:table-cell>
          <table:table-cell table:formula="of:=[Hoja1.H23]*30" office:value-type="float" office:value="720" calcext:value-type="float">
            <text:p>720</text:p>
          </table:table-cell>
          <table:table-cell table:formula="of:=[.L23]+[.N23]" office:value-type="date" office:date-value="2017-01-10" calcext:value-type="date">
            <text:p>2017/01/1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3]" office:value-type="float" office:value="2.5000212" calcext:value-type="float">
            <text:p>2,5000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3]" office:value-type="float" office:value="201286" calcext:value-type="float">
            <text:p>201286</text:p>
          </table:table-cell>
          <table:table-cell table:formula="of:=[.M23]-[Hoja1.N23]" office:value-type="float" office:value="1389235" calcext:value-type="float">
            <text:p>1389235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3]" office:value-type="string" office:string-value="KE0154" calcext:value-type="string">
            <text:p>KE0154</text:p>
          </table:table-cell>
          <table:table-cell table:formula="of:=[Hoja1.A23]" office:value-type="string" office:string-value="0148" calcext:value-type="string">
            <text:p>0148</text:p>
          </table:table-cell>
          <table:table-cell office:value-type="float" office:value="0" calcext:value-type="float">
            <text:p>0</text:p>
          </table:table-cell>
          <table:table-cell table:formula="of:=SUM(30-DAY([.L23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08032A</text:p>
          </table:table-cell>
          <table:table-cell office:value-type="float" office:value="3" calcext:value-type="float">
            <text:p>3</text:p>
          </table:table-cell>
          <table:table-cell table:formula="of:=[Hoja1.B24]" office:value-type="string" office:string-value="37320753" calcext:value-type="string">
            <text:p>373207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4]" office:value-type="date" office:date-value="2015-01-28" calcext:value-type="date">
            <text:p>2015/01/28</text:p>
          </table:table-cell>
          <table:table-cell table:style-name="ce3" table:formula="of:=[Hoja1.G24]" office:value-type="float" office:value="3700000" calcext:value-type="float">
            <text:p>3700000</text:p>
          </table:table-cell>
          <table:table-cell table:formula="of:=[Hoja1.H24]*30" office:value-type="float" office:value="1080" calcext:value-type="float">
            <text:p>1080</text:p>
          </table:table-cell>
          <table:table-cell table:formula="of:=[.L24]+[.N24]" office:value-type="date" office:date-value="2018-01-12" calcext:value-type="date">
            <text:p>2018/01/12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4]" office:value-type="float" office:value="1.2999852" calcext:value-type="float">
            <text:p>1,2999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4]" office:value-type="float" office:value="129352" calcext:value-type="float">
            <text:p>129352</text:p>
          </table:table-cell>
          <table:table-cell table:formula="of:=[.M24]-[Hoja1.N24]" office:value-type="float" office:value="954192" calcext:value-type="float">
            <text:p>954192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4]" office:value-type="string" office:string-value="KE0198" calcext:value-type="string">
            <text:p>KE0198</text:p>
          </table:table-cell>
          <table:table-cell table:formula="of:=[Hoja1.A24]" office:value-type="string" office:string-value="0125" calcext:value-type="string">
            <text:p>0125</text:p>
          </table:table-cell>
          <table:table-cell office:value-type="float" office:value="0" calcext:value-type="float">
            <text:p>0</text:p>
          </table:table-cell>
          <table:table-cell table:formula="of:=SUM(30-DAY([.L24])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254</text:p>
          </table:table-cell>
          <table:table-cell office:value-type="float" office:value="3" calcext:value-type="float">
            <text:p>3</text:p>
          </table:table-cell>
          <table:table-cell table:formula="of:=[Hoja1.B25]" office:value-type="string" office:string-value="1091593033" calcext:value-type="string">
            <text:p>10915930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5]" office:value-type="date" office:date-value="2015-02-11" calcext:value-type="date">
            <text:p>2015/02/11</text:p>
          </table:table-cell>
          <table:table-cell table:style-name="ce3" table:formula="of:=[Hoja1.G25]" office:value-type="float" office:value="1500000" calcext:value-type="float">
            <text:p>1500000</text:p>
          </table:table-cell>
          <table:table-cell table:formula="of:=[Hoja1.H25]*30" office:value-type="float" office:value="360" calcext:value-type="float">
            <text:p>360</text:p>
          </table:table-cell>
          <table:table-cell table:formula="of:=[.L25]+[.N25]" office:value-type="date" office:date-value="2016-02-06" calcext:value-type="date">
            <text:p>2016/02/0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5]" office:value-type="float" office:value="1.0001123" calcext:value-type="float">
            <text:p>1,000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5]" office:value-type="float" office:value="133273" calcext:value-type="float">
            <text:p>133273</text:p>
          </table:table-cell>
          <table:table-cell table:formula="of:=[.M25]-[Hoja1.N25]" office:value-type="float" office:value="1237397" calcext:value-type="float">
            <text:p>123739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5]" office:value-type="string" office:string-value="KE0234" calcext:value-type="string">
            <text:p>KE0234</text:p>
          </table:table-cell>
          <table:table-cell table:formula="of:=[Hoja1.A25]" office:value-type="string" office:string-value="0292" calcext:value-type="string">
            <text:p>0292</text:p>
          </table:table-cell>
          <table:table-cell office:value-type="float" office:value="0" calcext:value-type="float">
            <text:p>0</text:p>
          </table:table-cell>
          <table:table-cell table:formula="of:=SUM(30-DAY([.L25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334</text:p>
          </table:table-cell>
          <table:table-cell office:value-type="float" office:value="3" calcext:value-type="float">
            <text:p>3</text:p>
          </table:table-cell>
          <table:table-cell table:formula="of:=[Hoja1.B26]" office:value-type="string" office:string-value="37320431" calcext:value-type="string">
            <text:p>373204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6]" office:value-type="date" office:date-value="2015-03-10" calcext:value-type="date">
            <text:p>2015/03/10</text:p>
          </table:table-cell>
          <table:table-cell table:style-name="ce3" table:formula="of:=[Hoja1.G26]" office:value-type="float" office:value="1000000" calcext:value-type="float">
            <text:p>1000000</text:p>
          </table:table-cell>
          <table:table-cell table:formula="of:=[Hoja1.H26]*30" office:value-type="float" office:value="360" calcext:value-type="float">
            <text:p>360</text:p>
          </table:table-cell>
          <table:table-cell table:formula="of:=[.L26]+[.N26]" office:value-type="date" office:date-value="2016-03-04" calcext:value-type="date">
            <text:p>2016/03/0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6]" office:value-type="float" office:value="0.9999962" calcext:value-type="float">
            <text:p>0,9999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6]" office:value-type="float" office:value="88849" calcext:value-type="float">
            <text:p>88849</text:p>
          </table:table-cell>
          <table:table-cell table:formula="of:=[.M26]-[Hoja1.N26]" office:value-type="float" office:value="824935" calcext:value-type="float">
            <text:p>824935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6]" office:value-type="string" office:string-value="KE0323" calcext:value-type="string">
            <text:p>KE0323</text:p>
          </table:table-cell>
          <table:table-cell table:formula="of:=[Hoja1.A26]" office:value-type="string" office:string-value="0215" calcext:value-type="string">
            <text:p>0215</text:p>
          </table:table-cell>
          <table:table-cell office:value-type="float" office:value="0" calcext:value-type="float">
            <text:p>0</text:p>
          </table:table-cell>
          <table:table-cell table:formula="of:=SUM(30-DAY([.L26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344</text:p>
          </table:table-cell>
          <table:table-cell office:value-type="float" office:value="3" calcext:value-type="float">
            <text:p>3</text:p>
          </table:table-cell>
          <table:table-cell table:formula="of:=[Hoja1.B27]" office:value-type="string" office:string-value="37314124" calcext:value-type="string">
            <text:p>373141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7]" office:value-type="date" office:date-value="2015-03-16" calcext:value-type="date">
            <text:p>2015/03/16</text:p>
          </table:table-cell>
          <table:table-cell table:style-name="ce3" table:formula="of:=[Hoja1.G27]" office:value-type="float" office:value="1300000" calcext:value-type="float">
            <text:p>1300000</text:p>
          </table:table-cell>
          <table:table-cell table:formula="of:=[Hoja1.H27]*30" office:value-type="float" office:value="720" calcext:value-type="float">
            <text:p>720</text:p>
          </table:table-cell>
          <table:table-cell table:formula="of:=[.L27]+[.N27]" office:value-type="date" office:date-value="2017-03-05" calcext:value-type="date">
            <text:p>2017/03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7]" office:value-type="float" office:value="1.300032" calcext:value-type="float">
            <text:p>1,3000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7]" office:value-type="float" office:value="63404" calcext:value-type="float">
            <text:p>63404</text:p>
          </table:table-cell>
          <table:table-cell table:formula="of:=[.M27]-[Hoja1.N27]" office:value-type="float" office:value="440973" calcext:value-type="float">
            <text:p>44097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7]" office:value-type="string" office:string-value="KE0331" calcext:value-type="string">
            <text:p>KE0331</text:p>
          </table:table-cell>
          <table:table-cell table:formula="of:=[Hoja1.A27]" office:value-type="string" office:string-value="0210" calcext:value-type="string">
            <text:p>0210</text:p>
          </table:table-cell>
          <table:table-cell office:value-type="float" office:value="0" calcext:value-type="float">
            <text:p>0</text:p>
          </table:table-cell>
          <table:table-cell table:formula="of:=SUM(30-DAY([.L27])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346</text:p>
          </table:table-cell>
          <table:table-cell office:value-type="float" office:value="3" calcext:value-type="float">
            <text:p>3</text:p>
          </table:table-cell>
          <table:table-cell table:formula="of:=[Hoja1.B28]" office:value-type="string" office:string-value="37336745" calcext:value-type="string">
            <text:p>373367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8]" office:value-type="date" office:date-value="2015-03-17" calcext:value-type="date">
            <text:p>2015/03/17</text:p>
          </table:table-cell>
          <table:table-cell table:style-name="ce3" table:formula="of:=[Hoja1.G28]" office:value-type="float" office:value="9000000" calcext:value-type="float">
            <text:p>9000000</text:p>
          </table:table-cell>
          <table:table-cell table:formula="of:=[Hoja1.H28]*30" office:value-type="float" office:value="1080" calcext:value-type="float">
            <text:p>1080</text:p>
          </table:table-cell>
          <table:table-cell table:formula="of:=[.L28]+[.N28]" office:value-type="date" office:date-value="2018-03-01" calcext:value-type="date">
            <text:p>2018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8]" office:value-type="float" office:value="1.3000055" calcext:value-type="float">
            <text:p>1,3000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8]" office:value-type="float" office:value="314639" calcext:value-type="float">
            <text:p>314639</text:p>
          </table:table-cell>
          <table:table-cell table:formula="of:=[.M28]-[Hoja1.N28]" office:value-type="float" office:value="2250000" calcext:value-type="float">
            <text:p>225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8]" office:value-type="string" office:string-value="KE0333" calcext:value-type="string">
            <text:p>KE0333</text:p>
          </table:table-cell>
          <table:table-cell table:formula="of:=[Hoja1.A28]" office:value-type="string" office:string-value="0029" calcext:value-type="string">
            <text:p>0029</text:p>
          </table:table-cell>
          <table:table-cell office:value-type="float" office:value="0" calcext:value-type="float">
            <text:p>0</text:p>
          </table:table-cell>
          <table:table-cell table:formula="of:=SUM(30-DAY([.L28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381</text:p>
          </table:table-cell>
          <table:table-cell office:value-type="float" office:value="3" calcext:value-type="float">
            <text:p>3</text:p>
          </table:table-cell>
          <table:table-cell table:formula="of:=[Hoja1.B29]" office:value-type="string" office:string-value="37327491" calcext:value-type="string">
            <text:p>3732749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29]" office:value-type="date" office:date-value="2015-04-08" calcext:value-type="date">
            <text:p>2015/04/08</text:p>
          </table:table-cell>
          <table:table-cell table:style-name="ce3" table:formula="of:=[Hoja1.G29]" office:value-type="float" office:value="500000" calcext:value-type="float">
            <text:p>500000</text:p>
          </table:table-cell>
          <table:table-cell table:formula="of:=[Hoja1.H29]*30" office:value-type="float" office:value="360" calcext:value-type="float">
            <text:p>360</text:p>
          </table:table-cell>
          <table:table-cell table:formula="of:=[.L29]+[.N29]" office:value-type="date" office:date-value="2016-04-02" calcext:value-type="date">
            <text:p>2016/04/02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29]" office:value-type="float" office:value="0.9997346" calcext:value-type="float">
            <text:p>0,9997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29]" office:value-type="float" office:value="44424" calcext:value-type="float">
            <text:p>44424</text:p>
          </table:table-cell>
          <table:table-cell table:formula="of:=[.M29]-[Hoja1.N29]" office:value-type="float" office:value="369345" calcext:value-type="float">
            <text:p>369345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29]" office:value-type="string" office:string-value="KE0398" calcext:value-type="string">
            <text:p>KE0398</text:p>
          </table:table-cell>
          <table:table-cell table:formula="of:=[Hoja1.A29]" office:value-type="string" office:string-value="0331" calcext:value-type="string">
            <text:p>0331</text:p>
          </table:table-cell>
          <table:table-cell office:value-type="float" office:value="0" calcext:value-type="float">
            <text:p>0</text:p>
          </table:table-cell>
          <table:table-cell table:formula="of:=SUM(30-DAY([.L29])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415</text:p>
          </table:table-cell>
          <table:table-cell office:value-type="float" office:value="3" calcext:value-type="float">
            <text:p>3</text:p>
          </table:table-cell>
          <table:table-cell table:formula="of:=[Hoja1.B30]" office:value-type="string" office:string-value="37320431" calcext:value-type="string">
            <text:p>373204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0]" office:value-type="date" office:date-value="2015-04-10" calcext:value-type="date">
            <text:p>2015/04/10</text:p>
          </table:table-cell>
          <table:table-cell table:style-name="ce3" table:formula="of:=[Hoja1.G30]" office:value-type="float" office:value="1390201" calcext:value-type="float">
            <text:p>1390201</text:p>
          </table:table-cell>
          <table:table-cell table:formula="of:=[Hoja1.H30]*30" office:value-type="float" office:value="720" calcext:value-type="float">
            <text:p>720</text:p>
          </table:table-cell>
          <table:table-cell table:formula="of:=[.L30]+[.N30]" office:value-type="date" office:date-value="2017-03-30" calcext:value-type="date">
            <text:p>2017/03/3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0]" office:value-type="float" office:value="1.2999883" calcext:value-type="float">
            <text:p>1,299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0]" office:value-type="float" office:value="67803" calcext:value-type="float">
            <text:p>67803</text:p>
          </table:table-cell>
          <table:table-cell table:formula="of:=[.M30]-[Hoja1.N30]" office:value-type="float" office:value="471567" calcext:value-type="float">
            <text:p>47156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0]" office:value-type="string" office:string-value="KE0418" calcext:value-type="string">
            <text:p>KE0418</text:p>
          </table:table-cell>
          <table:table-cell table:formula="of:=[Hoja1.A30]" office:value-type="string" office:string-value="0215" calcext:value-type="string">
            <text:p>0215</text:p>
          </table:table-cell>
          <table:table-cell office:value-type="float" office:value="0" calcext:value-type="float">
            <text:p>0</text:p>
          </table:table-cell>
          <table:table-cell table:formula="of:=SUM(30-DAY([.L30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00</text:p>
          </table:table-cell>
          <table:table-cell office:value-type="float" office:value="3" calcext:value-type="float">
            <text:p>3</text:p>
          </table:table-cell>
          <table:table-cell table:formula="of:=[Hoja1.B31]" office:value-type="string" office:string-value="8674363" calcext:value-type="string">
            <text:p>867436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1]" office:value-type="date" office:date-value="2015-05-09" calcext:value-type="date">
            <text:p>2015/05/09</text:p>
          </table:table-cell>
          <table:table-cell table:style-name="ce3" table:formula="of:=[Hoja1.G31]" office:value-type="float" office:value="3600000" calcext:value-type="float">
            <text:p>3600000</text:p>
          </table:table-cell>
          <table:table-cell table:formula="of:=[Hoja1.H31]*30" office:value-type="float" office:value="720" calcext:value-type="float">
            <text:p>720</text:p>
          </table:table-cell>
          <table:table-cell table:formula="of:=[.L31]+[.N31]" office:value-type="date" office:date-value="2017-04-28" calcext:value-type="date">
            <text:p>2017/04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1]" office:value-type="float" office:value="0.9999869" calcext:value-type="float">
            <text:p>0,9999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1]" office:value-type="float" office:value="175580" calcext:value-type="float">
            <text:p>175580</text:p>
          </table:table-cell>
          <table:table-cell table:formula="of:=[.M31]-[Hoja1.N31]" office:value-type="float" office:value="1156515" calcext:value-type="float">
            <text:p>1156515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1]" office:value-type="string" office:string-value="KE0489" calcext:value-type="string">
            <text:p>KE0489</text:p>
          </table:table-cell>
          <table:table-cell table:formula="of:=[Hoja1.A31]" office:value-type="string" office:string-value="0008" calcext:value-type="string">
            <text:p>0008</text:p>
          </table:table-cell>
          <table:table-cell office:value-type="float" office:value="0" calcext:value-type="float">
            <text:p>0</text:p>
          </table:table-cell>
          <table:table-cell table:formula="of:=SUM(30-DAY([.L31])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01</text:p>
          </table:table-cell>
          <table:table-cell office:value-type="float" office:value="3" calcext:value-type="float">
            <text:p>3</text:p>
          </table:table-cell>
          <table:table-cell table:formula="of:=[Hoja1.B32]" office:value-type="string" office:string-value="31153553" calcext:value-type="string">
            <text:p>311535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2]" office:value-type="date" office:date-value="2015-05-09" calcext:value-type="date">
            <text:p>2015/05/09</text:p>
          </table:table-cell>
          <table:table-cell table:style-name="ce3" table:formula="of:=[Hoja1.G32]" office:value-type="float" office:value="1500000" calcext:value-type="float">
            <text:p>1500000</text:p>
          </table:table-cell>
          <table:table-cell table:formula="of:=[Hoja1.H32]*30" office:value-type="float" office:value="360" calcext:value-type="float">
            <text:p>360</text:p>
          </table:table-cell>
          <table:table-cell table:formula="of:=[.L32]+[.N32]" office:value-type="date" office:date-value="2016-05-03" calcext:value-type="date">
            <text:p>2016/05/0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2]" office:value-type="float" office:value="0.9999474" calcext:value-type="float">
            <text:p>0,999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2]" office:value-type="float" office:value="133273" calcext:value-type="float">
            <text:p>133273</text:p>
          </table:table-cell>
          <table:table-cell table:formula="of:=[.M32]-[Hoja1.N32]" office:value-type="float" office:value="979971" calcext:value-type="float">
            <text:p>97997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2]" office:value-type="string" office:string-value="KE0476" calcext:value-type="string">
            <text:p>KE0476</text:p>
          </table:table-cell>
          <table:table-cell table:formula="of:=[Hoja1.A32]" office:value-type="string" office:string-value="0121" calcext:value-type="string">
            <text:p>0121</text:p>
          </table:table-cell>
          <table:table-cell office:value-type="float" office:value="0" calcext:value-type="float">
            <text:p>0</text:p>
          </table:table-cell>
          <table:table-cell table:formula="of:=SUM(30-DAY([.L32])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02</text:p>
          </table:table-cell>
          <table:table-cell office:value-type="float" office:value="3" calcext:value-type="float">
            <text:p>3</text:p>
          </table:table-cell>
          <table:table-cell table:formula="of:=[Hoja1.B33]" office:value-type="string" office:string-value="13359544" calcext:value-type="string">
            <text:p>133595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3]" office:value-type="date" office:date-value="2015-05-09" calcext:value-type="date">
            <text:p>2015/05/09</text:p>
          </table:table-cell>
          <table:table-cell table:style-name="ce3" table:formula="of:=[Hoja1.G33]" office:value-type="float" office:value="1000000" calcext:value-type="float">
            <text:p>1000000</text:p>
          </table:table-cell>
          <table:table-cell table:formula="of:=[Hoja1.H33]*30" office:value-type="float" office:value="360" calcext:value-type="float">
            <text:p>360</text:p>
          </table:table-cell>
          <table:table-cell table:formula="of:=[.L33]+[.N33]" office:value-type="date" office:date-value="2016-05-03" calcext:value-type="date">
            <text:p>2016/05/0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3]" office:value-type="float" office:value="0.9999536" calcext:value-type="float">
            <text:p>0,999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3]" office:value-type="float" office:value="88849" calcext:value-type="float">
            <text:p>88849</text:p>
          </table:table-cell>
          <table:table-cell table:formula="of:=[.M33]-[Hoja1.N33]" office:value-type="float" office:value="653317" calcext:value-type="float">
            <text:p>65331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3]" office:value-type="string" office:string-value="KE0477" calcext:value-type="string">
            <text:p>KE0477</text:p>
          </table:table-cell>
          <table:table-cell table:formula="of:=[Hoja1.A33]" office:value-type="string" office:string-value="0327" calcext:value-type="string">
            <text:p>0327</text:p>
          </table:table-cell>
          <table:table-cell office:value-type="float" office:value="0" calcext:value-type="float">
            <text:p>0</text:p>
          </table:table-cell>
          <table:table-cell table:formula="of:=SUM(30-DAY([.L33])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58</text:p>
          </table:table-cell>
          <table:table-cell office:value-type="float" office:value="3" calcext:value-type="float">
            <text:p>3</text:p>
          </table:table-cell>
          <table:table-cell table:formula="of:=[Hoja1.B34]" office:value-type="string" office:string-value="37320753" calcext:value-type="string">
            <text:p>3732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4]" office:value-type="date" office:date-value="2015-06-10" calcext:value-type="date">
            <text:p>2015/06/10</text:p>
          </table:table-cell>
          <table:table-cell table:style-name="ce3" table:formula="of:=[Hoja1.G34]" office:value-type="float" office:value="181787" calcext:value-type="float">
            <text:p>181787</text:p>
          </table:table-cell>
          <table:table-cell table:formula="of:=[Hoja1.H34]*30" office:value-type="float" office:value="210" calcext:value-type="float">
            <text:p>210</text:p>
          </table:table-cell>
          <table:table-cell table:formula="of:=[.L34]+[.N34]" office:value-type="date" office:date-value="2016-01-06" calcext:value-type="date">
            <text:p>2016/01/0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4]" office:value-type="float" office:value="0" calcext:value-type="float">
            <text:p>0</text:p>
          </table:table-cell>
          <table:table-cell table:formula="of:=[.M34]-[Hoja1.N34]" office:value-type="float" office:value="181787" calcext:value-type="float">
            <text:p>18178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4]" office:value-type="string" office:string-value="32415" calcext:value-type="string">
            <text:p>32415</text:p>
          </table:table-cell>
          <table:table-cell table:formula="of:=[Hoja1.A34]" office:value-type="string" office:string-value="0125" calcext:value-type="string">
            <text:p>0125</text:p>
          </table:table-cell>
          <table:table-cell office:value-type="float" office:value="0" calcext:value-type="float">
            <text:p>0</text:p>
          </table:table-cell>
          <table:table-cell table:formula="of:=SUM(30-DAY([.L34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91</text:p>
          </table:table-cell>
          <table:table-cell office:value-type="float" office:value="3" calcext:value-type="float">
            <text:p>3</text:p>
          </table:table-cell>
          <table:table-cell table:formula="of:=[Hoja1.B35]" office:value-type="string" office:string-value="88136012" calcext:value-type="string">
            <text:p>881360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5]" office:value-type="date" office:date-value="2015-06-10" calcext:value-type="date">
            <text:p>2015/06/10</text:p>
          </table:table-cell>
          <table:table-cell table:style-name="ce3" table:formula="of:=[Hoja1.G35]" office:value-type="float" office:value="3000000" calcext:value-type="float">
            <text:p>3000000</text:p>
          </table:table-cell>
          <table:table-cell table:formula="of:=[Hoja1.H35]*30" office:value-type="float" office:value="1080" calcext:value-type="float">
            <text:p>1080</text:p>
          </table:table-cell>
          <table:table-cell table:formula="of:=[.L35]+[.N35]" office:value-type="date" office:date-value="2018-05-25" calcext:value-type="date">
            <text:p>2018/05/2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5]" office:value-type="float" office:value="1.2999831" calcext:value-type="float">
            <text:p>1,2999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5]" office:value-type="float" office:value="104880" calcext:value-type="float">
            <text:p>104880</text:p>
          </table:table-cell>
          <table:table-cell table:formula="of:=[.M35]-[Hoja1.N35]" office:value-type="float" office:value="479540" calcext:value-type="float">
            <text:p>47954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5]" office:value-type="string" office:string-value="KE0558" calcext:value-type="string">
            <text:p>KE0558</text:p>
          </table:table-cell>
          <table:table-cell table:formula="of:=[Hoja1.A35]" office:value-type="string" office:string-value="0340" calcext:value-type="string">
            <text:p>0340</text:p>
          </table:table-cell>
          <table:table-cell office:value-type="float" office:value="0" calcext:value-type="float">
            <text:p>0</text:p>
          </table:table-cell>
          <table:table-cell table:formula="of:=SUM(30-DAY([.L35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592</text:p>
          </table:table-cell>
          <table:table-cell office:value-type="float" office:value="3" calcext:value-type="float">
            <text:p>3</text:p>
          </table:table-cell>
          <table:table-cell table:formula="of:=[Hoja1.B36]" office:value-type="string" office:string-value="31153553" calcext:value-type="string">
            <text:p>311535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6]" office:value-type="date" office:date-value="2015-06-27" calcext:value-type="date">
            <text:p>2015/06/27</text:p>
          </table:table-cell>
          <table:table-cell table:style-name="ce3" table:formula="of:=[Hoja1.G36]" office:value-type="float" office:value="5000000" calcext:value-type="float">
            <text:p>5000000</text:p>
          </table:table-cell>
          <table:table-cell table:formula="of:=[Hoja1.H36]*30" office:value-type="float" office:value="360" calcext:value-type="float">
            <text:p>360</text:p>
          </table:table-cell>
          <table:table-cell table:formula="of:=[.L36]+[.N36]" office:value-type="date" office:date-value="2016-06-21" calcext:value-type="date">
            <text:p>2016/06/2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6]" office:value-type="float" office:value="1.2999938" calcext:value-type="float">
            <text:p>1,2999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6]" office:value-type="float" office:value="452708" calcext:value-type="float">
            <text:p>452708</text:p>
          </table:table-cell>
          <table:table-cell table:formula="of:=[.M36]-[Hoja1.N36]" office:value-type="float" office:value="2403174" calcext:value-type="float">
            <text:p>2403174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6]" office:value-type="string" office:string-value="KE0587" calcext:value-type="string">
            <text:p>KE0587</text:p>
          </table:table-cell>
          <table:table-cell table:formula="of:=[Hoja1.A36]" office:value-type="string" office:string-value="0121" calcext:value-type="string">
            <text:p>0121</text:p>
          </table:table-cell>
          <table:table-cell office:value-type="float" office:value="0" calcext:value-type="float">
            <text:p>0</text:p>
          </table:table-cell>
          <table:table-cell table:formula="of:=SUM(30-DAY([.L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08853**</text:p>
          </table:table-cell>
          <table:table-cell office:value-type="float" office:value="3" calcext:value-type="float">
            <text:p>3</text:p>
          </table:table-cell>
          <table:table-cell table:formula="of:=[Hoja1.B37]" office:value-type="string" office:string-value="37180346" calcext:value-type="string">
            <text:p>3718034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7]" office:value-type="date" office:date-value="2015-07-30" calcext:value-type="date">
            <text:p>2015/07/30</text:p>
          </table:table-cell>
          <table:table-cell table:style-name="ce3" table:formula="of:=[Hoja1.G37]" office:value-type="float" office:value="1600000" calcext:value-type="float">
            <text:p>1600000</text:p>
          </table:table-cell>
          <table:table-cell table:formula="of:=[Hoja1.H37]*30" office:value-type="float" office:value="540" calcext:value-type="float">
            <text:p>540</text:p>
          </table:table-cell>
          <table:table-cell table:formula="of:=[.L37]+[.N37]" office:value-type="date" office:date-value="2017-01-20" calcext:value-type="date">
            <text:p>2017/01/2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7]" office:value-type="float" office:value="1.2999706" calcext:value-type="float">
            <text:p>1,299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7]" office:value-type="float" office:value="100268" calcext:value-type="float">
            <text:p>100268</text:p>
          </table:table-cell>
          <table:table-cell table:formula="of:=[.M37]-[Hoja1.N37]" office:value-type="float" office:value="407807" calcext:value-type="float">
            <text:p>40780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7]" office:value-type="string" office:string-value="KE0671" calcext:value-type="string">
            <text:p>KE0671</text:p>
          </table:table-cell>
          <table:table-cell table:formula="of:=[Hoja1.A37]" office:value-type="string" office:string-value="0216" calcext:value-type="string">
            <text:p>0216</text:p>
          </table:table-cell>
          <table:table-cell office:value-type="float" office:value="0" calcext:value-type="float">
            <text:p>0</text:p>
          </table:table-cell>
          <table:table-cell table:formula="of:=SUM(30-DAY([.L3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764</text:p>
          </table:table-cell>
          <table:table-cell office:value-type="float" office:value="3" calcext:value-type="float">
            <text:p>3</text:p>
          </table:table-cell>
          <table:table-cell table:formula="of:=[Hoja1.B38]" office:value-type="string" office:string-value="37182452" calcext:value-type="string">
            <text:p>371824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8]" office:value-type="date" office:date-value="2015-08-10" calcext:value-type="date">
            <text:p>2015/08/10</text:p>
          </table:table-cell>
          <table:table-cell table:style-name="ce3" table:formula="of:=[Hoja1.G38]" office:value-type="float" office:value="2000000" calcext:value-type="float">
            <text:p>2000000</text:p>
          </table:table-cell>
          <table:table-cell table:formula="of:=[Hoja1.H38]*30" office:value-type="float" office:value="1080" calcext:value-type="float">
            <text:p>1080</text:p>
          </table:table-cell>
          <table:table-cell table:formula="of:=[.L38]+[.N38]" office:value-type="date" office:date-value="2018-07-25" calcext:value-type="date">
            <text:p>2018/07/2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8]" office:value-type="float" office:value="1.2999865" calcext:value-type="float">
            <text:p>1,299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8]" office:value-type="float" office:value="69920" calcext:value-type="float">
            <text:p>69920</text:p>
          </table:table-cell>
          <table:table-cell table:formula="of:=[.M38]-[Hoja1.N38]" office:value-type="float" office:value="225384" calcext:value-type="float">
            <text:p>225384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8]" office:value-type="string" office:string-value="KE0722" calcext:value-type="string">
            <text:p>KE0722</text:p>
          </table:table-cell>
          <table:table-cell table:formula="of:=[Hoja1.A38]" office:value-type="string" office:string-value="0309" calcext:value-type="string">
            <text:p>0309</text:p>
          </table:table-cell>
          <table:table-cell office:value-type="float" office:value="0" calcext:value-type="float">
            <text:p>0</text:p>
          </table:table-cell>
          <table:table-cell table:formula="of:=SUM(30-DAY([.L38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766</text:p>
          </table:table-cell>
          <table:table-cell office:value-type="float" office:value="3" calcext:value-type="float">
            <text:p>3</text:p>
          </table:table-cell>
          <table:table-cell table:formula="of:=[Hoja1.B39]" office:value-type="string" office:string-value="37337666" calcext:value-type="string">
            <text:p>373376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39]" office:value-type="date" office:date-value="2015-08-10" calcext:value-type="date">
            <text:p>2015/08/10</text:p>
          </table:table-cell>
          <table:table-cell table:style-name="ce3" table:formula="of:=[Hoja1.G39]" office:value-type="float" office:value="2000000" calcext:value-type="float">
            <text:p>2000000</text:p>
          </table:table-cell>
          <table:table-cell table:formula="of:=[Hoja1.H39]*30" office:value-type="float" office:value="1080" calcext:value-type="float">
            <text:p>1080</text:p>
          </table:table-cell>
          <table:table-cell table:formula="of:=[.L39]+[.N39]" office:value-type="date" office:date-value="2018-07-25" calcext:value-type="date">
            <text:p>2018/07/2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39]" office:value-type="float" office:value="1.2999865" calcext:value-type="float">
            <text:p>1,299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39]" office:value-type="float" office:value="69920" calcext:value-type="float">
            <text:p>69920</text:p>
          </table:table-cell>
          <table:table-cell table:formula="of:=[.M39]-[Hoja1.N39]" office:value-type="float" office:value="225384" calcext:value-type="float">
            <text:p>225384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39]" office:value-type="string" office:string-value="KE0740" calcext:value-type="string">
            <text:p>KE0740</text:p>
          </table:table-cell>
          <table:table-cell table:formula="of:=[Hoja1.A39]" office:value-type="string" office:string-value="0264" calcext:value-type="string">
            <text:p>0264</text:p>
          </table:table-cell>
          <table:table-cell office:value-type="float" office:value="0" calcext:value-type="float">
            <text:p>0</text:p>
          </table:table-cell>
          <table:table-cell table:formula="of:=SUM(30-DAY([.L39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767</text:p>
          </table:table-cell>
          <table:table-cell office:value-type="float" office:value="3" calcext:value-type="float">
            <text:p>3</text:p>
          </table:table-cell>
          <table:table-cell table:formula="of:=[Hoja1.B40]" office:value-type="string" office:string-value="1091654933" calcext:value-type="string">
            <text:p>109165493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0]" office:value-type="date" office:date-value="2015-08-24" calcext:value-type="date">
            <text:p>2015/08/24</text:p>
          </table:table-cell>
          <table:table-cell table:style-name="ce3" table:formula="of:=[Hoja1.G40]" office:value-type="float" office:value="1600000" calcext:value-type="float">
            <text:p>1600000</text:p>
          </table:table-cell>
          <table:table-cell table:formula="of:=[Hoja1.H40]*30" office:value-type="float" office:value="360" calcext:value-type="float">
            <text:p>360</text:p>
          </table:table-cell>
          <table:table-cell table:formula="of:=[.L40]+[.N40]" office:value-type="date" office:date-value="2016-08-18" calcext:value-type="date">
            <text:p>2016/08/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0]" office:value-type="float" office:value="0.999977" calcext:value-type="float">
            <text:p>0,9999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0]" office:value-type="float" office:value="142158" calcext:value-type="float">
            <text:p>142158</text:p>
          </table:table-cell>
          <table:table-cell table:formula="of:=[.M40]-[Hoja1.N40]" office:value-type="float" office:value="512253" calcext:value-type="float">
            <text:p>51225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0]" office:value-type="string" office:string-value="KE0755" calcext:value-type="string">
            <text:p>KE0755</text:p>
          </table:table-cell>
          <table:table-cell table:formula="of:=[Hoja1.A40]" office:value-type="string" office:string-value="0183" calcext:value-type="string">
            <text:p>0183</text:p>
          </table:table-cell>
          <table:table-cell office:value-type="float" office:value="0" calcext:value-type="float">
            <text:p>0</text:p>
          </table:table-cell>
          <table:table-cell table:formula="of:=SUM(30-DAY([.L40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795</text:p>
          </table:table-cell>
          <table:table-cell office:value-type="float" office:value="3" calcext:value-type="float">
            <text:p>3</text:p>
          </table:table-cell>
          <table:table-cell table:formula="of:=[Hoja1.B41]" office:value-type="string" office:string-value="31153553" calcext:value-type="string">
            <text:p>311535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1]" office:value-type="date" office:date-value="2015-09-08" calcext:value-type="date">
            <text:p>2015/09/08</text:p>
          </table:table-cell>
          <table:table-cell table:style-name="ce3" table:formula="of:=[Hoja1.G41]" office:value-type="float" office:value="2000000" calcext:value-type="float">
            <text:p>2000000</text:p>
          </table:table-cell>
          <table:table-cell table:formula="of:=[Hoja1.H41]*30" office:value-type="float" office:value="1800" calcext:value-type="float">
            <text:p>1800</text:p>
          </table:table-cell>
          <table:table-cell table:formula="of:=[.L41]+[.N41]" office:value-type="date" office:date-value="2020-08-12" calcext:value-type="date">
            <text:p>2020/08/12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1]" office:value-type="float" office:value="1.2999782" calcext:value-type="float">
            <text:p>1,2999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1]" office:value-type="float" office:value="48212" calcext:value-type="float">
            <text:p>48212</text:p>
          </table:table-cell>
          <table:table-cell table:formula="of:=[.M41]-[Hoja1.N41]" office:value-type="float" office:value="90596" calcext:value-type="float">
            <text:p>9059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1]" office:value-type="string" office:string-value="KE0814" calcext:value-type="string">
            <text:p>KE0814</text:p>
          </table:table-cell>
          <table:table-cell table:formula="of:=[Hoja1.A41]" office:value-type="string" office:string-value="0121" calcext:value-type="string">
            <text:p>0121</text:p>
          </table:table-cell>
          <table:table-cell office:value-type="float" office:value="0" calcext:value-type="float">
            <text:p>0</text:p>
          </table:table-cell>
          <table:table-cell table:formula="of:=SUM(30-DAY([.L41])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12</text:p>
          </table:table-cell>
          <table:table-cell office:value-type="float" office:value="3" calcext:value-type="float">
            <text:p>3</text:p>
          </table:table-cell>
          <table:table-cell table:formula="of:=[Hoja1.B42]" office:value-type="string" office:string-value="37320753" calcext:value-type="string">
            <text:p>3732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2]" office:value-type="date" office:date-value="2015-09-08" calcext:value-type="date">
            <text:p>2015/09/08</text:p>
          </table:table-cell>
          <table:table-cell table:style-name="ce3" table:formula="of:=[Hoja1.G42]" office:value-type="float" office:value="358550" calcext:value-type="float">
            <text:p>358550</text:p>
          </table:table-cell>
          <table:table-cell table:formula="of:=[Hoja1.H42]*30" office:value-type="float" office:value="120" calcext:value-type="float">
            <text:p>120</text:p>
          </table:table-cell>
          <table:table-cell table:formula="of:=[.L42]+[.N42]" office:value-type="date" office:date-value="2016-01-06" calcext:value-type="date">
            <text:p>2016/01/0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2]" office:value-type="float" office:value="0" calcext:value-type="float">
            <text:p>0</text:p>
          </table:table-cell>
          <table:table-cell table:formula="of:=[.M42]-[Hoja1.N42]" office:value-type="float" office:value="358550" calcext:value-type="float">
            <text:p>35855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2]" office:value-type="string" office:string-value="16605" calcext:value-type="string">
            <text:p>16605</text:p>
          </table:table-cell>
          <table:table-cell table:formula="of:=[Hoja1.A42]" office:value-type="string" office:string-value="0125" calcext:value-type="string">
            <text:p>0125</text:p>
          </table:table-cell>
          <table:table-cell office:value-type="float" office:value="0" calcext:value-type="float">
            <text:p>0</text:p>
          </table:table-cell>
          <table:table-cell table:formula="of:=SUM(30-DAY([.L42])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20</text:p>
          </table:table-cell>
          <table:table-cell office:value-type="float" office:value="3" calcext:value-type="float">
            <text:p>3</text:p>
          </table:table-cell>
          <table:table-cell table:formula="of:=[Hoja1.B43]" office:value-type="string" office:string-value="39014811" calcext:value-type="string">
            <text:p>390148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3]" office:value-type="date" office:date-value="2015-09-10" calcext:value-type="date">
            <text:p>2015/09/10</text:p>
          </table:table-cell>
          <table:table-cell table:style-name="ce3" table:formula="of:=[Hoja1.G43]" office:value-type="float" office:value="1000000" calcext:value-type="float">
            <text:p>1000000</text:p>
          </table:table-cell>
          <table:table-cell table:formula="of:=[Hoja1.H43]*30" office:value-type="float" office:value="720" calcext:value-type="float">
            <text:p>720</text:p>
          </table:table-cell>
          <table:table-cell table:formula="of:=[.L43]+[.N43]" office:value-type="date" office:date-value="2017-08-30" calcext:value-type="date">
            <text:p>2017/08/3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3]" office:value-type="float" office:value="1.300036" calcext:value-type="float">
            <text:p>1,3000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3]" office:value-type="float" office:value="48772" calcext:value-type="float">
            <text:p>48772</text:p>
          </table:table-cell>
          <table:table-cell table:formula="of:=[.M43]-[Hoja1.N43]" office:value-type="float" office:value="145902" calcext:value-type="float">
            <text:p>145902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3]" office:value-type="string" office:string-value="KE0828" calcext:value-type="string">
            <text:p>KE0828</text:p>
          </table:table-cell>
          <table:table-cell table:formula="of:=[Hoja1.A43]" office:value-type="string" office:string-value="0045" calcext:value-type="string">
            <text:p>0045</text:p>
          </table:table-cell>
          <table:table-cell office:value-type="float" office:value="0" calcext:value-type="float">
            <text:p>0</text:p>
          </table:table-cell>
          <table:table-cell table:formula="of:=SUM(30-DAY([.L43])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28</text:p>
          </table:table-cell>
          <table:table-cell office:value-type="float" office:value="3" calcext:value-type="float">
            <text:p>3</text:p>
          </table:table-cell>
          <table:table-cell table:formula="of:=[Hoja1.B44]" office:value-type="string" office:string-value="37317368" calcext:value-type="string">
            <text:p>373173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4]" office:value-type="date" office:date-value="2015-09-11" calcext:value-type="date">
            <text:p>2015/09/11</text:p>
          </table:table-cell>
          <table:table-cell table:style-name="ce3" table:formula="of:=[Hoja1.G44]" office:value-type="float" office:value="250000" calcext:value-type="float">
            <text:p>250000</text:p>
          </table:table-cell>
          <table:table-cell table:formula="of:=[Hoja1.H44]*30" office:value-type="float" office:value="90" calcext:value-type="float">
            <text:p>90</text:p>
          </table:table-cell>
          <table:table-cell table:formula="of:=[.L44]+[.N44]" office:value-type="date" office:date-value="2015-12-10" calcext:value-type="date">
            <text:p>2015/12/1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4]" office:value-type="float" office:value="0" calcext:value-type="float">
            <text:p>0</text:p>
          </table:table-cell>
          <table:table-cell table:formula="of:=[.M44]-[Hoja1.N44]" office:value-type="float" office:value="250000" calcext:value-type="float">
            <text:p>25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4]" office:value-type="string" office:string-value="KE0846" calcext:value-type="string">
            <text:p>KE0846</text:p>
          </table:table-cell>
          <table:table-cell table:formula="of:=[Hoja1.A44]" office:value-type="string" office:string-value="0310" calcext:value-type="string">
            <text:p>0310</text:p>
          </table:table-cell>
          <table:table-cell office:value-type="float" office:value="0" calcext:value-type="float">
            <text:p>0</text:p>
          </table:table-cell>
          <table:table-cell table:formula="of:=SUM(30-DAY([.L44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36</text:p>
          </table:table-cell>
          <table:table-cell office:value-type="float" office:value="3" calcext:value-type="float">
            <text:p>3</text:p>
          </table:table-cell>
          <table:table-cell table:formula="of:=[Hoja1.B45]" office:value-type="string" office:string-value="79723013" calcext:value-type="string">
            <text:p>797230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5]" office:value-type="date" office:date-value="2015-09-17" calcext:value-type="date">
            <text:p>2015/09/17</text:p>
          </table:table-cell>
          <table:table-cell table:style-name="ce3" table:formula="of:=[Hoja1.G45]" office:value-type="float" office:value="600000" calcext:value-type="float">
            <text:p>600000</text:p>
          </table:table-cell>
          <table:table-cell table:formula="of:=[Hoja1.H45]*30" office:value-type="float" office:value="90" calcext:value-type="float">
            <text:p>90</text:p>
          </table:table-cell>
          <table:table-cell table:formula="of:=[.L45]+[.N45]" office:value-type="date" office:date-value="2015-12-16" calcext:value-type="date">
            <text:p>2015/12/1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5]" office:value-type="float" office:value="0" calcext:value-type="float">
            <text:p>0</text:p>
          </table:table-cell>
          <table:table-cell table:formula="of:=[.M45]-[Hoja1.N45]" office:value-type="float" office:value="600000" calcext:value-type="float">
            <text:p>6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5]" office:value-type="string" office:string-value="KE0854" calcext:value-type="string">
            <text:p>KE0854</text:p>
          </table:table-cell>
          <table:table-cell table:formula="of:=[Hoja1.A45]" office:value-type="string" office:string-value="0001" calcext:value-type="string">
            <text:p>0001</text:p>
          </table:table-cell>
          <table:table-cell office:value-type="float" office:value="0" calcext:value-type="float">
            <text:p>0</text:p>
          </table:table-cell>
          <table:table-cell table:formula="of:=SUM(30-DAY([.L45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45</text:p>
          </table:table-cell>
          <table:table-cell office:value-type="float" office:value="3" calcext:value-type="float">
            <text:p>3</text:p>
          </table:table-cell>
          <table:table-cell table:formula="of:=[Hoja1.B46]" office:value-type="string" office:string-value="37317368" calcext:value-type="string">
            <text:p>373173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6]" office:value-type="date" office:date-value="2015-09-19" calcext:value-type="date">
            <text:p>2015/09/19</text:p>
          </table:table-cell>
          <table:table-cell table:style-name="ce3" table:formula="of:=[Hoja1.G46]" office:value-type="float" office:value="300000" calcext:value-type="float">
            <text:p>300000</text:p>
          </table:table-cell>
          <table:table-cell table:formula="of:=[Hoja1.H46]*30" office:value-type="float" office:value="90" calcext:value-type="float">
            <text:p>90</text:p>
          </table:table-cell>
          <table:table-cell table:formula="of:=[.L46]+[.N46]" office:value-type="date" office:date-value="2015-12-18" calcext:value-type="date">
            <text:p>2015/12/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6]" office:value-type="float" office:value="0" calcext:value-type="float">
            <text:p>0</text:p>
          </table:table-cell>
          <table:table-cell table:formula="of:=[.M46]-[Hoja1.N46]" office:value-type="float" office:value="300000" calcext:value-type="float">
            <text:p>3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6]" office:value-type="string" office:string-value="KE0863" calcext:value-type="string">
            <text:p>KE0863</text:p>
          </table:table-cell>
          <table:table-cell table:formula="of:=[Hoja1.A46]" office:value-type="string" office:string-value="0310" calcext:value-type="string">
            <text:p>0310</text:p>
          </table:table-cell>
          <table:table-cell office:value-type="float" office:value="0" calcext:value-type="float">
            <text:p>0</text:p>
          </table:table-cell>
          <table:table-cell table:formula="of:=SUM(30-DAY([.L46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48</text:p>
          </table:table-cell>
          <table:table-cell office:value-type="float" office:value="3" calcext:value-type="float">
            <text:p>3</text:p>
          </table:table-cell>
          <table:table-cell table:formula="of:=[Hoja1.B47]" office:value-type="string" office:string-value="37333666" calcext:value-type="string">
            <text:p>3733366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7]" office:value-type="date" office:date-value="2015-09-19" calcext:value-type="date">
            <text:p>2015/09/19</text:p>
          </table:table-cell>
          <table:table-cell table:style-name="ce3" table:formula="of:=[Hoja1.G47]" office:value-type="float" office:value="600000" calcext:value-type="float">
            <text:p>600000</text:p>
          </table:table-cell>
          <table:table-cell table:formula="of:=[Hoja1.H47]*30" office:value-type="float" office:value="90" calcext:value-type="float">
            <text:p>90</text:p>
          </table:table-cell>
          <table:table-cell table:formula="of:=[.L47]+[.N47]" office:value-type="date" office:date-value="2015-12-18" calcext:value-type="date">
            <text:p>2015/12/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7]" office:value-type="float" office:value="0" calcext:value-type="float">
            <text:p>0</text:p>
          </table:table-cell>
          <table:table-cell table:formula="of:=[.M47]-[Hoja1.N47]" office:value-type="float" office:value="600000" calcext:value-type="float">
            <text:p>6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7]" office:value-type="string" office:string-value="KE0866" calcext:value-type="string">
            <text:p>KE0866</text:p>
          </table:table-cell>
          <table:table-cell table:formula="of:=[Hoja1.A47]" office:value-type="string" office:string-value="0018" calcext:value-type="string">
            <text:p>0018</text:p>
          </table:table-cell>
          <table:table-cell office:value-type="float" office:value="0" calcext:value-type="float">
            <text:p>0</text:p>
          </table:table-cell>
          <table:table-cell table:formula="of:=SUM(30-DAY([.L47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2</text:p>
          </table:table-cell>
          <table:table-cell office:value-type="float" office:value="3" calcext:value-type="float">
            <text:p>3</text:p>
          </table:table-cell>
          <table:table-cell table:formula="of:=[Hoja1.B48]" office:value-type="string" office:string-value="37332618" calcext:value-type="string">
            <text:p>373326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8]" office:value-type="date" office:date-value="2015-09-21" calcext:value-type="date">
            <text:p>2015/09/21</text:p>
          </table:table-cell>
          <table:table-cell table:style-name="ce3" table:formula="of:=[Hoja1.G48]" office:value-type="float" office:value="1000000" calcext:value-type="float">
            <text:p>1000000</text:p>
          </table:table-cell>
          <table:table-cell table:formula="of:=[Hoja1.H48]*30" office:value-type="float" office:value="720" calcext:value-type="float">
            <text:p>720</text:p>
          </table:table-cell>
          <table:table-cell table:formula="of:=[.L48]+[.N48]" office:value-type="date" office:date-value="2017-09-10" calcext:value-type="date">
            <text:p>2017/09/1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8]" office:value-type="float" office:value="1.3000126" calcext:value-type="float">
            <text:p>1,300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8]" office:value-type="float" office:value="48772" calcext:value-type="float">
            <text:p>48772</text:p>
          </table:table-cell>
          <table:table-cell table:formula="of:=[.M48]-[Hoja1.N48]" office:value-type="float" office:value="108717" calcext:value-type="float">
            <text:p>10871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8]" office:value-type="string" office:string-value="KE0873" calcext:value-type="string">
            <text:p>KE0873</text:p>
          </table:table-cell>
          <table:table-cell table:formula="of:=[Hoja1.A48]" office:value-type="string" office:string-value="0357" calcext:value-type="string">
            <text:p>0357</text:p>
          </table:table-cell>
          <table:table-cell office:value-type="float" office:value="0" calcext:value-type="float">
            <text:p>0</text:p>
          </table:table-cell>
          <table:table-cell table:formula="of:=SUM(30-DAY([.L4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3</text:p>
          </table:table-cell>
          <table:table-cell office:value-type="float" office:value="3" calcext:value-type="float">
            <text:p>3</text:p>
          </table:table-cell>
          <table:table-cell table:formula="of:=[Hoja1.B49]" office:value-type="string" office:string-value="1065875639" calcext:value-type="string">
            <text:p>10658756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49]" office:value-type="date" office:date-value="2015-09-29" calcext:value-type="date">
            <text:p>2015/09/29</text:p>
          </table:table-cell>
          <table:table-cell table:style-name="ce3" table:formula="of:=[Hoja1.G49]" office:value-type="float" office:value="1500000" calcext:value-type="float">
            <text:p>1500000</text:p>
          </table:table-cell>
          <table:table-cell table:formula="of:=[Hoja1.H49]*30" office:value-type="float" office:value="360" calcext:value-type="float">
            <text:p>360</text:p>
          </table:table-cell>
          <table:table-cell table:formula="of:=[.L49]+[.N49]" office:value-type="date" office:date-value="2016-09-23" calcext:value-type="date">
            <text:p>2016/09/2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49]" office:value-type="float" office:value="1.000023" calcext:value-type="float">
            <text:p>1,0000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49]" office:value-type="float" office:value="133273" calcext:value-type="float">
            <text:p>133273</text:p>
          </table:table-cell>
          <table:table-cell table:formula="of:=[.M49]-[Hoja1.N49]" office:value-type="float" office:value="358379" calcext:value-type="float">
            <text:p>35837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49]" office:value-type="string" office:string-value="KE0878" calcext:value-type="string">
            <text:p>KE0878</text:p>
          </table:table-cell>
          <table:table-cell table:formula="of:=[Hoja1.A49]" office:value-type="string" office:string-value="0305" calcext:value-type="string">
            <text:p>0305</text:p>
          </table:table-cell>
          <table:table-cell office:value-type="float" office:value="0" calcext:value-type="float">
            <text:p>0</text:p>
          </table:table-cell>
          <table:table-cell table:formula="of:=SUM(30-DAY([.L4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4</text:p>
          </table:table-cell>
          <table:table-cell office:value-type="float" office:value="3" calcext:value-type="float">
            <text:p>3</text:p>
          </table:table-cell>
          <table:table-cell table:formula="of:=[Hoja1.B50]" office:value-type="string" office:string-value="37321606" calcext:value-type="string">
            <text:p>373216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0]" office:value-type="date" office:date-value="2015-10-02" calcext:value-type="date">
            <text:p>2015/10/02</text:p>
          </table:table-cell>
          <table:table-cell table:style-name="ce3" table:formula="of:=[Hoja1.G50]" office:value-type="float" office:value="8500000" calcext:value-type="float">
            <text:p>8500000</text:p>
          </table:table-cell>
          <table:table-cell table:formula="of:=[Hoja1.H50]*30" office:value-type="float" office:value="1800" calcext:value-type="float">
            <text:p>1800</text:p>
          </table:table-cell>
          <table:table-cell table:formula="of:=[.L50]+[.N50]" office:value-type="date" office:date-value="2020-09-05" calcext:value-type="date">
            <text:p>2020/09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0]" office:value-type="float" office:value="1.3000045" calcext:value-type="float">
            <text:p>1,300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0]" office:value-type="float" office:value="204901" calcext:value-type="float">
            <text:p>204901</text:p>
          </table:table-cell>
          <table:table-cell table:formula="of:=[.M50]-[Hoja1.N50]" office:value-type="float" office:value="286900" calcext:value-type="float">
            <text:p>2869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0]" office:value-type="string" office:string-value="KE0896" calcext:value-type="string">
            <text:p>KE0896</text:p>
          </table:table-cell>
          <table:table-cell table:formula="of:=[Hoja1.A50]" office:value-type="string" office:string-value="0106" calcext:value-type="string">
            <text:p>0106</text:p>
          </table:table-cell>
          <table:table-cell office:value-type="float" office:value="0" calcext:value-type="float">
            <text:p>0</text:p>
          </table:table-cell>
          <table:table-cell table:formula="of:=SUM(30-DAY([.L50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5</text:p>
          </table:table-cell>
          <table:table-cell office:value-type="float" office:value="3" calcext:value-type="float">
            <text:p>3</text:p>
          </table:table-cell>
          <table:table-cell table:formula="of:=[Hoja1.B51]" office:value-type="string" office:string-value="37319701" calcext:value-type="string">
            <text:p>373197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1]" office:value-type="date" office:date-value="2015-10-02" calcext:value-type="date">
            <text:p>2015/10/02</text:p>
          </table:table-cell>
          <table:table-cell table:style-name="ce3" table:formula="of:=[Hoja1.G51]" office:value-type="float" office:value="2500000" calcext:value-type="float">
            <text:p>2500000</text:p>
          </table:table-cell>
          <table:table-cell table:formula="of:=[Hoja1.H51]*30" office:value-type="float" office:value="1800" calcext:value-type="float">
            <text:p>1800</text:p>
          </table:table-cell>
          <table:table-cell table:formula="of:=[.L51]+[.N51]" office:value-type="date" office:date-value="2020-09-05" calcext:value-type="date">
            <text:p>2020/09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1]" office:value-type="float" office:value="1.2999829" calcext:value-type="float">
            <text:p>1,2999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1]" office:value-type="float" office:value="60265" calcext:value-type="float">
            <text:p>60265</text:p>
          </table:table-cell>
          <table:table-cell table:formula="of:=[.M51]-[Hoja1.N51]" office:value-type="float" office:value="84383" calcext:value-type="float">
            <text:p>8438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1]" office:value-type="string" office:string-value="KE0897" calcext:value-type="string">
            <text:p>KE0897</text:p>
          </table:table-cell>
          <table:table-cell table:formula="of:=[Hoja1.A51]" office:value-type="string" office:string-value="0242" calcext:value-type="string">
            <text:p>0242</text:p>
          </table:table-cell>
          <table:table-cell office:value-type="float" office:value="0" calcext:value-type="float">
            <text:p>0</text:p>
          </table:table-cell>
          <table:table-cell table:formula="of:=SUM(30-DAY([.L51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6</text:p>
          </table:table-cell>
          <table:table-cell office:value-type="float" office:value="3" calcext:value-type="float">
            <text:p>3</text:p>
          </table:table-cell>
          <table:table-cell table:formula="of:=[Hoja1.B52]" office:value-type="string" office:string-value="37327110" calcext:value-type="string">
            <text:p>373271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2]" office:value-type="date" office:date-value="2015-10-06" calcext:value-type="date">
            <text:p>2015/10/06</text:p>
          </table:table-cell>
          <table:table-cell table:style-name="ce3" table:formula="of:=[Hoja1.G52]" office:value-type="float" office:value="1500000" calcext:value-type="float">
            <text:p>1500000</text:p>
          </table:table-cell>
          <table:table-cell table:formula="of:=[Hoja1.H52]*30" office:value-type="float" office:value="1440" calcext:value-type="float">
            <text:p>1440</text:p>
          </table:table-cell>
          <table:table-cell table:formula="of:=[.L52]+[.N52]" office:value-type="date" office:date-value="2019-09-15" calcext:value-type="date">
            <text:p>2019/09/1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2]" office:value-type="float" office:value="1.3000096" calcext:value-type="float">
            <text:p>1,300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2]" office:value-type="float" office:value="42204" calcext:value-type="float">
            <text:p>42204</text:p>
          </table:table-cell>
          <table:table-cell table:formula="of:=[.M52]-[Hoja1.N52]" office:value-type="float" office:value="69001" calcext:value-type="float">
            <text:p>6900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2]" office:value-type="string" office:string-value="KE0898" calcext:value-type="string">
            <text:p>KE0898</text:p>
          </table:table-cell>
          <table:table-cell table:formula="of:=[Hoja1.A52]" office:value-type="string" office:string-value="0168" calcext:value-type="string">
            <text:p>0168</text:p>
          </table:table-cell>
          <table:table-cell office:value-type="float" office:value="0" calcext:value-type="float">
            <text:p>0</text:p>
          </table:table-cell>
          <table:table-cell table:formula="of:=SUM(30-DAY([.L52])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57</text:p>
          </table:table-cell>
          <table:table-cell office:value-type="float" office:value="3" calcext:value-type="float">
            <text:p>3</text:p>
          </table:table-cell>
          <table:table-cell table:formula="of:=[Hoja1.B53]" office:value-type="string" office:string-value="23690854" calcext:value-type="string">
            <text:p>23690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3]" office:value-type="date" office:date-value="2015-10-07" calcext:value-type="date">
            <text:p>2015/10/07</text:p>
          </table:table-cell>
          <table:table-cell table:style-name="ce3" table:formula="of:=[Hoja1.G53]" office:value-type="float" office:value="33000" calcext:value-type="float">
            <text:p>33000</text:p>
          </table:table-cell>
          <table:table-cell table:formula="of:=[Hoja1.H53]*30" office:value-type="float" office:value="90" calcext:value-type="float">
            <text:p>90</text:p>
          </table:table-cell>
          <table:table-cell table:formula="of:=[.L53]+[.N53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3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3]" office:value-type="float" office:value="0" calcext:value-type="float">
            <text:p>0</text:p>
          </table:table-cell>
          <table:table-cell table:formula="of:=[.M53]-[Hoja1.N53]" office:value-type="float" office:value="33000" calcext:value-type="float">
            <text:p>33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3]" office:value-type="string" office:string-value="16065" calcext:value-type="string">
            <text:p>16065</text:p>
          </table:table-cell>
          <table:table-cell table:formula="of:=[Hoja1.A53]" office:value-type="string" office:string-value="0028" calcext:value-type="string">
            <text:p>0028</text:p>
          </table:table-cell>
          <table:table-cell office:value-type="float" office:value="0" calcext:value-type="float">
            <text:p>0</text:p>
          </table:table-cell>
          <table:table-cell table:formula="of:=SUM(30-DAY([.L53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3</text:p>
          </table:table-cell>
          <table:table-cell office:value-type="float" office:value="3" calcext:value-type="float">
            <text:p>3</text:p>
          </table:table-cell>
          <table:table-cell table:formula="of:=[Hoja1.B54]" office:value-type="string" office:string-value="13175050" calcext:value-type="string">
            <text:p>13175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4]" office:value-type="date" office:date-value="2015-10-07" calcext:value-type="date">
            <text:p>2015/10/07</text:p>
          </table:table-cell>
          <table:table-cell table:style-name="ce3" table:formula="of:=[Hoja1.G54]" office:value-type="float" office:value="187220" calcext:value-type="float">
            <text:p>187220</text:p>
          </table:table-cell>
          <table:table-cell table:formula="of:=[Hoja1.H54]*30" office:value-type="float" office:value="90" calcext:value-type="float">
            <text:p>90</text:p>
          </table:table-cell>
          <table:table-cell table:formula="of:=[.L54]+[.N54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4]" office:value-type="float" office:value="0" calcext:value-type="float">
            <text:p>0</text:p>
          </table:table-cell>
          <table:table-cell table:formula="of:=[.M54]-[Hoja1.N54]" office:value-type="float" office:value="187220" calcext:value-type="float">
            <text:p>18722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4]" office:value-type="string" office:string-value="14893" calcext:value-type="string">
            <text:p>14893</text:p>
          </table:table-cell>
          <table:table-cell table:formula="of:=[Hoja1.A54]" office:value-type="string" office:string-value="0352" calcext:value-type="string">
            <text:p>0352</text:p>
          </table:table-cell>
          <table:table-cell office:value-type="float" office:value="0" calcext:value-type="float">
            <text:p>0</text:p>
          </table:table-cell>
          <table:table-cell table:formula="of:=SUM(30-DAY([.L54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4</text:p>
          </table:table-cell>
          <table:table-cell office:value-type="float" office:value="3" calcext:value-type="float">
            <text:p>3</text:p>
          </table:table-cell>
          <table:table-cell table:formula="of:=[Hoja1.B55]" office:value-type="string" office:string-value="37336745" calcext:value-type="string">
            <text:p>37336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5]" office:value-type="date" office:date-value="2015-10-07" calcext:value-type="date">
            <text:p>2015/10/07</text:p>
          </table:table-cell>
          <table:table-cell table:style-name="ce3" table:formula="of:=[Hoja1.G55]" office:value-type="float" office:value="155110" calcext:value-type="float">
            <text:p>155110</text:p>
          </table:table-cell>
          <table:table-cell table:formula="of:=[Hoja1.H55]*30" office:value-type="float" office:value="90" calcext:value-type="float">
            <text:p>90</text:p>
          </table:table-cell>
          <table:table-cell table:formula="of:=[.L55]+[.N55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5]" office:value-type="float" office:value="0" calcext:value-type="float">
            <text:p>0</text:p>
          </table:table-cell>
          <table:table-cell table:formula="of:=[.M55]-[Hoja1.N55]" office:value-type="float" office:value="155110" calcext:value-type="float">
            <text:p>15511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5]" office:value-type="string" office:string-value="10497" calcext:value-type="string">
            <text:p>10497</text:p>
          </table:table-cell>
          <table:table-cell table:formula="of:=[Hoja1.A55]" office:value-type="string" office:string-value="0029" calcext:value-type="string">
            <text:p>0029</text:p>
          </table:table-cell>
          <table:table-cell office:value-type="float" office:value="0" calcext:value-type="float">
            <text:p>0</text:p>
          </table:table-cell>
          <table:table-cell table:formula="of:=SUM(30-DAY([.L55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5</text:p>
          </table:table-cell>
          <table:table-cell office:value-type="float" office:value="3" calcext:value-type="float">
            <text:p>3</text:p>
          </table:table-cell>
          <table:table-cell table:formula="of:=[Hoja1.B56]" office:value-type="string" office:string-value="88138202" calcext:value-type="string">
            <text:p>88138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6]" office:value-type="date" office:date-value="2015-10-07" calcext:value-type="date">
            <text:p>2015/10/07</text:p>
          </table:table-cell>
          <table:table-cell table:style-name="ce3" table:formula="of:=[Hoja1.G56]" office:value-type="float" office:value="374600" calcext:value-type="float">
            <text:p>374600</text:p>
          </table:table-cell>
          <table:table-cell table:formula="of:=[Hoja1.H56]*30" office:value-type="float" office:value="90" calcext:value-type="float">
            <text:p>90</text:p>
          </table:table-cell>
          <table:table-cell table:formula="of:=[.L56]+[.N56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6]" office:value-type="float" office:value="0" calcext:value-type="float">
            <text:p>0</text:p>
          </table:table-cell>
          <table:table-cell table:formula="of:=[.M56]-[Hoja1.N56]" office:value-type="float" office:value="374600" calcext:value-type="float">
            <text:p>3746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6]" office:value-type="string" office:string-value="14894" calcext:value-type="string">
            <text:p>14894</text:p>
          </table:table-cell>
          <table:table-cell table:formula="of:=[Hoja1.A56]" office:value-type="string" office:string-value="0129" calcext:value-type="string">
            <text:p>0129</text:p>
          </table:table-cell>
          <table:table-cell office:value-type="float" office:value="0" calcext:value-type="float">
            <text:p>0</text:p>
          </table:table-cell>
          <table:table-cell table:formula="of:=SUM(30-DAY([.L56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6</text:p>
          </table:table-cell>
          <table:table-cell office:value-type="float" office:value="3" calcext:value-type="float">
            <text:p>3</text:p>
          </table:table-cell>
          <table:table-cell table:formula="of:=[Hoja1.B57]" office:value-type="string" office:string-value="39014811" calcext:value-type="string">
            <text:p>39014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7]" office:value-type="date" office:date-value="2015-10-07" calcext:value-type="date">
            <text:p>2015/10/07</text:p>
          </table:table-cell>
          <table:table-cell table:style-name="ce3" table:formula="of:=[Hoja1.G57]" office:value-type="float" office:value="384156" calcext:value-type="float">
            <text:p>384156</text:p>
          </table:table-cell>
          <table:table-cell table:formula="of:=[Hoja1.H57]*30" office:value-type="float" office:value="90" calcext:value-type="float">
            <text:p>90</text:p>
          </table:table-cell>
          <table:table-cell table:formula="of:=[.L57]+[.N57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7]" office:value-type="float" office:value="0" calcext:value-type="float">
            <text:p>0</text:p>
          </table:table-cell>
          <table:table-cell table:formula="of:=[.M57]-[Hoja1.N57]" office:value-type="float" office:value="384156" calcext:value-type="float">
            <text:p>38415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7]" office:value-type="string" office:string-value="17639" calcext:value-type="string">
            <text:p>17639</text:p>
          </table:table-cell>
          <table:table-cell table:formula="of:=[Hoja1.A57]" office:value-type="string" office:string-value="0045" calcext:value-type="string">
            <text:p>0045</text:p>
          </table:table-cell>
          <table:table-cell office:value-type="float" office:value="0" calcext:value-type="float">
            <text:p>0</text:p>
          </table:table-cell>
          <table:table-cell table:formula="of:=SUM(30-DAY([.L57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7</text:p>
          </table:table-cell>
          <table:table-cell office:value-type="float" office:value="3" calcext:value-type="float">
            <text:p>3</text:p>
          </table:table-cell>
          <table:table-cell table:formula="of:=[Hoja1.B58]" office:value-type="string" office:string-value="37319701" calcext:value-type="string">
            <text:p>37319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8]" office:value-type="date" office:date-value="2015-10-07" calcext:value-type="date">
            <text:p>2015/10/07</text:p>
          </table:table-cell>
          <table:table-cell table:style-name="ce3" table:formula="of:=[Hoja1.G58]" office:value-type="float" office:value="49050" calcext:value-type="float">
            <text:p>49050</text:p>
          </table:table-cell>
          <table:table-cell table:formula="of:=[Hoja1.H58]*30" office:value-type="float" office:value="90" calcext:value-type="float">
            <text:p>90</text:p>
          </table:table-cell>
          <table:table-cell table:formula="of:=[.L58]+[.N58]" office:value-type="date" office:date-value="2016-01-05" calcext:value-type="date">
            <text:p>2016/0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8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8]" office:value-type="float" office:value="0" calcext:value-type="float">
            <text:p>0</text:p>
          </table:table-cell>
          <table:table-cell table:formula="of:=[.M58]-[Hoja1.N58]" office:value-type="float" office:value="49050" calcext:value-type="float">
            <text:p>4905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8]" office:value-type="string" office:string-value="14844" calcext:value-type="string">
            <text:p>14844</text:p>
          </table:table-cell>
          <table:table-cell table:formula="of:=[Hoja1.A58]" office:value-type="string" office:string-value="0242" calcext:value-type="string">
            <text:p>0242</text:p>
          </table:table-cell>
          <table:table-cell office:value-type="float" office:value="0" calcext:value-type="float">
            <text:p>0</text:p>
          </table:table-cell>
          <table:table-cell table:formula="of:=SUM(30-DAY([.L58])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78</text:p>
          </table:table-cell>
          <table:table-cell office:value-type="float" office:value="3" calcext:value-type="float">
            <text:p>3</text:p>
          </table:table-cell>
          <table:table-cell table:formula="of:=[Hoja1.B59]" office:value-type="string" office:string-value="37327110" calcext:value-type="string">
            <text:p>373271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59]" office:value-type="date" office:date-value="2015-10-30" calcext:value-type="date">
            <text:p>2015/10/30</text:p>
          </table:table-cell>
          <table:table-cell table:style-name="ce3" table:formula="of:=[Hoja1.G59]" office:value-type="float" office:value="600000" calcext:value-type="float">
            <text:p>600000</text:p>
          </table:table-cell>
          <table:table-cell table:formula="of:=[Hoja1.H59]*30" office:value-type="float" office:value="90" calcext:value-type="float">
            <text:p>90</text:p>
          </table:table-cell>
          <table:table-cell table:formula="of:=[.L59]+[.N59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59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59]" office:value-type="float" office:value="0" calcext:value-type="float">
            <text:p>0</text:p>
          </table:table-cell>
          <table:table-cell table:formula="of:=[.M59]-[Hoja1.N59]" office:value-type="float" office:value="400000" calcext:value-type="float">
            <text:p>4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59]" office:value-type="string" office:string-value="KE0945" calcext:value-type="string">
            <text:p>KE0945</text:p>
          </table:table-cell>
          <table:table-cell table:formula="of:=[Hoja1.A59]" office:value-type="string" office:string-value="0168" calcext:value-type="string">
            <text:p>0168</text:p>
          </table:table-cell>
          <table:table-cell office:value-type="float" office:value="0" calcext:value-type="float">
            <text:p>0</text:p>
          </table:table-cell>
          <table:table-cell table:formula="of:=SUM(30-DAY([.L5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90</text:p>
          </table:table-cell>
          <table:table-cell office:value-type="float" office:value="3" calcext:value-type="float">
            <text:p>3</text:p>
          </table:table-cell>
          <table:table-cell table:formula="of:=[Hoja1.B60]" office:value-type="string" office:string-value="13362858" calcext:value-type="string">
            <text:p>1336285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0]" office:value-type="date" office:date-value="2015-10-30" calcext:value-type="date">
            <text:p>2015/10/30</text:p>
          </table:table-cell>
          <table:table-cell table:style-name="ce3" table:formula="of:=[Hoja1.G60]" office:value-type="float" office:value="600000" calcext:value-type="float">
            <text:p>600000</text:p>
          </table:table-cell>
          <table:table-cell table:formula="of:=[Hoja1.H60]*30" office:value-type="float" office:value="90" calcext:value-type="float">
            <text:p>90</text:p>
          </table:table-cell>
          <table:table-cell table:formula="of:=[.L60]+[.N60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0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0]" office:value-type="float" office:value="0" calcext:value-type="float">
            <text:p>0</text:p>
          </table:table-cell>
          <table:table-cell table:formula="of:=[.M60]-[Hoja1.N60]" office:value-type="float" office:value="400000" calcext:value-type="float">
            <text:p>4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0]" office:value-type="string" office:string-value="KE0957" calcext:value-type="string">
            <text:p>KE0957</text:p>
          </table:table-cell>
          <table:table-cell table:formula="of:=[Hoja1.A60]" office:value-type="string" office:string-value="0055" calcext:value-type="string">
            <text:p>0055</text:p>
          </table:table-cell>
          <table:table-cell office:value-type="float" office:value="0" calcext:value-type="float">
            <text:p>0</text:p>
          </table:table-cell>
          <table:table-cell table:formula="of:=SUM(30-DAY([.L6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96</text:p>
          </table:table-cell>
          <table:table-cell office:value-type="float" office:value="3" calcext:value-type="float">
            <text:p>3</text:p>
          </table:table-cell>
          <table:table-cell table:formula="of:=[Hoja1.B61]" office:value-type="string" office:string-value="98629638" calcext:value-type="string">
            <text:p>986296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1]" office:value-type="date" office:date-value="2015-10-30" calcext:value-type="date">
            <text:p>2015/10/30</text:p>
          </table:table-cell>
          <table:table-cell table:style-name="ce3" table:formula="of:=[Hoja1.G61]" office:value-type="float" office:value="500000" calcext:value-type="float">
            <text:p>500000</text:p>
          </table:table-cell>
          <table:table-cell table:formula="of:=[Hoja1.H61]*30" office:value-type="float" office:value="60" calcext:value-type="float">
            <text:p>60</text:p>
          </table:table-cell>
          <table:table-cell table:formula="of:=[.L61]+[.N61]" office:value-type="date" office:date-value="2015-12-29" calcext:value-type="date">
            <text:p>2015/12/29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1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1]" office:value-type="float" office:value="0" calcext:value-type="float">
            <text:p>0</text:p>
          </table:table-cell>
          <table:table-cell table:formula="of:=[.M61]-[Hoja1.N61]" office:value-type="float" office:value="500000" calcext:value-type="float">
            <text:p>5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1]" office:value-type="string" office:string-value="KE0963" calcext:value-type="string">
            <text:p>KE0963</text:p>
          </table:table-cell>
          <table:table-cell table:formula="of:=[Hoja1.A61]" office:value-type="string" office:string-value="0016" calcext:value-type="string">
            <text:p>0016</text:p>
          </table:table-cell>
          <table:table-cell office:value-type="float" office:value="0" calcext:value-type="float">
            <text:p>0</text:p>
          </table:table-cell>
          <table:table-cell table:formula="of:=SUM(30-DAY([.L6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97</text:p>
          </table:table-cell>
          <table:table-cell office:value-type="float" office:value="3" calcext:value-type="float">
            <text:p>3</text:p>
          </table:table-cell>
          <table:table-cell table:formula="of:=[Hoja1.B62]" office:value-type="string" office:string-value="37182452" calcext:value-type="string">
            <text:p>371824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2]" office:value-type="date" office:date-value="2015-10-30" calcext:value-type="date">
            <text:p>2015/10/30</text:p>
          </table:table-cell>
          <table:table-cell table:style-name="ce3" table:formula="of:=[Hoja1.G62]" office:value-type="float" office:value="600000" calcext:value-type="float">
            <text:p>600000</text:p>
          </table:table-cell>
          <table:table-cell table:formula="of:=[Hoja1.H62]*30" office:value-type="float" office:value="90" calcext:value-type="float">
            <text:p>90</text:p>
          </table:table-cell>
          <table:table-cell table:formula="of:=[.L62]+[.N62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2]" office:value-type="float" office:value="0" calcext:value-type="float">
            <text:p>0</text:p>
          </table:table-cell>
          <table:table-cell table:formula="of:=[.M62]-[Hoja1.N62]" office:value-type="float" office:value="400000" calcext:value-type="float">
            <text:p>4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2]" office:value-type="string" office:string-value="KE0964" calcext:value-type="string">
            <text:p>KE0964</text:p>
          </table:table-cell>
          <table:table-cell table:formula="of:=[Hoja1.A62]" office:value-type="string" office:string-value="0309" calcext:value-type="string">
            <text:p>0309</text:p>
          </table:table-cell>
          <table:table-cell office:value-type="float" office:value="0" calcext:value-type="float">
            <text:p>0</text:p>
          </table:table-cell>
          <table:table-cell table:formula="of:=SUM(30-DAY([.L6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899</text:p>
          </table:table-cell>
          <table:table-cell office:value-type="float" office:value="3" calcext:value-type="float">
            <text:p>3</text:p>
          </table:table-cell>
          <table:table-cell table:formula="of:=[Hoja1.B63]" office:value-type="string" office:string-value="13359544" calcext:value-type="string">
            <text:p>1335954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3]" office:value-type="date" office:date-value="2015-10-30" calcext:value-type="date">
            <text:p>2015/10/30</text:p>
          </table:table-cell>
          <table:table-cell table:style-name="ce3" table:formula="of:=[Hoja1.G63]" office:value-type="float" office:value="100000" calcext:value-type="float">
            <text:p>100000</text:p>
          </table:table-cell>
          <table:table-cell table:formula="of:=[Hoja1.H63]*30" office:value-type="float" office:value="90" calcext:value-type="float">
            <text:p>90</text:p>
          </table:table-cell>
          <table:table-cell table:formula="of:=[.L63]+[.N63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3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3]" office:value-type="float" office:value="0" calcext:value-type="float">
            <text:p>0</text:p>
          </table:table-cell>
          <table:table-cell table:formula="of:=[.M63]-[Hoja1.N63]" office:value-type="float" office:value="66666" calcext:value-type="float">
            <text:p>6666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3]" office:value-type="string" office:string-value="KE0966" calcext:value-type="string">
            <text:p>KE0966</text:p>
          </table:table-cell>
          <table:table-cell table:formula="of:=[Hoja1.A63]" office:value-type="string" office:string-value="0327" calcext:value-type="string">
            <text:p>0327</text:p>
          </table:table-cell>
          <table:table-cell office:value-type="float" office:value="0" calcext:value-type="float">
            <text:p>0</text:p>
          </table:table-cell>
          <table:table-cell table:formula="of:=SUM(30-DAY([.L6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04</text:p>
          </table:table-cell>
          <table:table-cell office:value-type="float" office:value="3" calcext:value-type="float">
            <text:p>3</text:p>
          </table:table-cell>
          <table:table-cell table:formula="of:=[Hoja1.B64]" office:value-type="string" office:string-value="37317368" calcext:value-type="string">
            <text:p>373173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4]" office:value-type="date" office:date-value="2015-10-30" calcext:value-type="date">
            <text:p>2015/10/30</text:p>
          </table:table-cell>
          <table:table-cell table:style-name="ce3" table:formula="of:=[Hoja1.G64]" office:value-type="float" office:value="150000" calcext:value-type="float">
            <text:p>150000</text:p>
          </table:table-cell>
          <table:table-cell table:formula="of:=[Hoja1.H64]*30" office:value-type="float" office:value="90" calcext:value-type="float">
            <text:p>90</text:p>
          </table:table-cell>
          <table:table-cell table:formula="of:=[.L64]+[.N64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4]" office:value-type="float" office:value="0" calcext:value-type="float">
            <text:p>0</text:p>
          </table:table-cell>
          <table:table-cell table:formula="of:=[.M64]-[Hoja1.N64]" office:value-type="float" office:value="100000" calcext:value-type="float">
            <text:p>1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4]" office:value-type="string" office:string-value="KE0971" calcext:value-type="string">
            <text:p>KE0971</text:p>
          </table:table-cell>
          <table:table-cell table:formula="of:=[Hoja1.A64]" office:value-type="string" office:string-value="0310" calcext:value-type="string">
            <text:p>0310</text:p>
          </table:table-cell>
          <table:table-cell office:value-type="float" office:value="0" calcext:value-type="float">
            <text:p>0</text:p>
          </table:table-cell>
          <table:table-cell table:formula="of:=SUM(30-DAY([.L6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05</text:p>
          </table:table-cell>
          <table:table-cell office:value-type="float" office:value="3" calcext:value-type="float">
            <text:p>3</text:p>
          </table:table-cell>
          <table:table-cell table:formula="of:=[Hoja1.B65]" office:value-type="string" office:string-value="1091660350" calcext:value-type="string">
            <text:p>10916603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5]" office:value-type="date" office:date-value="2015-10-30" calcext:value-type="date">
            <text:p>2015/10/30</text:p>
          </table:table-cell>
          <table:table-cell table:style-name="ce3" table:formula="of:=[Hoja1.G65]" office:value-type="float" office:value="100000" calcext:value-type="float">
            <text:p>100000</text:p>
          </table:table-cell>
          <table:table-cell table:formula="of:=[Hoja1.H65]*30" office:value-type="float" office:value="60" calcext:value-type="float">
            <text:p>60</text:p>
          </table:table-cell>
          <table:table-cell table:formula="of:=[.L65]+[.N65]" office:value-type="date" office:date-value="2015-12-29" calcext:value-type="date">
            <text:p>2015/12/29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5]" office:value-type="float" office:value="0" calcext:value-type="float">
            <text:p>0</text:p>
          </table:table-cell>
          <table:table-cell table:formula="of:=[.M65]-[Hoja1.N65]" office:value-type="float" office:value="100000" calcext:value-type="float">
            <text:p>1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5]" office:value-type="string" office:string-value="KE0972" calcext:value-type="string">
            <text:p>KE0972</text:p>
          </table:table-cell>
          <table:table-cell table:formula="of:=[Hoja1.A65]" office:value-type="string" office:string-value="0058" calcext:value-type="string">
            <text:p>0058</text:p>
          </table:table-cell>
          <table:table-cell office:value-type="float" office:value="0" calcext:value-type="float">
            <text:p>0</text:p>
          </table:table-cell>
          <table:table-cell table:formula="of:=SUM(30-DAY([.L6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06</text:p>
          </table:table-cell>
          <table:table-cell office:value-type="float" office:value="3" calcext:value-type="float">
            <text:p>3</text:p>
          </table:table-cell>
          <table:table-cell table:formula="of:=[Hoja1.B66]" office:value-type="string" office:string-value="36312977" calcext:value-type="string">
            <text:p>363129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6]" office:value-type="date" office:date-value="2015-10-30" calcext:value-type="date">
            <text:p>2015/10/30</text:p>
          </table:table-cell>
          <table:table-cell table:style-name="ce3" table:formula="of:=[Hoja1.G66]" office:value-type="float" office:value="400000" calcext:value-type="float">
            <text:p>400000</text:p>
          </table:table-cell>
          <table:table-cell table:formula="of:=[Hoja1.H66]*30" office:value-type="float" office:value="90" calcext:value-type="float">
            <text:p>90</text:p>
          </table:table-cell>
          <table:table-cell table:formula="of:=[.L66]+[.N66]" office:value-type="date" office:date-value="2016-01-28" calcext:value-type="date">
            <text:p>2016/01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6]" office:value-type="float" office:value="0" calcext:value-type="float">
            <text:p>0</text:p>
          </table:table-cell>
          <table:table-cell table:formula="of:=[.M66]-[Hoja1.N66]" office:value-type="float" office:value="266666" calcext:value-type="float">
            <text:p>266666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6]" office:value-type="string" office:string-value="KE0973" calcext:value-type="string">
            <text:p>KE0973</text:p>
          </table:table-cell>
          <table:table-cell table:formula="of:=[Hoja1.A66]" office:value-type="string" office:string-value="0227" calcext:value-type="string">
            <text:p>0227</text:p>
          </table:table-cell>
          <table:table-cell office:value-type="float" office:value="0" calcext:value-type="float">
            <text:p>0</text:p>
          </table:table-cell>
          <table:table-cell table:formula="of:=SUM(30-DAY([.L6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07</text:p>
          </table:table-cell>
          <table:table-cell office:value-type="float" office:value="3" calcext:value-type="float">
            <text:p>3</text:p>
          </table:table-cell>
          <table:table-cell table:formula="of:=[Hoja1.B67]" office:value-type="string" office:string-value="5469238" calcext:value-type="string">
            <text:p>54692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7]" office:value-type="date" office:date-value="2015-10-31" calcext:value-type="date">
            <text:p>2015/10/31</text:p>
          </table:table-cell>
          <table:table-cell table:style-name="ce3" table:formula="of:=[Hoja1.G67]" office:value-type="float" office:value="1416669" calcext:value-type="float">
            <text:p>1416669</text:p>
          </table:table-cell>
          <table:table-cell table:formula="of:=[Hoja1.H67]*30" office:value-type="float" office:value="480" calcext:value-type="float">
            <text:p>480</text:p>
          </table:table-cell>
          <table:table-cell table:formula="of:=[.L67]+[.N67]" office:value-type="date" office:date-value="2017-02-22" calcext:value-type="date">
            <text:p>2017/02/22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7]" office:value-type="float" office:value="1.3000161" calcext:value-type="float">
            <text:p>1,3000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7]" office:value-type="float" office:value="98641" calcext:value-type="float">
            <text:p>98641</text:p>
          </table:table-cell>
          <table:table-cell table:formula="of:=[.M67]-[Hoja1.N67]" office:value-type="float" office:value="161491" calcext:value-type="float">
            <text:p>16149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7]" office:value-type="string" office:string-value="KE0974" calcext:value-type="string">
            <text:p>KE0974</text:p>
          </table:table-cell>
          <table:table-cell table:formula="of:=[Hoja1.A67]" office:value-type="string" office:string-value="0376" calcext:value-type="string">
            <text:p>0376</text:p>
          </table:table-cell>
          <table:table-cell office:value-type="float" office:value="0" calcext:value-type="float">
            <text:p>0</text:p>
          </table:table-cell>
          <table:table-cell table:formula="of:=SUM(30-DAY([.L67])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4</text:p>
          </table:table-cell>
          <table:table-cell office:value-type="float" office:value="3" calcext:value-type="float">
            <text:p>3</text:p>
          </table:table-cell>
          <table:table-cell table:formula="of:=[Hoja1.B68]" office:value-type="string" office:string-value="37313423" calcext:value-type="string">
            <text:p>373134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8]" office:value-type="date" office:date-value="2015-11-11" calcext:value-type="date">
            <text:p>2015/11/11</text:p>
          </table:table-cell>
          <table:table-cell table:style-name="ce3" table:formula="of:=[Hoja1.G68]" office:value-type="float" office:value="5000000" calcext:value-type="float">
            <text:p>5000000</text:p>
          </table:table-cell>
          <table:table-cell table:formula="of:=[Hoja1.H68]*30" office:value-type="float" office:value="1800" calcext:value-type="float">
            <text:p>1800</text:p>
          </table:table-cell>
          <table:table-cell table:formula="of:=[.L68]+[.N68]" office:value-type="date" office:date-value="2020-10-15" calcext:value-type="date">
            <text:p>2020/10/1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8]" office:value-type="float" office:value="1.3" calcext:value-type="float">
            <text:p>1,3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8]" office:value-type="float" office:value="120530" calcext:value-type="float">
            <text:p>120530</text:p>
          </table:table-cell>
          <table:table-cell table:formula="of:=[.M68]-[Hoja1.N68]" office:value-type="float" office:value="55530" calcext:value-type="float">
            <text:p>5553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8]" office:value-type="string" office:string-value="KE0978" calcext:value-type="string">
            <text:p>KE0978</text:p>
          </table:table-cell>
          <table:table-cell table:formula="of:=[Hoja1.A68]" office:value-type="string" office:string-value="0348" calcext:value-type="string">
            <text:p>0348</text:p>
          </table:table-cell>
          <table:table-cell office:value-type="float" office:value="0" calcext:value-type="float">
            <text:p>0</text:p>
          </table:table-cell>
          <table:table-cell table:formula="of:=SUM(30-DAY([.L68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5</text:p>
          </table:table-cell>
          <table:table-cell office:value-type="float" office:value="3" calcext:value-type="float">
            <text:p>3</text:p>
          </table:table-cell>
          <table:table-cell table:formula="of:=[Hoja1.B69]" office:value-type="string" office:string-value="23690854" calcext:value-type="string">
            <text:p>236908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69]" office:value-type="date" office:date-value="2015-11-11" calcext:value-type="date">
            <text:p>2015/11/11</text:p>
          </table:table-cell>
          <table:table-cell table:style-name="ce3" table:formula="of:=[Hoja1.G69]" office:value-type="float" office:value="4000000" calcext:value-type="float">
            <text:p>4000000</text:p>
          </table:table-cell>
          <table:table-cell table:formula="of:=[Hoja1.H69]*30" office:value-type="float" office:value="1080" calcext:value-type="float">
            <text:p>1080</text:p>
          </table:table-cell>
          <table:table-cell table:formula="of:=[.L69]+[.N69]" office:value-type="date" office:date-value="2018-10-26" calcext:value-type="date">
            <text:p>2018/10/26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69]" office:value-type="float" office:value="1.3" calcext:value-type="float">
            <text:p>1,3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69]" office:value-type="float" office:value="139839" calcext:value-type="float">
            <text:p>139839</text:p>
          </table:table-cell>
          <table:table-cell table:formula="of:=[.M69]-[Hoja1.N69]" office:value-type="float" office:value="87839" calcext:value-type="float">
            <text:p>8783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69]" office:value-type="string" office:string-value="KE0979" calcext:value-type="string">
            <text:p>KE0979</text:p>
          </table:table-cell>
          <table:table-cell table:formula="of:=[Hoja1.A69]" office:value-type="string" office:string-value="0028" calcext:value-type="string">
            <text:p>0028</text:p>
          </table:table-cell>
          <table:table-cell office:value-type="float" office:value="0" calcext:value-type="float">
            <text:p>0</text:p>
          </table:table-cell>
          <table:table-cell table:formula="of:=SUM(30-DAY([.L69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6</text:p>
          </table:table-cell>
          <table:table-cell office:value-type="float" office:value="3" calcext:value-type="float">
            <text:p>3</text:p>
          </table:table-cell>
          <table:table-cell table:formula="of:=[Hoja1.B70]" office:value-type="string" office:string-value="37316148" calcext:value-type="string">
            <text:p>373161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0]" office:value-type="date" office:date-value="2015-11-11" calcext:value-type="date">
            <text:p>2015/11/11</text:p>
          </table:table-cell>
          <table:table-cell table:style-name="ce3" table:formula="of:=[Hoja1.G70]" office:value-type="float" office:value="1200000" calcext:value-type="float">
            <text:p>1200000</text:p>
          </table:table-cell>
          <table:table-cell table:formula="of:=[Hoja1.H70]*30" office:value-type="float" office:value="360" calcext:value-type="float">
            <text:p>360</text:p>
          </table:table-cell>
          <table:table-cell table:formula="of:=[.L70]+[.N70]" office:value-type="date" office:date-value="2016-11-05" calcext:value-type="date">
            <text:p>2016/1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0]" office:value-type="float" office:value="1" calcext:value-type="float">
            <text:p>1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0]" office:value-type="float" office:value="106619" calcext:value-type="float">
            <text:p>106619</text:p>
          </table:table-cell>
          <table:table-cell table:formula="of:=[.M70]-[Hoja1.N70]" office:value-type="float" office:value="94619" calcext:value-type="float">
            <text:p>9461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0]" office:value-type="string" office:string-value="KE0980" calcext:value-type="string">
            <text:p>KE0980</text:p>
          </table:table-cell>
          <table:table-cell table:formula="of:=[Hoja1.A70]" office:value-type="string" office:string-value="0262" calcext:value-type="string">
            <text:p>0262</text:p>
          </table:table-cell>
          <table:table-cell office:value-type="float" office:value="0" calcext:value-type="float">
            <text:p>0</text:p>
          </table:table-cell>
          <table:table-cell table:formula="of:=SUM(30-DAY([.L70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7</text:p>
          </table:table-cell>
          <table:table-cell office:value-type="float" office:value="3" calcext:value-type="float">
            <text:p>3</text:p>
          </table:table-cell>
          <table:table-cell table:formula="of:=[Hoja1.B71]" office:value-type="string" office:string-value="37333666" calcext:value-type="string">
            <text:p>373336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1]" office:value-type="date" office:date-value="2015-11-11" calcext:value-type="date">
            <text:p>2015/11/11</text:p>
          </table:table-cell>
          <table:table-cell table:style-name="ce3" table:formula="of:=[Hoja1.G71]" office:value-type="float" office:value="2000000" calcext:value-type="float">
            <text:p>2000000</text:p>
          </table:table-cell>
          <table:table-cell table:formula="of:=[Hoja1.H71]*30" office:value-type="float" office:value="360" calcext:value-type="float">
            <text:p>360</text:p>
          </table:table-cell>
          <table:table-cell table:formula="of:=[.L71]+[.N71]" office:value-type="date" office:date-value="2016-11-05" calcext:value-type="date">
            <text:p>2016/11/05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1]" office:value-type="float" office:value="1.3" calcext:value-type="float">
            <text:p>1,3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1]" office:value-type="float" office:value="181083" calcext:value-type="float">
            <text:p>181083</text:p>
          </table:table-cell>
          <table:table-cell table:formula="of:=[.M71]-[Hoja1.N71]" office:value-type="float" office:value="155083" calcext:value-type="float">
            <text:p>15508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1]" office:value-type="string" office:string-value="KE0981" calcext:value-type="string">
            <text:p>KE0981</text:p>
          </table:table-cell>
          <table:table-cell table:formula="of:=[Hoja1.A71]" office:value-type="string" office:string-value="0018" calcext:value-type="string">
            <text:p>0018</text:p>
          </table:table-cell>
          <table:table-cell office:value-type="float" office:value="0" calcext:value-type="float">
            <text:p>0</text:p>
          </table:table-cell>
          <table:table-cell table:formula="of:=SUM(30-DAY([.L71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8</text:p>
          </table:table-cell>
          <table:table-cell office:value-type="float" office:value="3" calcext:value-type="float">
            <text:p>3</text:p>
          </table:table-cell>
          <table:table-cell table:formula="of:=[Hoja1.B72]" office:value-type="string" office:string-value="13362965" calcext:value-type="string">
            <text:p>133629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2]" office:value-type="date" office:date-value="2015-11-18" calcext:value-type="date">
            <text:p>2015/11/18</text:p>
          </table:table-cell>
          <table:table-cell table:style-name="ce3" table:formula="of:=[Hoja1.G72]" office:value-type="float" office:value="93000" calcext:value-type="float">
            <text:p>93000</text:p>
          </table:table-cell>
          <table:table-cell table:formula="of:=[Hoja1.H72]*30" office:value-type="float" office:value="30" calcext:value-type="float">
            <text:p>30</text:p>
          </table:table-cell>
          <table:table-cell table:formula="of:=[.L72]+[.N72]" office:value-type="date" office:date-value="2015-12-18" calcext:value-type="date">
            <text:p>2015/12/1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2]" office:value-type="float" office:value="0" calcext:value-type="float">
            <text:p>0</text:p>
          </table:table-cell>
          <table:table-cell table:formula="of:=[.M72]-[Hoja1.N72]" office:value-type="float" office:value="93000" calcext:value-type="float">
            <text:p>93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2]" office:value-type="string" office:string-value="0186" calcext:value-type="string">
            <text:p>0186</text:p>
          </table:table-cell>
          <table:table-cell table:formula="of:=[Hoja1.A72]" office:value-type="string" office:string-value="0240" calcext:value-type="string">
            <text:p>0240</text:p>
          </table:table-cell>
          <table:table-cell office:value-type="float" office:value="0" calcext:value-type="float">
            <text:p>0</text:p>
          </table:table-cell>
          <table:table-cell table:formula="of:=SUM(30-DAY([.L72])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29</text:p>
          </table:table-cell>
          <table:table-cell office:value-type="float" office:value="3" calcext:value-type="float">
            <text:p>3</text:p>
          </table:table-cell>
          <table:table-cell table:formula="of:=[Hoja1.B73]" office:value-type="string" office:string-value="88138898" calcext:value-type="string">
            <text:p>881388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3]" office:value-type="date" office:date-value="2015-11-19" calcext:value-type="date">
            <text:p>2015/11/19</text:p>
          </table:table-cell>
          <table:table-cell table:style-name="ce3" table:formula="of:=[Hoja1.G73]" office:value-type="float" office:value="1200000" calcext:value-type="float">
            <text:p>1200000</text:p>
          </table:table-cell>
          <table:table-cell table:formula="of:=[Hoja1.H73]*30" office:value-type="float" office:value="360" calcext:value-type="float">
            <text:p>360</text:p>
          </table:table-cell>
          <table:table-cell table:formula="of:=[.L73]+[.N73]" office:value-type="date" office:date-value="2016-11-13" calcext:value-type="date">
            <text:p>2016/11/1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3]" office:value-type="float" office:value="1" calcext:value-type="float">
            <text:p>1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3]" office:value-type="float" office:value="106619" calcext:value-type="float">
            <text:p>106619</text:p>
          </table:table-cell>
          <table:table-cell table:formula="of:=[.M73]-[Hoja1.N73]" office:value-type="float" office:value="94619" calcext:value-type="float">
            <text:p>9461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3]" office:value-type="string" office:string-value="KE0986" calcext:value-type="string">
            <text:p>KE0986</text:p>
          </table:table-cell>
          <table:table-cell table:formula="of:=[Hoja1.A73]" office:value-type="string" office:string-value="0224" calcext:value-type="string">
            <text:p>0224</text:p>
          </table:table-cell>
          <table:table-cell office:value-type="float" office:value="0" calcext:value-type="float">
            <text:p>0</text:p>
          </table:table-cell>
          <table:table-cell table:formula="of:=SUM(30-DAY([.L73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30</text:p>
          </table:table-cell>
          <table:table-cell office:value-type="float" office:value="3" calcext:value-type="float">
            <text:p>3</text:p>
          </table:table-cell>
          <table:table-cell table:formula="of:=[Hoja1.B74]" office:value-type="string" office:string-value="6622885" calcext:value-type="string">
            <text:p>66228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4]" office:value-type="date" office:date-value="2015-11-19" calcext:value-type="date">
            <text:p>2015/11/19</text:p>
          </table:table-cell>
          <table:table-cell table:style-name="ce3" table:formula="of:=[Hoja1.G74]" office:value-type="float" office:value="1000000" calcext:value-type="float">
            <text:p>1000000</text:p>
          </table:table-cell>
          <table:table-cell table:formula="of:=[Hoja1.H74]*30" office:value-type="float" office:value="360" calcext:value-type="float">
            <text:p>360</text:p>
          </table:table-cell>
          <table:table-cell table:formula="of:=[.L74]+[.N74]" office:value-type="date" office:date-value="2016-11-13" calcext:value-type="date">
            <text:p>2016/11/1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4]" office:value-type="float" office:value="1" calcext:value-type="float">
            <text:p>1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4]" office:value-type="float" office:value="88849" calcext:value-type="float">
            <text:p>88849</text:p>
          </table:table-cell>
          <table:table-cell table:formula="of:=[.M74]-[Hoja1.N74]" office:value-type="float" office:value="78849" calcext:value-type="float">
            <text:p>78849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4]" office:value-type="string" office:string-value="KE0987" calcext:value-type="string">
            <text:p>KE0987</text:p>
          </table:table-cell>
          <table:table-cell table:formula="of:=[Hoja1.A74]" office:value-type="string" office:string-value="0390" calcext:value-type="string">
            <text:p>0390</text:p>
          </table:table-cell>
          <table:table-cell office:value-type="float" office:value="0" calcext:value-type="float">
            <text:p>0</text:p>
          </table:table-cell>
          <table:table-cell table:formula="of:=SUM(30-DAY([.L74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31</text:p>
          </table:table-cell>
          <table:table-cell office:value-type="float" office:value="3" calcext:value-type="float">
            <text:p>3</text:p>
          </table:table-cell>
          <table:table-cell table:formula="of:=[Hoja1.B75]" office:value-type="string" office:string-value="1065866817" calcext:value-type="string">
            <text:p>10658668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5]" office:value-type="date" office:date-value="2015-11-24" calcext:value-type="date">
            <text:p>2015/11/24</text:p>
          </table:table-cell>
          <table:table-cell table:style-name="ce3" table:formula="of:=[Hoja1.G75]" office:value-type="float" office:value="3000000" calcext:value-type="float">
            <text:p>3000000</text:p>
          </table:table-cell>
          <table:table-cell table:formula="of:=[Hoja1.H75]*30" office:value-type="float" office:value="1080" calcext:value-type="float">
            <text:p>1080</text:p>
          </table:table-cell>
          <table:table-cell table:formula="of:=[.L75]+[.N75]" office:value-type="date" office:date-value="2018-11-08" calcext:value-type="date">
            <text:p>2018/11/0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5]" office:value-type="float" office:value="1.3" calcext:value-type="float">
            <text:p>1,3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5]" office:value-type="float" office:value="104880" calcext:value-type="float">
            <text:p>104880</text:p>
          </table:table-cell>
          <table:table-cell table:formula="of:=[.M75]-[Hoja1.N75]" office:value-type="float" office:value="65880" calcext:value-type="float">
            <text:p>6588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5]" office:value-type="string" office:string-value="KE0998" calcext:value-type="string">
            <text:p>KE0998</text:p>
          </table:table-cell>
          <table:table-cell table:formula="of:=[Hoja1.A75]" office:value-type="string" office:string-value="0147" calcext:value-type="string">
            <text:p>0147</text:p>
          </table:table-cell>
          <table:table-cell office:value-type="float" office:value="0" calcext:value-type="float">
            <text:p>0</text:p>
          </table:table-cell>
          <table:table-cell table:formula="of:=SUM(30-DAY([.L75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32</text:p>
          </table:table-cell>
          <table:table-cell office:value-type="float" office:value="3" calcext:value-type="float">
            <text:p>3</text:p>
          </table:table-cell>
          <table:table-cell table:formula="of:=[Hoja1.B76]" office:value-type="string" office:string-value="37725114" calcext:value-type="string">
            <text:p>377251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6]" office:value-type="date" office:date-value="2015-11-30" calcext:value-type="date">
            <text:p>2015/11/30</text:p>
          </table:table-cell>
          <table:table-cell table:style-name="ce3" table:formula="of:=[Hoja1.G76]" office:value-type="float" office:value="8500000" calcext:value-type="float">
            <text:p>8500000</text:p>
          </table:table-cell>
          <table:table-cell table:formula="of:=[Hoja1.H76]*30" office:value-type="float" office:value="1800" calcext:value-type="float">
            <text:p>1800</text:p>
          </table:table-cell>
          <table:table-cell table:formula="of:=[.L76]+[.N76]" office:value-type="date" office:date-value="2020-11-03" calcext:value-type="date">
            <text:p>2020/11/0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6]" office:value-type="float" office:value="1.3" calcext:value-type="float">
            <text:p>1,3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6]" office:value-type="float" office:value="204901" calcext:value-type="float">
            <text:p>204901</text:p>
          </table:table-cell>
          <table:table-cell table:formula="of:=[.M76]-[Hoja1.N76]" office:value-type="float" office:value="94401" calcext:value-type="float">
            <text:p>94401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6]" office:value-type="string" office:string-value="KE1008" calcext:value-type="string">
            <text:p>KE1008</text:p>
          </table:table-cell>
          <table:table-cell table:formula="of:=[Hoja1.A76]" office:value-type="string" office:string-value="0298" calcext:value-type="string">
            <text:p>0298</text:p>
          </table:table-cell>
          <table:table-cell office:value-type="float" office:value="0" calcext:value-type="float">
            <text:p>0</text:p>
          </table:table-cell>
          <table:table-cell table:formula="of:=SUM(30-DAY([.L7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35</text:p>
          </table:table-cell>
          <table:table-cell office:value-type="float" office:value="3" calcext:value-type="float">
            <text:p>3</text:p>
          </table:table-cell>
          <table:table-cell table:formula="of:=[Hoja1.B77]" office:value-type="string" office:string-value="88278300" calcext:value-type="string">
            <text:p>88278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7]" office:value-type="date" office:date-value="2015-11-30" calcext:value-type="date">
            <text:p>2015/11/30</text:p>
          </table:table-cell>
          <table:table-cell table:style-name="ce3" table:formula="of:=[Hoja1.G77]" office:value-type="float" office:value="450000" calcext:value-type="float">
            <text:p>450000</text:p>
          </table:table-cell>
          <table:table-cell table:formula="of:=[Hoja1.H77]*30" office:value-type="float" office:value="90" calcext:value-type="float">
            <text:p>90</text:p>
          </table:table-cell>
          <table:table-cell table:formula="of:=[.L77]+[.N77]" office:value-type="date" office:date-value="2016-02-28" calcext:value-type="date">
            <text:p>2016/02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7]" office:value-type="float" office:value="0" calcext:value-type="float">
            <text:p>0</text:p>
          </table:table-cell>
          <table:table-cell table:formula="of:=[.M77]-[Hoja1.N77]" office:value-type="float" office:value="150000" calcext:value-type="float">
            <text:p>15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7]" office:value-type="string" office:string-value="KE1020" calcext:value-type="string">
            <text:p>KE1020</text:p>
          </table:table-cell>
          <table:table-cell table:formula="of:=[Hoja1.A77]" office:value-type="string" office:string-value="0285" calcext:value-type="string">
            <text:p>0285</text:p>
          </table:table-cell>
          <table:table-cell office:value-type="float" office:value="0" calcext:value-type="float">
            <text:p>0</text:p>
          </table:table-cell>
          <table:table-cell table:formula="of:=SUM(30-DAY([.L7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54</text:p>
          </table:table-cell>
          <table:table-cell office:value-type="float" office:value="3" calcext:value-type="float">
            <text:p>3</text:p>
          </table:table-cell>
          <table:table-cell table:formula="of:=[Hoja1.B78]" office:value-type="string" office:string-value="37332457" calcext:value-type="string">
            <text:p>373324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8]" office:value-type="date" office:date-value="2015-11-30" calcext:value-type="date">
            <text:p>2015/11/30</text:p>
          </table:table-cell>
          <table:table-cell table:style-name="ce3" table:formula="of:=[Hoja1.G78]" office:value-type="float" office:value="600000" calcext:value-type="float">
            <text:p>600000</text:p>
          </table:table-cell>
          <table:table-cell table:formula="of:=[Hoja1.H78]*30" office:value-type="float" office:value="90" calcext:value-type="float">
            <text:p>90</text:p>
          </table:table-cell>
          <table:table-cell table:formula="of:=[.L78]+[.N78]" office:value-type="date" office:date-value="2016-02-28" calcext:value-type="date">
            <text:p>2016/02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8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8]" office:value-type="float" office:value="0" calcext:value-type="float">
            <text:p>0</text:p>
          </table:table-cell>
          <table:table-cell table:formula="of:=[.M78]-[Hoja1.N78]" office:value-type="float" office:value="200000" calcext:value-type="float">
            <text:p>2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8]" office:value-type="string" office:string-value="KE1039" calcext:value-type="string">
            <text:p>KE1039</text:p>
          </table:table-cell>
          <table:table-cell table:formula="of:=[Hoja1.A78]" office:value-type="string" office:string-value="0251" calcext:value-type="string">
            <text:p>0251</text:p>
          </table:table-cell>
          <table:table-cell office:value-type="float" office:value="0" calcext:value-type="float">
            <text:p>0</text:p>
          </table:table-cell>
          <table:table-cell table:formula="of:=SUM(30-DAY([.L78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55</text:p>
          </table:table-cell>
          <table:table-cell office:value-type="float" office:value="3" calcext:value-type="float">
            <text:p>3</text:p>
          </table:table-cell>
          <table:table-cell table:formula="of:=[Hoja1.B79]" office:value-type="string" office:string-value="1091653713" calcext:value-type="string">
            <text:p>10916537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79]" office:value-type="date" office:date-value="2015-11-30" calcext:value-type="date">
            <text:p>2015/11/30</text:p>
          </table:table-cell>
          <table:table-cell table:style-name="ce3" table:formula="of:=[Hoja1.G79]" office:value-type="float" office:value="130000" calcext:value-type="float">
            <text:p>130000</text:p>
          </table:table-cell>
          <table:table-cell table:formula="of:=[Hoja1.H79]*30" office:value-type="float" office:value="30" calcext:value-type="float">
            <text:p>30</text:p>
          </table:table-cell>
          <table:table-cell table:formula="of:=[.L79]+[.N79]" office:value-type="date" office:date-value="2015-12-30" calcext:value-type="date">
            <text:p>2015/12/3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79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79]" office:value-type="float" office:value="0" calcext:value-type="float">
            <text:p>0</text:p>
          </table:table-cell>
          <table:table-cell table:formula="of:=[.M79]-[Hoja1.N79]" office:value-type="float" office:value="130000" calcext:value-type="float">
            <text:p>13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79]" office:value-type="string" office:string-value="KE1040" calcext:value-type="string">
            <text:p>KE1040</text:p>
          </table:table-cell>
          <table:table-cell table:formula="of:=[Hoja1.A79]" office:value-type="string" office:string-value="0220" calcext:value-type="string">
            <text:p>0220</text:p>
          </table:table-cell>
          <table:table-cell office:value-type="float" office:value="0" calcext:value-type="float">
            <text:p>0</text:p>
          </table:table-cell>
          <table:table-cell table:formula="of:=SUM(30-DAY([.L79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56</text:p>
          </table:table-cell>
          <table:table-cell office:value-type="float" office:value="3" calcext:value-type="float">
            <text:p>3</text:p>
          </table:table-cell>
          <table:table-cell table:formula="of:=[Hoja1.B80]" office:value-type="string" office:string-value="37336745" calcext:value-type="string">
            <text:p>373367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0]" office:value-type="date" office:date-value="2015-11-30" calcext:value-type="date">
            <text:p>2015/11/30</text:p>
          </table:table-cell>
          <table:table-cell table:style-name="ce3" table:formula="of:=[Hoja1.G80]" office:value-type="float" office:value="600000" calcext:value-type="float">
            <text:p>600000</text:p>
          </table:table-cell>
          <table:table-cell table:formula="of:=[Hoja1.H80]*30" office:value-type="float" office:value="90" calcext:value-type="float">
            <text:p>90</text:p>
          </table:table-cell>
          <table:table-cell table:formula="of:=[.L80]+[.N80]" office:value-type="date" office:date-value="2016-02-28" calcext:value-type="date">
            <text:p>2016/02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0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0]" office:value-type="float" office:value="0" calcext:value-type="float">
            <text:p>0</text:p>
          </table:table-cell>
          <table:table-cell table:formula="of:=[.M80]-[Hoja1.N80]" office:value-type="float" office:value="200000" calcext:value-type="float">
            <text:p>2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0]" office:value-type="string" office:string-value="KE1041" calcext:value-type="string">
            <text:p>KE1041</text:p>
          </table:table-cell>
          <table:table-cell table:formula="of:=[Hoja1.A80]" office:value-type="string" office:string-value="0029" calcext:value-type="string">
            <text:p>0029</text:p>
          </table:table-cell>
          <table:table-cell office:value-type="float" office:value="0" calcext:value-type="float">
            <text:p>0</text:p>
          </table:table-cell>
          <table:table-cell table:formula="of:=SUM(30-DAY([.L80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0</text:p>
          </table:table-cell>
          <table:table-cell office:value-type="float" office:value="3" calcext:value-type="float">
            <text:p>3</text:p>
          </table:table-cell>
          <table:table-cell table:formula="of:=[Hoja1.B81]" office:value-type="string" office:string-value="88279818" calcext:value-type="string">
            <text:p>882798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1]" office:value-type="date" office:date-value="2015-11-30" calcext:value-type="date">
            <text:p>2015/11/30</text:p>
          </table:table-cell>
          <table:table-cell table:style-name="ce3" table:formula="of:=[Hoja1.G81]" office:value-type="float" office:value="400000" calcext:value-type="float">
            <text:p>400000</text:p>
          </table:table-cell>
          <table:table-cell table:formula="of:=[Hoja1.H81]*30" office:value-type="float" office:value="90" calcext:value-type="float">
            <text:p>90</text:p>
          </table:table-cell>
          <table:table-cell table:formula="of:=[.L81]+[.N81]" office:value-type="date" office:date-value="2016-02-28" calcext:value-type="date">
            <text:p>2016/02/2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1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1]" office:value-type="float" office:value="0" calcext:value-type="float">
            <text:p>0</text:p>
          </table:table-cell>
          <table:table-cell table:formula="of:=[.M81]-[Hoja1.N81]" office:value-type="float" office:value="133333" calcext:value-type="float">
            <text:p>13333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1]" office:value-type="string" office:string-value="KE1045" calcext:value-type="string">
            <text:p>KE1045</text:p>
          </table:table-cell>
          <table:table-cell table:formula="of:=[Hoja1.A81]" office:value-type="string" office:string-value="0109" calcext:value-type="string">
            <text:p>0109</text:p>
          </table:table-cell>
          <table:table-cell office:value-type="float" office:value="0" calcext:value-type="float">
            <text:p>0</text:p>
          </table:table-cell>
          <table:table-cell table:formula="of:=SUM(30-DAY([.L8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1</text:p>
          </table:table-cell>
          <table:table-cell office:value-type="float" office:value="3" calcext:value-type="float">
            <text:p>3</text:p>
          </table:table-cell>
          <table:table-cell table:formula="of:=[Hoja1.B82]" office:value-type="string" office:string-value="88161179" calcext:value-type="string">
            <text:p>881611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2]" office:value-type="date" office:date-value="2015-11-30" calcext:value-type="date">
            <text:p>2015/11/30</text:p>
          </table:table-cell>
          <table:table-cell table:style-name="ce3" table:formula="of:=[Hoja1.G82]" office:value-type="float" office:value="600000" calcext:value-type="float">
            <text:p>600000</text:p>
          </table:table-cell>
          <table:table-cell table:formula="of:=[Hoja1.H82]*30" office:value-type="float" office:value="30" calcext:value-type="float">
            <text:p>30</text:p>
          </table:table-cell>
          <table:table-cell table:formula="of:=[.L82]+[.N82]" office:value-type="date" office:date-value="2015-12-30" calcext:value-type="date">
            <text:p>2015/12/30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2]" office:value-type="float" office:value="0" calcext:value-type="float">
            <text:p>0</text:p>
          </table:table-cell>
          <table:table-cell table:formula="of:=[.M82]-[Hoja1.N82]" office:value-type="float" office:value="600000" calcext:value-type="float">
            <text:p>600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2]" office:value-type="string" office:string-value="KE1046" calcext:value-type="string">
            <text:p>KE1046</text:p>
          </table:table-cell>
          <table:table-cell table:formula="of:=[Hoja1.A82]" office:value-type="string" office:string-value="0330" calcext:value-type="string">
            <text:p>0330</text:p>
          </table:table-cell>
          <table:table-cell office:value-type="float" office:value="0" calcext:value-type="float">
            <text:p>0</text:p>
          </table:table-cell>
          <table:table-cell table:formula="of:=SUM(30-DAY([.L8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2</text:p>
          </table:table-cell>
          <table:table-cell office:value-type="float" office:value="3" calcext:value-type="float">
            <text:p>3</text:p>
          </table:table-cell>
          <table:table-cell table:formula="of:=[Hoja1.B83]" office:value-type="string" office:string-value="37314389" calcext:value-type="string">
            <text:p>373143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3]" office:value-type="date" office:date-value="2015-12-02" calcext:value-type="date">
            <text:p>2015/12/02</text:p>
          </table:table-cell>
          <table:table-cell table:style-name="ce3" table:formula="of:=[Hoja1.G83]" office:value-type="float" office:value="22900" calcext:value-type="float">
            <text:p>22900</text:p>
          </table:table-cell>
          <table:table-cell table:formula="of:=[Hoja1.H83]*30" office:value-type="float" office:value="30" calcext:value-type="float">
            <text:p>30</text:p>
          </table:table-cell>
          <table:table-cell table:formula="of:=[.L83]+[.N83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3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3]" office:value-type="float" office:value="0" calcext:value-type="float">
            <text:p>0</text:p>
          </table:table-cell>
          <table:table-cell table:formula="of:=[.M83]-[Hoja1.N83]" office:value-type="float" office:value="22900" calcext:value-type="float">
            <text:p>229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3]" office:value-type="string" office:string-value="OV079" calcext:value-type="string">
            <text:p>OV079</text:p>
          </table:table-cell>
          <table:table-cell table:formula="of:=[Hoja1.A83]" office:value-type="string" office:string-value="0042" calcext:value-type="string">
            <text:p>0042</text:p>
          </table:table-cell>
          <table:table-cell office:value-type="float" office:value="0" calcext:value-type="float">
            <text:p>0</text:p>
          </table:table-cell>
          <table:table-cell table:formula="of:=SUM(30-DAY([.L83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3</text:p>
          </table:table-cell>
          <table:table-cell office:value-type="float" office:value="3" calcext:value-type="float">
            <text:p>3</text:p>
          </table:table-cell>
          <table:table-cell table:formula="of:=[Hoja1.B84]" office:value-type="string" office:string-value="13359544" calcext:value-type="string">
            <text:p>13359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4]" office:value-type="date" office:date-value="2015-12-02" calcext:value-type="date">
            <text:p>2015/12/02</text:p>
          </table:table-cell>
          <table:table-cell table:style-name="ce3" table:formula="of:=[Hoja1.G84]" office:value-type="float" office:value="21000" calcext:value-type="float">
            <text:p>21000</text:p>
          </table:table-cell>
          <table:table-cell table:formula="of:=[Hoja1.H84]*30" office:value-type="float" office:value="30" calcext:value-type="float">
            <text:p>30</text:p>
          </table:table-cell>
          <table:table-cell table:formula="of:=[.L84]+[.N84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4]" office:value-type="float" office:value="0" calcext:value-type="float">
            <text:p>0</text:p>
          </table:table-cell>
          <table:table-cell table:formula="of:=[.M84]-[Hoja1.N84]" office:value-type="float" office:value="21000" calcext:value-type="float">
            <text:p>21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4]" office:value-type="string" office:string-value="OV080" calcext:value-type="string">
            <text:p>OV080</text:p>
          </table:table-cell>
          <table:table-cell table:formula="of:=[Hoja1.A84]" office:value-type="string" office:string-value="0327" calcext:value-type="string">
            <text:p>0327</text:p>
          </table:table-cell>
          <table:table-cell office:value-type="float" office:value="0" calcext:value-type="float">
            <text:p>0</text:p>
          </table:table-cell>
          <table:table-cell table:formula="of:=SUM(30-DAY([.L84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4</text:p>
          </table:table-cell>
          <table:table-cell office:value-type="float" office:value="3" calcext:value-type="float">
            <text:p>3</text:p>
          </table:table-cell>
          <table:table-cell table:formula="of:=[Hoja1.B85]" office:value-type="string" office:string-value="37320753" calcext:value-type="string">
            <text:p>37320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5]" office:value-type="date" office:date-value="2015-12-02" calcext:value-type="date">
            <text:p>2015/12/02</text:p>
          </table:table-cell>
          <table:table-cell table:style-name="ce3" table:formula="of:=[Hoja1.G85]" office:value-type="float" office:value="24258" calcext:value-type="float">
            <text:p>24258</text:p>
          </table:table-cell>
          <table:table-cell table:formula="of:=[Hoja1.H85]*30" office:value-type="float" office:value="30" calcext:value-type="float">
            <text:p>30</text:p>
          </table:table-cell>
          <table:table-cell table:formula="of:=[.L85]+[.N85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5]" office:value-type="float" office:value="0" calcext:value-type="float">
            <text:p>0</text:p>
          </table:table-cell>
          <table:table-cell table:formula="of:=[.M85]-[Hoja1.N85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5]" office:value-type="string" office:string-value="OV081" calcext:value-type="string">
            <text:p>OV081</text:p>
          </table:table-cell>
          <table:table-cell table:formula="of:=[Hoja1.A85]" office:value-type="string" office:string-value="0125" calcext:value-type="string">
            <text:p>0125</text:p>
          </table:table-cell>
          <table:table-cell office:value-type="float" office:value="0" calcext:value-type="float">
            <text:p>0</text:p>
          </table:table-cell>
          <table:table-cell table:formula="of:=SUM(30-DAY([.L85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5</text:p>
          </table:table-cell>
          <table:table-cell office:value-type="float" office:value="3" calcext:value-type="float">
            <text:p>3</text:p>
          </table:table-cell>
          <table:table-cell table:formula="of:=[Hoja1.B86]" office:value-type="string" office:string-value="37327445" calcext:value-type="string">
            <text:p>37327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6]" office:value-type="date" office:date-value="2015-12-02" calcext:value-type="date">
            <text:p>2015/12/02</text:p>
          </table:table-cell>
          <table:table-cell table:style-name="ce3" table:formula="of:=[Hoja1.G86]" office:value-type="float" office:value="21000" calcext:value-type="float">
            <text:p>21000</text:p>
          </table:table-cell>
          <table:table-cell table:formula="of:=[Hoja1.H86]*30" office:value-type="float" office:value="30" calcext:value-type="float">
            <text:p>30</text:p>
          </table:table-cell>
          <table:table-cell table:formula="of:=[.L86]+[.N86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6]" office:value-type="float" office:value="0" calcext:value-type="float">
            <text:p>0</text:p>
          </table:table-cell>
          <table:table-cell table:formula="of:=[.M86]-[Hoja1.N86]" office:value-type="float" office:value="21000" calcext:value-type="float">
            <text:p>21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6]" office:value-type="string" office:string-value="OV082" calcext:value-type="string">
            <text:p>OV082</text:p>
          </table:table-cell>
          <table:table-cell table:formula="of:=[Hoja1.A86]" office:value-type="string" office:string-value="0182" calcext:value-type="string">
            <text:p>0182</text:p>
          </table:table-cell>
          <table:table-cell office:value-type="float" office:value="0" calcext:value-type="float">
            <text:p>0</text:p>
          </table:table-cell>
          <table:table-cell table:formula="of:=SUM(30-DAY([.L86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6</text:p>
          </table:table-cell>
          <table:table-cell office:value-type="float" office:value="3" calcext:value-type="float">
            <text:p>3</text:p>
          </table:table-cell>
          <table:table-cell table:formula="of:=[Hoja1.B87]" office:value-type="string" office:string-value="88138898" calcext:value-type="string">
            <text:p>8813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7]" office:value-type="date" office:date-value="2015-12-02" calcext:value-type="date">
            <text:p>2015/12/02</text:p>
          </table:table-cell>
          <table:table-cell table:style-name="ce3" table:formula="of:=[Hoja1.G87]" office:value-type="float" office:value="21000" calcext:value-type="float">
            <text:p>21000</text:p>
          </table:table-cell>
          <table:table-cell table:formula="of:=[Hoja1.H87]*30" office:value-type="float" office:value="30" calcext:value-type="float">
            <text:p>30</text:p>
          </table:table-cell>
          <table:table-cell table:formula="of:=[.L87]+[.N87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7]" office:value-type="float" office:value="0" calcext:value-type="float">
            <text:p>0</text:p>
          </table:table-cell>
          <table:table-cell table:formula="of:=[.M87]-[Hoja1.N87]" office:value-type="float" office:value="21000" calcext:value-type="float">
            <text:p>21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7]" office:value-type="string" office:string-value="OV083" calcext:value-type="string">
            <text:p>OV083</text:p>
          </table:table-cell>
          <table:table-cell table:formula="of:=[Hoja1.A87]" office:value-type="string" office:string-value="0224" calcext:value-type="string">
            <text:p>0224</text:p>
          </table:table-cell>
          <table:table-cell office:value-type="float" office:value="0" calcext:value-type="float">
            <text:p>0</text:p>
          </table:table-cell>
          <table:table-cell table:formula="of:=SUM(30-DAY([.L87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7</text:p>
          </table:table-cell>
          <table:table-cell office:value-type="float" office:value="3" calcext:value-type="float">
            <text:p>3</text:p>
          </table:table-cell>
          <table:table-cell table:formula="of:=[Hoja1.B88]" office:value-type="string" office:string-value="37316148" calcext:value-type="string">
            <text:p>37316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8]" office:value-type="date" office:date-value="2015-12-02" calcext:value-type="date">
            <text:p>2015/12/02</text:p>
          </table:table-cell>
          <table:table-cell table:style-name="ce3" table:formula="of:=[Hoja1.G88]" office:value-type="float" office:value="24258" calcext:value-type="float">
            <text:p>24258</text:p>
          </table:table-cell>
          <table:table-cell table:formula="of:=[Hoja1.H88]*30" office:value-type="float" office:value="30" calcext:value-type="float">
            <text:p>30</text:p>
          </table:table-cell>
          <table:table-cell table:formula="of:=[.L88]+[.N88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8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8]" office:value-type="float" office:value="0" calcext:value-type="float">
            <text:p>0</text:p>
          </table:table-cell>
          <table:table-cell table:formula="of:=[.M88]-[Hoja1.N88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8]" office:value-type="string" office:string-value="OV084" calcext:value-type="string">
            <text:p>OV084</text:p>
          </table:table-cell>
          <table:table-cell table:formula="of:=[Hoja1.A88]" office:value-type="string" office:string-value="0262" calcext:value-type="string">
            <text:p>0262</text:p>
          </table:table-cell>
          <table:table-cell office:value-type="float" office:value="0" calcext:value-type="float">
            <text:p>0</text:p>
          </table:table-cell>
          <table:table-cell table:formula="of:=SUM(30-DAY([.L88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8</text:p>
          </table:table-cell>
          <table:table-cell office:value-type="float" office:value="3" calcext:value-type="float">
            <text:p>3</text:p>
          </table:table-cell>
          <table:table-cell table:formula="of:=[Hoja1.B89]" office:value-type="string" office:string-value="37319701" calcext:value-type="string">
            <text:p>37319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89]" office:value-type="date" office:date-value="2015-12-02" calcext:value-type="date">
            <text:p>2015/12/02</text:p>
          </table:table-cell>
          <table:table-cell table:style-name="ce3" table:formula="of:=[Hoja1.G89]" office:value-type="float" office:value="22900" calcext:value-type="float">
            <text:p>22900</text:p>
          </table:table-cell>
          <table:table-cell table:formula="of:=[Hoja1.H89]*30" office:value-type="float" office:value="30" calcext:value-type="float">
            <text:p>30</text:p>
          </table:table-cell>
          <table:table-cell table:formula="of:=[.L89]+[.N89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89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89]" office:value-type="float" office:value="0" calcext:value-type="float">
            <text:p>0</text:p>
          </table:table-cell>
          <table:table-cell table:formula="of:=[.M89]-[Hoja1.N89]" office:value-type="float" office:value="22900" calcext:value-type="float">
            <text:p>229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89]" office:value-type="string" office:string-value="OV085" calcext:value-type="string">
            <text:p>OV085</text:p>
          </table:table-cell>
          <table:table-cell table:formula="of:=[Hoja1.A89]" office:value-type="string" office:string-value="0242" calcext:value-type="string">
            <text:p>0242</text:p>
          </table:table-cell>
          <table:table-cell office:value-type="float" office:value="0" calcext:value-type="float">
            <text:p>0</text:p>
          </table:table-cell>
          <table:table-cell table:formula="of:=SUM(30-DAY([.L89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69</text:p>
          </table:table-cell>
          <table:table-cell office:value-type="float" office:value="3" calcext:value-type="float">
            <text:p>3</text:p>
          </table:table-cell>
          <table:table-cell table:formula="of:=[Hoja1.B90]" office:value-type="string" office:string-value="5458363" calcext:value-type="string">
            <text:p>5458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0]" office:value-type="date" office:date-value="2015-12-02" calcext:value-type="date">
            <text:p>2015/12/02</text:p>
          </table:table-cell>
          <table:table-cell table:style-name="ce3" table:formula="of:=[Hoja1.G90]" office:value-type="float" office:value="17500" calcext:value-type="float">
            <text:p>17500</text:p>
          </table:table-cell>
          <table:table-cell table:formula="of:=[Hoja1.H90]*30" office:value-type="float" office:value="30" calcext:value-type="float">
            <text:p>30</text:p>
          </table:table-cell>
          <table:table-cell table:formula="of:=[.L90]+[.N90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0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0]" office:value-type="float" office:value="0" calcext:value-type="float">
            <text:p>0</text:p>
          </table:table-cell>
          <table:table-cell table:formula="of:=[.M90]-[Hoja1.N90]" office:value-type="float" office:value="17500" calcext:value-type="float">
            <text:p>175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0]" office:value-type="string" office:string-value="OV086" calcext:value-type="string">
            <text:p>OV086</text:p>
          </table:table-cell>
          <table:table-cell table:formula="of:=[Hoja1.A90]" office:value-type="string" office:string-value="0282" calcext:value-type="string">
            <text:p>0282</text:p>
          </table:table-cell>
          <table:table-cell office:value-type="float" office:value="0" calcext:value-type="float">
            <text:p>0</text:p>
          </table:table-cell>
          <table:table-cell table:formula="of:=SUM(30-DAY([.L90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0</text:p>
          </table:table-cell>
          <table:table-cell office:value-type="float" office:value="3" calcext:value-type="float">
            <text:p>3</text:p>
          </table:table-cell>
          <table:table-cell table:formula="of:=[Hoja1.B91]" office:value-type="string" office:string-value="37337662" calcext:value-type="string">
            <text:p>37337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1]" office:value-type="date" office:date-value="2015-12-02" calcext:value-type="date">
            <text:p>2015/12/02</text:p>
          </table:table-cell>
          <table:table-cell table:style-name="ce3" table:formula="of:=[Hoja1.G91]" office:value-type="float" office:value="24258" calcext:value-type="float">
            <text:p>24258</text:p>
          </table:table-cell>
          <table:table-cell table:formula="of:=[Hoja1.H91]*30" office:value-type="float" office:value="30" calcext:value-type="float">
            <text:p>30</text:p>
          </table:table-cell>
          <table:table-cell table:formula="of:=[.L91]+[.N91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1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1]" office:value-type="float" office:value="0" calcext:value-type="float">
            <text:p>0</text:p>
          </table:table-cell>
          <table:table-cell table:formula="of:=[.M91]-[Hoja1.N91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1]" office:value-type="string" office:string-value="OV087" calcext:value-type="string">
            <text:p>OV087</text:p>
          </table:table-cell>
          <table:table-cell table:formula="of:=[Hoja1.A91]" office:value-type="string" office:string-value="0304" calcext:value-type="string">
            <text:p>0304</text:p>
          </table:table-cell>
          <table:table-cell office:value-type="float" office:value="0" calcext:value-type="float">
            <text:p>0</text:p>
          </table:table-cell>
          <table:table-cell table:formula="of:=SUM(30-DAY([.L91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1</text:p>
          </table:table-cell>
          <table:table-cell office:value-type="float" office:value="3" calcext:value-type="float">
            <text:p>3</text:p>
          </table:table-cell>
          <table:table-cell table:formula="of:=[Hoja1.B92]" office:value-type="string" office:string-value="37725114" calcext:value-type="string">
            <text:p>37725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2]" office:value-type="date" office:date-value="2015-12-02" calcext:value-type="date">
            <text:p>2015/12/02</text:p>
          </table:table-cell>
          <table:table-cell table:style-name="ce3" table:formula="of:=[Hoja1.G92]" office:value-type="float" office:value="25258" calcext:value-type="float">
            <text:p>25258</text:p>
          </table:table-cell>
          <table:table-cell table:formula="of:=[Hoja1.H92]*30" office:value-type="float" office:value="30" calcext:value-type="float">
            <text:p>30</text:p>
          </table:table-cell>
          <table:table-cell table:formula="of:=[.L92]+[.N92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2]" office:value-type="float" office:value="0" calcext:value-type="float">
            <text:p>0</text:p>
          </table:table-cell>
          <table:table-cell table:formula="of:=[.M92]-[Hoja1.N92]" office:value-type="float" office:value="25258" calcext:value-type="float">
            <text:p>25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2]" office:value-type="string" office:string-value="OV088" calcext:value-type="string">
            <text:p>OV088</text:p>
          </table:table-cell>
          <table:table-cell table:formula="of:=[Hoja1.A92]" office:value-type="string" office:string-value="0298" calcext:value-type="string">
            <text:p>0298</text:p>
          </table:table-cell>
          <table:table-cell office:value-type="float" office:value="0" calcext:value-type="float">
            <text:p>0</text:p>
          </table:table-cell>
          <table:table-cell table:formula="of:=SUM(30-DAY([.L92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2</text:p>
          </table:table-cell>
          <table:table-cell office:value-type="float" office:value="3" calcext:value-type="float">
            <text:p>3</text:p>
          </table:table-cell>
          <table:table-cell table:formula="of:=[Hoja1.B93]" office:value-type="string" office:string-value="37180514" calcext:value-type="string">
            <text:p>37180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3]" office:value-type="date" office:date-value="2015-12-02" calcext:value-type="date">
            <text:p>2015/12/02</text:p>
          </table:table-cell>
          <table:table-cell table:style-name="ce3" table:formula="of:=[Hoja1.G93]" office:value-type="float" office:value="24258" calcext:value-type="float">
            <text:p>24258</text:p>
          </table:table-cell>
          <table:table-cell table:formula="of:=[Hoja1.H93]*30" office:value-type="float" office:value="30" calcext:value-type="float">
            <text:p>30</text:p>
          </table:table-cell>
          <table:table-cell table:formula="of:=[.L93]+[.N93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3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3]" office:value-type="float" office:value="0" calcext:value-type="float">
            <text:p>0</text:p>
          </table:table-cell>
          <table:table-cell table:formula="of:=[.M93]-[Hoja1.N93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3]" office:value-type="string" office:string-value="OV089" calcext:value-type="string">
            <text:p>OV089</text:p>
          </table:table-cell>
          <table:table-cell table:formula="of:=[Hoja1.A93]" office:value-type="string" office:string-value="0299" calcext:value-type="string">
            <text:p>0299</text:p>
          </table:table-cell>
          <table:table-cell office:value-type="float" office:value="0" calcext:value-type="float">
            <text:p>0</text:p>
          </table:table-cell>
          <table:table-cell table:formula="of:=SUM(30-DAY([.L93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3</text:p>
          </table:table-cell>
          <table:table-cell office:value-type="float" office:value="3" calcext:value-type="float">
            <text:p>3</text:p>
          </table:table-cell>
          <table:table-cell table:formula="of:=[Hoja1.B94]" office:value-type="string" office:string-value="88283394" calcext:value-type="string">
            <text:p>88283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4]" office:value-type="date" office:date-value="2015-12-02" calcext:value-type="date">
            <text:p>2015/12/02</text:p>
          </table:table-cell>
          <table:table-cell table:style-name="ce3" table:formula="of:=[Hoja1.G94]" office:value-type="float" office:value="17500" calcext:value-type="float">
            <text:p>17500</text:p>
          </table:table-cell>
          <table:table-cell table:formula="of:=[Hoja1.H94]*30" office:value-type="float" office:value="30" calcext:value-type="float">
            <text:p>30</text:p>
          </table:table-cell>
          <table:table-cell table:formula="of:=[.L94]+[.N94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4]" office:value-type="float" office:value="0" calcext:value-type="float">
            <text:p>0</text:p>
          </table:table-cell>
          <table:table-cell table:formula="of:=[.M94]-[Hoja1.N94]" office:value-type="float" office:value="17500" calcext:value-type="float">
            <text:p>175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4]" office:value-type="string" office:string-value="OV091" calcext:value-type="string">
            <text:p>OV091</text:p>
          </table:table-cell>
          <table:table-cell table:formula="of:=[Hoja1.A94]" office:value-type="string" office:string-value="0335" calcext:value-type="string">
            <text:p>0335</text:p>
          </table:table-cell>
          <table:table-cell office:value-type="float" office:value="0" calcext:value-type="float">
            <text:p>0</text:p>
          </table:table-cell>
          <table:table-cell table:formula="of:=SUM(30-DAY([.L94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4</text:p>
          </table:table-cell>
          <table:table-cell office:value-type="float" office:value="3" calcext:value-type="float">
            <text:p>3</text:p>
          </table:table-cell>
          <table:table-cell table:formula="of:=[Hoja1.B95]" office:value-type="string" office:string-value="37313423" calcext:value-type="string">
            <text:p>37313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5]" office:value-type="date" office:date-value="2015-12-02" calcext:value-type="date">
            <text:p>2015/12/02</text:p>
          </table:table-cell>
          <table:table-cell table:style-name="ce3" table:formula="of:=[Hoja1.G95]" office:value-type="float" office:value="24258" calcext:value-type="float">
            <text:p>24258</text:p>
          </table:table-cell>
          <table:table-cell table:formula="of:=[Hoja1.H95]*30" office:value-type="float" office:value="30" calcext:value-type="float">
            <text:p>30</text:p>
          </table:table-cell>
          <table:table-cell table:formula="of:=[.L95]+[.N95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5]" office:value-type="float" office:value="0" calcext:value-type="float">
            <text:p>0</text:p>
          </table:table-cell>
          <table:table-cell table:formula="of:=[.M95]-[Hoja1.N95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5]" office:value-type="string" office:string-value="OV090" calcext:value-type="string">
            <text:p>OV090</text:p>
          </table:table-cell>
          <table:table-cell table:formula="of:=[Hoja1.A95]" office:value-type="string" office:string-value="0348" calcext:value-type="string">
            <text:p>0348</text:p>
          </table:table-cell>
          <table:table-cell office:value-type="float" office:value="0" calcext:value-type="float">
            <text:p>0</text:p>
          </table:table-cell>
          <table:table-cell table:formula="of:=SUM(30-DAY([.L95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5</text:p>
          </table:table-cell>
          <table:table-cell office:value-type="float" office:value="3" calcext:value-type="float">
            <text:p>3</text:p>
          </table:table-cell>
          <table:table-cell table:formula="of:=[Hoja1.B96]" office:value-type="string" office:string-value="88142660" calcext:value-type="string">
            <text:p>88142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6]" office:value-type="date" office:date-value="2015-12-02" calcext:value-type="date">
            <text:p>2015/12/02</text:p>
          </table:table-cell>
          <table:table-cell table:style-name="ce3" table:formula="of:=[Hoja1.G96]" office:value-type="float" office:value="24258" calcext:value-type="float">
            <text:p>24258</text:p>
          </table:table-cell>
          <table:table-cell table:formula="of:=[Hoja1.H96]*30" office:value-type="float" office:value="30" calcext:value-type="float">
            <text:p>30</text:p>
          </table:table-cell>
          <table:table-cell table:formula="of:=[.L96]+[.N96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6]" office:value-type="float" office:value="0" calcext:value-type="float">
            <text:p>0</text:p>
          </table:table-cell>
          <table:table-cell table:formula="of:=[.M96]-[Hoja1.N96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6]" office:value-type="string" office:string-value="OV092" calcext:value-type="string">
            <text:p>OV092</text:p>
          </table:table-cell>
          <table:table-cell table:formula="of:=[Hoja1.A96]" office:value-type="string" office:string-value="0349" calcext:value-type="string">
            <text:p>0349</text:p>
          </table:table-cell>
          <table:table-cell office:value-type="float" office:value="0" calcext:value-type="float">
            <text:p>0</text:p>
          </table:table-cell>
          <table:table-cell table:formula="of:=SUM(30-DAY([.L96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6</text:p>
          </table:table-cell>
          <table:table-cell office:value-type="float" office:value="3" calcext:value-type="float">
            <text:p>3</text:p>
          </table:table-cell>
          <table:table-cell table:formula="of:=[Hoja1.B97]" office:value-type="string" office:string-value="37310433" calcext:value-type="string">
            <text:p>37310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7]" office:value-type="date" office:date-value="2015-12-02" calcext:value-type="date">
            <text:p>2015/12/02</text:p>
          </table:table-cell>
          <table:table-cell table:style-name="ce3" table:formula="of:=[Hoja1.G97]" office:value-type="float" office:value="24258" calcext:value-type="float">
            <text:p>24258</text:p>
          </table:table-cell>
          <table:table-cell table:formula="of:=[Hoja1.H97]*30" office:value-type="float" office:value="30" calcext:value-type="float">
            <text:p>30</text:p>
          </table:table-cell>
          <table:table-cell table:formula="of:=[.L97]+[.N97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7]" office:value-type="float" office:value="0" calcext:value-type="float">
            <text:p>0</text:p>
          </table:table-cell>
          <table:table-cell table:formula="of:=[.M97]-[Hoja1.N97]" office:value-type="float" office:value="24258" calcext:value-type="float">
            <text:p>24258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7]" office:value-type="string" office:string-value="OV093" calcext:value-type="string">
            <text:p>OV093</text:p>
          </table:table-cell>
          <table:table-cell table:formula="of:=[Hoja1.A97]" office:value-type="string" office:string-value="0355" calcext:value-type="string">
            <text:p>0355</text:p>
          </table:table-cell>
          <table:table-cell office:value-type="float" office:value="0" calcext:value-type="float">
            <text:p>0</text:p>
          </table:table-cell>
          <table:table-cell table:formula="of:=SUM(30-DAY([.L97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7</text:p>
          </table:table-cell>
          <table:table-cell office:value-type="float" office:value="3" calcext:value-type="float">
            <text:p>3</text:p>
          </table:table-cell>
          <table:table-cell table:formula="of:=[Hoja1.B98]" office:value-type="string" office:string-value="13356592" calcext:value-type="string">
            <text:p>13356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8]" office:value-type="date" office:date-value="2015-12-02" calcext:value-type="date">
            <text:p>2015/12/02</text:p>
          </table:table-cell>
          <table:table-cell table:style-name="ce3" table:formula="of:=[Hoja1.G98]" office:value-type="float" office:value="132000" calcext:value-type="float">
            <text:p>132000</text:p>
          </table:table-cell>
          <table:table-cell table:formula="of:=[Hoja1.H98]*30" office:value-type="float" office:value="90" calcext:value-type="float">
            <text:p>90</text:p>
          </table:table-cell>
          <table:table-cell table:formula="of:=[.L98]+[.N98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8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8]" office:value-type="float" office:value="0" calcext:value-type="float">
            <text:p>0</text:p>
          </table:table-cell>
          <table:table-cell table:formula="of:=[.M98]-[Hoja1.N98]" office:value-type="float" office:value="44000" calcext:value-type="float">
            <text:p>44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8]" office:value-type="string" office:string-value="15577" calcext:value-type="string">
            <text:p>15577</text:p>
          </table:table-cell>
          <table:table-cell table:formula="of:=[Hoja1.A98]" office:value-type="string" office:string-value="0181" calcext:value-type="string">
            <text:p>0181</text:p>
          </table:table-cell>
          <table:table-cell office:value-type="float" office:value="0" calcext:value-type="float">
            <text:p>0</text:p>
          </table:table-cell>
          <table:table-cell table:formula="of:=SUM(30-DAY([.L98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8</text:p>
          </table:table-cell>
          <table:table-cell office:value-type="float" office:value="3" calcext:value-type="float">
            <text:p>3</text:p>
          </table:table-cell>
          <table:table-cell table:formula="of:=[Hoja1.B99]" office:value-type="string" office:string-value="88142435" calcext:value-type="string">
            <text:p>88142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99]" office:value-type="date" office:date-value="2015-12-02" calcext:value-type="date">
            <text:p>2015/12/02</text:p>
          </table:table-cell>
          <table:table-cell table:style-name="ce3" table:formula="of:=[Hoja1.G99]" office:value-type="float" office:value="33000" calcext:value-type="float">
            <text:p>33000</text:p>
          </table:table-cell>
          <table:table-cell table:formula="of:=[Hoja1.H99]*30" office:value-type="float" office:value="90" calcext:value-type="float">
            <text:p>90</text:p>
          </table:table-cell>
          <table:table-cell table:formula="of:=[.L99]+[.N99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99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99]" office:value-type="float" office:value="0" calcext:value-type="float">
            <text:p>0</text:p>
          </table:table-cell>
          <table:table-cell table:formula="of:=[.M99]-[Hoja1.N99]" office:value-type="float" office:value="11000" calcext:value-type="float">
            <text:p>11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99]" office:value-type="string" office:string-value="15578" calcext:value-type="string">
            <text:p>15578</text:p>
          </table:table-cell>
          <table:table-cell table:formula="of:=[Hoja1.A99]" office:value-type="string" office:string-value="0051" calcext:value-type="string">
            <text:p>0051</text:p>
          </table:table-cell>
          <table:table-cell office:value-type="float" office:value="0" calcext:value-type="float">
            <text:p>0</text:p>
          </table:table-cell>
          <table:table-cell table:formula="of:=SUM(30-DAY([.L99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79</text:p>
          </table:table-cell>
          <table:table-cell office:value-type="float" office:value="3" calcext:value-type="float">
            <text:p>3</text:p>
          </table:table-cell>
          <table:table-cell table:formula="of:=[Hoja1.B100]" office:value-type="string" office:string-value="37182452" calcext:value-type="string">
            <text:p>37182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0]" office:value-type="date" office:date-value="2015-12-02" calcext:value-type="date">
            <text:p>2015/12/02</text:p>
          </table:table-cell>
          <table:table-cell table:style-name="ce3" table:formula="of:=[Hoja1.G100]" office:value-type="float" office:value="33000" calcext:value-type="float">
            <text:p>33000</text:p>
          </table:table-cell>
          <table:table-cell table:formula="of:=[Hoja1.H100]*30" office:value-type="float" office:value="90" calcext:value-type="float">
            <text:p>90</text:p>
          </table:table-cell>
          <table:table-cell table:formula="of:=[.L100]+[.N100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0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0]" office:value-type="float" office:value="0" calcext:value-type="float">
            <text:p>0</text:p>
          </table:table-cell>
          <table:table-cell table:formula="of:=[.M100]-[Hoja1.N100]" office:value-type="float" office:value="11000" calcext:value-type="float">
            <text:p>11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0]" office:value-type="string" office:string-value="15580" calcext:value-type="string">
            <text:p>15580</text:p>
          </table:table-cell>
          <table:table-cell table:formula="of:=[Hoja1.A100]" office:value-type="string" office:string-value="0309" calcext:value-type="string">
            <text:p>0309</text:p>
          </table:table-cell>
          <table:table-cell office:value-type="float" office:value="0" calcext:value-type="float">
            <text:p>0</text:p>
          </table:table-cell>
          <table:table-cell table:formula="of:=SUM(30-DAY([.L100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0</text:p>
          </table:table-cell>
          <table:table-cell office:value-type="float" office:value="3" calcext:value-type="float">
            <text:p>3</text:p>
          </table:table-cell>
          <table:table-cell table:formula="of:=[Hoja1.B101]" office:value-type="string" office:string-value="8674363" calcext:value-type="string">
            <text:p>8674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1]" office:value-type="date" office:date-value="2015-12-02" calcext:value-type="date">
            <text:p>2015/12/02</text:p>
          </table:table-cell>
          <table:table-cell table:style-name="ce3" table:formula="of:=[Hoja1.G101]" office:value-type="float" office:value="36400" calcext:value-type="float">
            <text:p>36400</text:p>
          </table:table-cell>
          <table:table-cell table:formula="of:=[Hoja1.H101]*30" office:value-type="float" office:value="30" calcext:value-type="float">
            <text:p>30</text:p>
          </table:table-cell>
          <table:table-cell table:formula="of:=[.L101]+[.N101]" office:value-type="date" office:date-value="2016-01-01" calcext:value-type="date">
            <text:p>2016/01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1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1]" office:value-type="float" office:value="0" calcext:value-type="float">
            <text:p>0</text:p>
          </table:table-cell>
          <table:table-cell table:formula="of:=[.M101]-[Hoja1.N101]" office:value-type="float" office:value="36400" calcext:value-type="float">
            <text:p>364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1]" office:value-type="string" office:string-value="16066" calcext:value-type="string">
            <text:p>16066</text:p>
          </table:table-cell>
          <table:table-cell table:formula="of:=[Hoja1.A101]" office:value-type="string" office:string-value="0008" calcext:value-type="string">
            <text:p>0008</text:p>
          </table:table-cell>
          <table:table-cell office:value-type="float" office:value="0" calcext:value-type="float">
            <text:p>0</text:p>
          </table:table-cell>
          <table:table-cell table:formula="of:=SUM(30-DAY([.L101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2</text:p>
          </table:table-cell>
          <table:table-cell office:value-type="float" office:value="3" calcext:value-type="float">
            <text:p>3</text:p>
          </table:table-cell>
          <table:table-cell table:formula="of:=[Hoja1.B102]" office:value-type="string" office:string-value="37322419" calcext:value-type="string">
            <text:p>37322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2]" office:value-type="date" office:date-value="2015-12-02" calcext:value-type="date">
            <text:p>2015/12/02</text:p>
          </table:table-cell>
          <table:table-cell table:style-name="ce3" table:formula="of:=[Hoja1.G102]" office:value-type="float" office:value="78000" calcext:value-type="float">
            <text:p>78000</text:p>
          </table:table-cell>
          <table:table-cell table:formula="of:=[Hoja1.H102]*30" office:value-type="float" office:value="90" calcext:value-type="float">
            <text:p>90</text:p>
          </table:table-cell>
          <table:table-cell table:formula="of:=[.L102]+[.N102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2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2]" office:value-type="float" office:value="0" calcext:value-type="float">
            <text:p>0</text:p>
          </table:table-cell>
          <table:table-cell table:formula="of:=[.M102]-[Hoja1.N102]" office:value-type="float" office:value="26000" calcext:value-type="float">
            <text:p>260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2]" office:value-type="string" office:string-value="13948" calcext:value-type="string">
            <text:p>13948</text:p>
          </table:table-cell>
          <table:table-cell table:formula="of:=[Hoja1.A102]" office:value-type="string" office:string-value="0021" calcext:value-type="string">
            <text:p>0021</text:p>
          </table:table-cell>
          <table:table-cell office:value-type="float" office:value="0" calcext:value-type="float">
            <text:p>0</text:p>
          </table:table-cell>
          <table:table-cell table:formula="of:=SUM(30-DAY([.L102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3</text:p>
          </table:table-cell>
          <table:table-cell office:value-type="float" office:value="3" calcext:value-type="float">
            <text:p>3</text:p>
          </table:table-cell>
          <table:table-cell table:formula="of:=[Hoja1.B103]" office:value-type="string" office:string-value="60264131" calcext:value-type="string">
            <text:p>60264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3]" office:value-type="date" office:date-value="2015-12-02" calcext:value-type="date">
            <text:p>2015/12/02</text:p>
          </table:table-cell>
          <table:table-cell table:style-name="ce3" table:formula="of:=[Hoja1.G103]" office:value-type="float" office:value="158000" calcext:value-type="float">
            <text:p>158000</text:p>
          </table:table-cell>
          <table:table-cell table:formula="of:=[Hoja1.H103]*30" office:value-type="float" office:value="90" calcext:value-type="float">
            <text:p>90</text:p>
          </table:table-cell>
          <table:table-cell table:formula="of:=[.L103]+[.N103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3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3]" office:value-type="float" office:value="0" calcext:value-type="float">
            <text:p>0</text:p>
          </table:table-cell>
          <table:table-cell table:formula="of:=[.M103]-[Hoja1.N103]" office:value-type="float" office:value="52667" calcext:value-type="float">
            <text:p>52667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3]" office:value-type="string" office:string-value="21581" calcext:value-type="string">
            <text:p>21581</text:p>
          </table:table-cell>
          <table:table-cell table:formula="of:=[Hoja1.A103]" office:value-type="string" office:string-value="0291" calcext:value-type="string">
            <text:p>0291</text:p>
          </table:table-cell>
          <table:table-cell office:value-type="float" office:value="0" calcext:value-type="float">
            <text:p>0</text:p>
          </table:table-cell>
          <table:table-cell table:formula="of:=SUM(30-DAY([.L103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4</text:p>
          </table:table-cell>
          <table:table-cell office:value-type="float" office:value="3" calcext:value-type="float">
            <text:p>3</text:p>
          </table:table-cell>
          <table:table-cell table:formula="of:=[Hoja1.B104]" office:value-type="string" office:string-value="39014811" calcext:value-type="string">
            <text:p>39014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4]" office:value-type="date" office:date-value="2015-12-02" calcext:value-type="date">
            <text:p>2015/12/02</text:p>
          </table:table-cell>
          <table:table-cell table:style-name="ce3" table:formula="of:=[Hoja1.G104]" office:value-type="float" office:value="149100" calcext:value-type="float">
            <text:p>149100</text:p>
          </table:table-cell>
          <table:table-cell table:formula="of:=[Hoja1.H104]*30" office:value-type="float" office:value="90" calcext:value-type="float">
            <text:p>90</text:p>
          </table:table-cell>
          <table:table-cell table:formula="of:=[.L104]+[.N104]" office:value-type="date" office:date-value="2016-03-01" calcext:value-type="date">
            <text:p>2016/03/01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4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4]" office:value-type="float" office:value="0" calcext:value-type="float">
            <text:p>0</text:p>
          </table:table-cell>
          <table:table-cell table:formula="of:=[.M104]-[Hoja1.N104]" office:value-type="float" office:value="49700" calcext:value-type="float">
            <text:p>4970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4]" office:value-type="string" office:string-value="12191" calcext:value-type="string">
            <text:p>12191</text:p>
          </table:table-cell>
          <table:table-cell table:formula="of:=[Hoja1.A104]" office:value-type="string" office:string-value="0045" calcext:value-type="string">
            <text:p>0045</text:p>
          </table:table-cell>
          <table:table-cell office:value-type="float" office:value="0" calcext:value-type="float">
            <text:p>0</text:p>
          </table:table-cell>
          <table:table-cell table:formula="of:=SUM(30-DAY([.L104])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7</text:p>
          </table:table-cell>
          <table:table-cell office:value-type="float" office:value="3" calcext:value-type="float">
            <text:p>3</text:p>
          </table:table-cell>
          <table:table-cell table:formula="of:=[Hoja1.B105]" office:value-type="string" office:string-value="37321606" calcext:value-type="string">
            <text:p>3732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5]" office:value-type="date" office:date-value="2015-12-03" calcext:value-type="date">
            <text:p>2015/12/03</text:p>
          </table:table-cell>
          <table:table-cell table:style-name="ce3" table:formula="of:=[Hoja1.G105]" office:value-type="float" office:value="100000" calcext:value-type="float">
            <text:p>100000</text:p>
          </table:table-cell>
          <table:table-cell table:formula="of:=[Hoja1.H105]*30" office:value-type="float" office:value="90" calcext:value-type="float">
            <text:p>90</text:p>
          </table:table-cell>
          <table:table-cell table:formula="of:=[.L105]+[.N105]" office:value-type="date" office:date-value="2016-03-02" calcext:value-type="date">
            <text:p>2016/03/02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5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5]" office:value-type="float" office:value="0" calcext:value-type="float">
            <text:p>0</text:p>
          </table:table-cell>
          <table:table-cell table:formula="of:=[.M105]-[Hoja1.N105]" office:value-type="float" office:value="33333" calcext:value-type="float">
            <text:p>33333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5]" office:value-type="string" office:string-value="13659" calcext:value-type="string">
            <text:p>13659</text:p>
          </table:table-cell>
          <table:table-cell table:formula="of:=[Hoja1.A105]" office:value-type="string" office:string-value="0106" calcext:value-type="string">
            <text:p>0106</text:p>
          </table:table-cell>
          <table:table-cell office:value-type="float" office:value="0" calcext:value-type="float">
            <text:p>0</text:p>
          </table:table-cell>
          <table:table-cell table:formula="of:=SUM(30-DAY([.L105])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8</text:p>
          </table:table-cell>
          <table:table-cell office:value-type="float" office:value="3" calcext:value-type="float">
            <text:p>3</text:p>
          </table:table-cell>
          <table:table-cell table:formula="of:=[Hoja1.B106]" office:value-type="string" office:string-value="8674363" calcext:value-type="string">
            <text:p>86743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6]" office:value-type="date" office:date-value="2015-12-11" calcext:value-type="date">
            <text:p>2015/12/11</text:p>
          </table:table-cell>
          <table:table-cell table:style-name="ce3" table:formula="of:=[Hoja1.G106]" office:value-type="float" office:value="20000000" calcext:value-type="float">
            <text:p>20000000</text:p>
          </table:table-cell>
          <table:table-cell table:formula="of:=[Hoja1.H106]*30" office:value-type="float" office:value="1800" calcext:value-type="float">
            <text:p>1800</text:p>
          </table:table-cell>
          <table:table-cell table:formula="of:=[.L106]+[.N106]" office:value-type="date" office:date-value="2020-11-14" calcext:value-type="date">
            <text:p>2020/11/14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6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6]" office:value-type="float" office:value="482121" calcext:value-type="float">
            <text:p>482121</text:p>
          </table:table-cell>
          <table:table-cell table:formula="of:=[.M106]-[Hoja1.N106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6]" office:value-type="string" office:string-value="KE1047" calcext:value-type="string">
            <text:p>KE1047</text:p>
          </table:table-cell>
          <table:table-cell table:formula="of:=[Hoja1.A106]" office:value-type="string" office:string-value="0008" calcext:value-type="string">
            <text:p>0008</text:p>
          </table:table-cell>
          <table:table-cell office:value-type="float" office:value="0" calcext:value-type="float">
            <text:p>0</text:p>
          </table:table-cell>
          <table:table-cell table:formula="of:=SUM(30-DAY([.L106])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89</text:p>
          </table:table-cell>
          <table:table-cell office:value-type="float" office:value="3" calcext:value-type="float">
            <text:p>3</text:p>
          </table:table-cell>
          <table:table-cell table:formula="of:=[Hoja1.B107]" office:value-type="string" office:string-value="37310433" calcext:value-type="string">
            <text:p>373104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7]" office:value-type="date" office:date-value="2015-12-14" calcext:value-type="date">
            <text:p>2015/12/14</text:p>
          </table:table-cell>
          <table:table-cell table:style-name="ce3" table:formula="of:=[Hoja1.G107]" office:value-type="float" office:value="2500000" calcext:value-type="float">
            <text:p>2500000</text:p>
          </table:table-cell>
          <table:table-cell table:formula="of:=[Hoja1.H107]*30" office:value-type="float" office:value="720" calcext:value-type="float">
            <text:p>720</text:p>
          </table:table-cell>
          <table:table-cell table:formula="of:=[.L107]+[.N107]" office:value-type="date" office:date-value="2017-12-03" calcext:value-type="date">
            <text:p>2017/12/03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7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7]" office:value-type="float" office:value="121931" calcext:value-type="float">
            <text:p>121931</text:p>
          </table:table-cell>
          <table:table-cell table:formula="of:=[.M107]-[Hoja1.N107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7]" office:value-type="string" office:string-value="KE1054" calcext:value-type="string">
            <text:p>KE1054</text:p>
          </table:table-cell>
          <table:table-cell table:formula="of:=[Hoja1.A107]" office:value-type="string" office:string-value="0355" calcext:value-type="string">
            <text:p>0355</text:p>
          </table:table-cell>
          <table:table-cell office:value-type="float" office:value="0" calcext:value-type="float">
            <text:p>0</text:p>
          </table:table-cell>
          <table:table-cell table:formula="of:=SUM(30-DAY([.L107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90</text:p>
          </table:table-cell>
          <table:table-cell office:value-type="float" office:value="3" calcext:value-type="float">
            <text:p>3</text:p>
          </table:table-cell>
          <table:table-cell table:formula="of:=[Hoja1.B108]" office:value-type="string" office:string-value="13363582" calcext:value-type="string">
            <text:p>1336358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8]" office:value-type="date" office:date-value="2015-12-14" calcext:value-type="date">
            <text:p>2015/12/14</text:p>
          </table:table-cell>
          <table:table-cell table:style-name="ce3" table:formula="of:=[Hoja1.G108]" office:value-type="float" office:value="1600000" calcext:value-type="float">
            <text:p>1600000</text:p>
          </table:table-cell>
          <table:table-cell table:formula="of:=[Hoja1.H108]*30" office:value-type="float" office:value="360" calcext:value-type="float">
            <text:p>360</text:p>
          </table:table-cell>
          <table:table-cell table:formula="of:=[.L108]+[.N108]" office:value-type="date" office:date-value="2016-12-08" calcext:value-type="date">
            <text:p>2016/12/0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8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8]" office:value-type="float" office:value="142158" calcext:value-type="float">
            <text:p>142158</text:p>
          </table:table-cell>
          <table:table-cell table:formula="of:=[.M108]-[Hoja1.N108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8]" office:value-type="string" office:string-value="KE1055" calcext:value-type="string">
            <text:p>KE1055</text:p>
          </table:table-cell>
          <table:table-cell table:formula="of:=[Hoja1.A108]" office:value-type="string" office:string-value="0019" calcext:value-type="string">
            <text:p>0019</text:p>
          </table:table-cell>
          <table:table-cell office:value-type="float" office:value="0" calcext:value-type="float">
            <text:p>0</text:p>
          </table:table-cell>
          <table:table-cell table:formula="of:=SUM(30-DAY([.L108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91</text:p>
          </table:table-cell>
          <table:table-cell office:value-type="float" office:value="3" calcext:value-type="float">
            <text:p>3</text:p>
          </table:table-cell>
          <table:table-cell table:formula="of:=[Hoja1.B109]" office:value-type="string" office:string-value="37317368" calcext:value-type="string">
            <text:p>373173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09]" office:value-type="date" office:date-value="2015-12-14" calcext:value-type="date">
            <text:p>2015/12/14</text:p>
          </table:table-cell>
          <table:table-cell table:style-name="ce3" table:formula="of:=[Hoja1.G109]" office:value-type="float" office:value="4000000" calcext:value-type="float">
            <text:p>4000000</text:p>
          </table:table-cell>
          <table:table-cell table:formula="of:=[Hoja1.H109]*30" office:value-type="float" office:value="1800" calcext:value-type="float">
            <text:p>1800</text:p>
          </table:table-cell>
          <table:table-cell table:formula="of:=[.L109]+[.N109]" office:value-type="date" office:date-value="2020-11-17" calcext:value-type="date">
            <text:p>2020/11/17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09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09]" office:value-type="float" office:value="96424" calcext:value-type="float">
            <text:p>96424</text:p>
          </table:table-cell>
          <table:table-cell table:formula="of:=[.M109]-[Hoja1.N109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09]" office:value-type="string" office:string-value="KE1056" calcext:value-type="string">
            <text:p>KE1056</text:p>
          </table:table-cell>
          <table:table-cell table:formula="of:=[Hoja1.A109]" office:value-type="string" office:string-value="0310" calcext:value-type="string">
            <text:p>0310</text:p>
          </table:table-cell>
          <table:table-cell office:value-type="float" office:value="0" calcext:value-type="float">
            <text:p>0</text:p>
          </table:table-cell>
          <table:table-cell table:formula="of:=SUM(30-DAY([.L109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92</text:p>
          </table:table-cell>
          <table:table-cell office:value-type="float" office:value="3" calcext:value-type="float">
            <text:p>3</text:p>
          </table:table-cell>
          <table:table-cell table:formula="of:=[Hoja1.B110]" office:value-type="string" office:string-value="88278300" calcext:value-type="string">
            <text:p>882783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10]" office:value-type="date" office:date-value="2015-12-14" calcext:value-type="date">
            <text:p>2015/12/14</text:p>
          </table:table-cell>
          <table:table-cell table:style-name="ce3" table:formula="of:=[Hoja1.G110]" office:value-type="float" office:value="1200000" calcext:value-type="float">
            <text:p>1200000</text:p>
          </table:table-cell>
          <table:table-cell table:formula="of:=[Hoja1.H110]*30" office:value-type="float" office:value="360" calcext:value-type="float">
            <text:p>360</text:p>
          </table:table-cell>
          <table:table-cell table:formula="of:=[.L110]+[.N110]" office:value-type="date" office:date-value="2016-12-08" calcext:value-type="date">
            <text:p>2016/12/0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10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10]" office:value-type="float" office:value="106619" calcext:value-type="float">
            <text:p>106619</text:p>
          </table:table-cell>
          <table:table-cell table:formula="of:=[.M110]-[Hoja1.N110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10]" office:value-type="string" office:string-value="KE1057" calcext:value-type="string">
            <text:p>KE1057</text:p>
          </table:table-cell>
          <table:table-cell table:formula="of:=[Hoja1.A110]" office:value-type="string" office:string-value="0285" calcext:value-type="string">
            <text:p>0285</text:p>
          </table:table-cell>
          <table:table-cell office:value-type="float" office:value="0" calcext:value-type="float">
            <text:p>0</text:p>
          </table:table-cell>
          <table:table-cell table:formula="of:=SUM(30-DAY([.L110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0017993</text:p>
          </table:table-cell>
          <table:table-cell office:value-type="float" office:value="3" calcext:value-type="float">
            <text:p>3</text:p>
          </table:table-cell>
          <table:table-cell table:formula="of:=[Hoja1.B111]" office:value-type="string" office:string-value="13359544" calcext:value-type="string">
            <text:p>133595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formula="of:=[Hoja1.D111]" office:value-type="date" office:date-value="2015-12-14" calcext:value-type="date">
            <text:p>2015/12/14</text:p>
          </table:table-cell>
          <table:table-cell table:style-name="ce3" table:formula="of:=[Hoja1.G111]" office:value-type="float" office:value="1000000" calcext:value-type="float">
            <text:p>1000000</text:p>
          </table:table-cell>
          <table:table-cell table:formula="of:=[Hoja1.H111]*30" office:value-type="float" office:value="360" calcext:value-type="float">
            <text:p>360</text:p>
          </table:table-cell>
          <table:table-cell table:formula="of:=[.L111]+[.N111]" office:value-type="date" office:date-value="2016-12-08" calcext:value-type="date">
            <text:p>2016/12/08</text:p>
          </table:table-cell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style-name="ce4" table:formula="of:=[Hoja1.S111]" office:value-type="float" office:value="0" calcext:value-type="float">
            <text:p>0,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Hoja1.I111]" office:value-type="float" office:value="90542" calcext:value-type="float">
            <text:p>90542</text:p>
          </table:table-cell>
          <table:table-cell table:formula="of:=[.M111]-[Hoja1.N111]" office:value-type="float" office:value="0" calcext:value-type="float">
            <text:p>0</text:p>
          </table:table-cell>
          <table:table-cell table:number-columns-repeated="2" office:value-type="date" office:date-value="2015-12-30" calcext:value-type="date">
            <text:p>2015/12/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DOR</text:p>
          </table:table-cell>
          <table:table-cell table:formula="of:=[Hoja1.E111]" office:value-type="string" office:string-value="KE1061" calcext:value-type="string">
            <text:p>KE1061</text:p>
          </table:table-cell>
          <table:table-cell table:formula="of:=[Hoja1.A111]" office:value-type="string" office:string-value="0327" calcext:value-type="string">
            <text:p>0327</text:p>
          </table:table-cell>
          <table:table-cell office:value-type="float" office:value="0" calcext:value-type="float">
            <text:p>0</text:p>
          </table:table-cell>
          <table:table-cell table:formula="of:=SUM(30-DAY([.L111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464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Hoja3" table:style-name="ta1">
        <table:table-column table:style-name="co13" table:number-columns-repeated="2" table:default-cell-style-name="ce1"/>
        <table:table-column table:style-name="co13" table:default-cell-style-name="Default"/>
        <table:table-row table:style-name="ro1">
          <table:table-cell table:style-name="Default" office:value-type="string" calcext:value-type="string">
            <text:p>CODIGO</text:p>
          </table:table-cell>
          <table:table-cell table:style-name="Default" office:value-type="string" calcext:value-type="string">
            <text:p>ID_LINEA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141105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DITOS ORDINARIOS</text:p>
          </table:table-cell>
        </table:table-row>
        <table:table-row table:style-name="ro1">
          <table:table-cell office:value-type="string" calcext:value-type="string">
            <text:p>1411050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DITOS EMERGENTES</text:p>
          </table:table-cell>
        </table:table-row>
        <table:table-row table:style-name="ro1">
          <table:table-cell office:value-type="string" calcext:value-type="string">
            <text:p>1411050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DITOS PASEO</text:p>
          </table:table-cell>
        </table:table-row>
        <table:table-row table:style-name="ro1">
          <table:table-cell office:value-type="string" calcext:value-type="string">
            <text:p>1411050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DITOS PARA ELECTRODOMESTICOS</text:p>
          </table:table-cell>
        </table:table-row>
        <table:table-row table:style-name="ro1">
          <table:table-cell office:value-type="string" calcext:value-type="string">
            <text:p>14110507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DITOS PARA EDUCACI¢N</text:p>
          </table:table-cell>
        </table:table-row>
        <table:table-row table:style-name="ro1">
          <table:table-cell office:value-type="string" calcext:value-type="string">
            <text:p>1411050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DITO ESPECIAL</text:p>
          </table:table-cell>
        </table:table-row>
        <table:table-row table:style-name="ro1">
          <table:table-cell office:value-type="string" calcext:value-type="string">
            <text:p>14110507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DITO EXCEPCIONAL</text:p>
          </table:table-cell>
        </table:table-row>
        <table:table-row table:style-name="ro1">
          <table:table-cell office:value-type="string" calcext:value-type="string">
            <text:p>14110577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dinarios</text:p>
          </table:table-cell>
        </table:table-row>
        <table:table-row table:style-name="ro1">
          <table:table-cell office:value-type="string" calcext:value-type="string">
            <text:p>14110577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ergentes</text:p>
          </table:table-cell>
        </table:table-row>
        <table:table-row table:style-name="ro1">
          <table:table-cell office:value-type="string" calcext:value-type="string">
            <text:p>14110577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eo</text:p>
          </table:table-cell>
        </table:table-row>
        <table:table-row table:style-name="ro1">
          <table:table-cell office:value-type="string" calcext:value-type="string">
            <text:p>14110577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ectrodomesticos</text:p>
          </table:table-cell>
        </table:table-row>
        <table:table-row table:style-name="ro1">
          <table:table-cell office:value-type="string" calcext:value-type="string">
            <text:p>14110577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ducación</text:p>
          </table:table-cell>
        </table:table-row>
        <table:table-row table:style-name="ro1">
          <table:table-cell office:value-type="string" calcext:value-type="string">
            <text:p>141105776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cial</text:p>
          </table:table-cell>
        </table:table-row>
        <table:table-row table:style-name="ro1">
          <table:table-cell office:value-type="string" calcext:value-type="string">
            <text:p>1411057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 epcional</text:p>
          </table:table-cell>
        </table:table-row>
        <table:table-row table:style-name="ro1">
          <table:table-cell office:value-type="string" calcext:value-type="string">
            <text:p>1605956841</text:p>
          </table:table-cell>
          <table:table-cell table:style-name="ce7" office:value-type="string" calcext:value-type="string">
            <text:p>15</text:p>
          </table:table-cell>
          <table:table-cell office:value-type="string" calcext:value-type="string">
            <text:p>SUMINISTROS PROVEEDORES</text:p>
          </table:table-cell>
        </table:table-row>
        <table:table-row table:style-name="ro1">
          <table:table-cell office:value-type="string" calcext:value-type="string">
            <text:p>1605957761</text:p>
          </table:table-cell>
          <table:table-cell table:style-name="ce7" office:value-type="string" calcext:value-type="string">
            <text:p>16</text:p>
          </table:table-cell>
          <table:table-cell office:value-type="string" calcext:value-type="string">
            <text:p>Suminis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7" loext:min-decimal-places="7" number:min-integer-digits="1"/>
    </number:number-style>
    <number:date-style style:name="N108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20:49:28.171000000</dc:date>
    <meta:editing-duration>PT47M44S</meta:editing-duration>
    <meta:editing-cycles>3</meta:editing-cycles>
    <meta:generator>LibreOffice/5.0.3.2$Windows_X86_64 LibreOffice_project/e5f16313668ac592c1bfb310f4390624e3dbfb75</meta:generator>
    <meta:document-statistic meta:table-count="3" meta:cell-count="6311" meta:object-count="0"/>
  </office:meta>
</office:document-meta>
</file>